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atha" svg:font-family="Latha"/>
    <style:font-face style:name="Tahoma1" svg:font-family="Tahoma"/>
    <style:font-face style:name="Doulos SIL" svg:font-family="'Doulos SIL'" style:font-adornments="Regular" style:font-pitch="variable"/>
    <style:font-face style:name="Kartika" svg:font-family="Kartik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h \mt \s \vt" text:name="LTc_SFM_Markers"/>
        <text:user-field-decl office:value-type="string" office:string-value="MalUniToTam" text:name="LTc_ConverterName"/>
        <text:user-field-decl office:value-type="string" office:string-value="0" text:name="LTc_ConvDirectionFw"/>
        <text:user-field-decl office:value-type="string" office:string-value="0" text:name="LTc_ConvNormalize"/>
        <text:user-field-decl office:value-type="string" office:string-value="SFMs" text:name="LTc_WhichScope"/>
        <text:user-field-decl office:value-type="string" office:string-value="NoChange" text:name="LTc_WhichTarget"/>
        <text:user-field-decl office:value-type="string" office:string-value="" text:name="LTc_ScopeParaStyle"/>
        <text:user-field-decl office:value-type="string" office:string-value="" text:name="LTc_ScopeCharStyle"/>
        <text:user-field-decl office:value-type="string" office:string-value="" text:name="LTc_ScopeFont"/>
        <text:user-field-decl office:value-type="string" office:string-value="" text:name="LTc_TargetParaStyle"/>
        <text:user-field-decl office:value-type="string" office:string-value="" text:name="LTc_TargetCharStyle"/>
        <text:user-field-decl office:value-type="string" office:string-value="0" text:name="LTc_MatchLimit"/>
      </text:user-field-decls>
      <text:p text:style-name="Preformatted_20_Text">\rcrd MRK 0</text:p>
      <text:p text:style-name="Preformatted_20_Text">\id MRK</text:p>
      <text:p text:style-name="Malayalam">\h மாற்‍‍குங்‍கவ எழுதின நல்‍ல சேதி</text:p>
      <text:p text:style-name="Preformatted_20_Text">\mt மாற்‍‍குங்‍கவ எழுதின நல்‍ல சேதி</text:p>
      <text:p text:style-name="Preformatted_20_Text">\rcrd MRK 1</text:p>
      <text:p text:style-name="Preformatted_20_Text">\c 1</text:p>
      <text:p text:style-name="Preformatted_20_Text">\s திருமுழுக்கு யோவானுது போதனெ</text:p>
      <text:p text:style-name="Preformatted_20_Text">\p</text:p>
      <text:p text:style-name="Preformatted_20_Text">\vref MRK.1:1</text:p>
      <text:p text:style-name="Preformatted_20_Text">\v 1</text:p>
      <text:p text:style-name="Preformatted_20_Text">\vt கடவுளுது மகனான ஏசு கிருஸ்துனெ பத்தின நல்ல சேதிது <text:s/>தொவக்க.</text:p>
      <text:p text:style-name="Preformatted_20_Text">\pm</text:p>
      <text:p text:style-name="Preformatted_20_Text">\vref MRK.1:2</text:p>
      <text:p text:style-name="Preformatted_20_Text">\v 2</text:p>
      <text:p text:style-name="Preformatted_20_Text">\vt "இதே எத்து தூதுவனான யோவானெ நினுக்கு முந்துக்கே அனுப்பி வுடுகே,அவ நினுக்கு முந்துக்கு போயி, நினுக்கு வெய்யே செரிபண்ணுவ அச்சாந்துமு,</text:p>
      <text:p text:style-name="Preformatted_20_Text">\vref MRK.1:3</text:p>
      <text:p text:style-name="Preformatted_20_Text">\v 3</text:p>
      <text:p text:style-name="Preformatted_20_Text">\vt ஆண்டவனுக்கு வெய்யெ செரி பண்ணி, அவனுக்கு வெய்களெ நல்லாபண்ணீ-ந்து வெட்டெகாடுதி லெக்கவனுத்து ஜ/த்து கேக்குதுந்துமு, கடவுளுது வாக்குனெ சொல்லுகவனான ஏசாயா-ங்கவனுத்து பொ/க்குதி எழுதி கடக்கதெபோலெ."</text:p>
      <text:p text:style-name="Preformatted_20_Text">\p</text:p>
      <text:p text:style-name="Preformatted_20_Text">\vref MRK.1:4</text:p>
      <text:p text:style-name="Preformatted_20_Text">\v 4</text:p>
      <text:p text:style-name="Preformatted_20_Text">\vt யோவானு-ங்கவ வெட்டெ காடு பக்க திருமுழுக்கு கொடுத்து பாவ மன்னிக்கப்படுகாக்கு-ந்து மனசு மாறுகாக்கு ஏத்த திருமுழுக்குனெ பத்தி தனுக்கெ வந்திருந்தவருக்கு போதனெ பண்ணிக்குண்டு இருந்த.</text:p>
      <text:p text:style-name="Preformatted_20_Text">\vref MRK.1:5</text:p>
      <text:p text:style-name="Preformatted_20_Text">\v 5</text:p>
      <text:p text:style-name="Preformatted_20_Text">\vt ஆ நேரத்தி யூதேயா, எருசலேமுங்க நாடுதி இருக்கவரு யோவானுக்கே போயி தமுத்து பாவகளெ மனசார ஒத்துக்குண்டு யோர்தானு-ங்க கெரெதி அவனாலெ திருமுழுக்கு எடுத்தாரு.</text:p>
      <text:p text:style-name="Preformatted_20_Text">\vref MRK.1:6</text:p>
      <text:p text:style-name="Preformatted_20_Text">\v 6</text:p>
      <text:p text:style-name="Preformatted_20_Text">\vt யோவானு-ங்கவ ஒட்டக மெகுறுக்கெ செத உடுப்பு போட்டுறுந்த, தத்து இடுப்புக்கே தோலுக்கெ செத கச்செனெ கெட்டிருந்த, அவ <text:s/>முட்டுறினெமு மெலெதி கடக்க தேனெமு திந்து தத்து பசினெ தீத்த.</text:p>
      <text:p text:style-name="Preformatted_20_Text">\vref MRK.1:7</text:p>
      <text:p text:style-name="Preformatted_20_Text">\v 7</text:p>
      <text:p text:style-name="Preformatted_20_Text">\vt அதுமல்லாதே எனுக்கு பறகெ என்னெ வுட பெ/ல்லவ ஒருத்த வருக, அவனுத்து காலுதி கடக்க செருப்புது வாறுனெங்கூட களாட்டுகாக்கு நானு தகுதியானவ இல்லே.</text:p>
      <text:p text:style-name="Preformatted_20_Text">\vref MRK.1:8</text:p>
      <text:p text:style-name="Preformatted_20_Text">\v 8</text:p>
      <text:p text:style-name="Preformatted_20_Text">\vt நா நிம்மெ தண்ணிக்கெ முக்கி <text:s/>திருமுழுக்கு தந்தே ஆனா அவ நிமுக்கு பரிசுத்த ஆவினாலே திருமுழுக்கு தருவா-ந்து போதுத்த.</text:p>
      <text:p text:style-name="Preformatted_20_Text">\vref MRK.1:9</text:p>
      <text:p text:style-name="Preformatted_20_Text">\v 9</text:p>
      <text:p text:style-name="Preformatted_20_Text">\vt ஆ நாளுதி, ஏசு கலிலேயா-ங்க நாடுதி கடக்க நாசரேத்ங்க ஊருதிருந்து வந்து, யோர்தானு-ங்க கெரேதி யோவானு-ங்கவ திருமுழுக்கு கொடுத்துக்குண்டு இருக்காக்குள்ளே ஏசுமு அவனுக்கெ போயி திருமுழுக்கு எடுத்த.</text:p>
      <text:p text:style-name="Preformatted_20_Text">\vref MRK.1:10</text:p>
      <text:p text:style-name="Preformatted_20_Text">\v 10</text:p>
      <text:p text:style-name="Preformatted_20_Text">\vt ஏசு தண்ணிதிருந்து <text:s/>மேடேறினதுமு, வான அச்சமே தொறந்ததுனெமு, ஆங்கிருந்து <text:s/>பரிசுத்த ஆவியானவ புறாவெ போலே தனுக்கு மேலே வந்து றாங்குகதெமு கண்ட.</text:p>
      <text:p text:style-name="Preformatted_20_Text">\vref MRK.1:11</text:p>
      <text:p text:style-name="Preformatted_20_Text">\v 11</text:p>
      <text:p text:style-name="Preformatted_20_Text">\vt அதுமல்லாதே, ''நீ எத்து ஆசெ மக'', நினுக்கெ நானு பிரிய வெத்துருக்கே-ந்து வானத்திருந்து ஒரு கொரலு கேட்டுது.</text:p>
      <text:p text:style-name="Preformatted_20_Text">\vref MRK.1:12</text:p>
      <text:p text:style-name="Preformatted_20_Text">\v 12</text:p>
      <text:p text:style-name="Preformatted_20_Text">\vt அப்பத்தானே பரிசுத்த ஆவியானவ ஏசுனெ வெட்டெகாடுக்கெ போகாக்கு அவனுத்து உள்ளத்தி ஏவின.</text:p>
      <text:p text:style-name="Preformatted_20_Text">\vref MRK.1:13</text:p>
      <text:p text:style-name="Preformatted_20_Text"><text:soft-page-break/>\v 13</text:p>
      <text:p text:style-name="Preformatted_20_Text">\vt அவ ஆ வெட்டெகாடுதி நாப்பது நாளிருந்த., ஆ நாளுதி சாத்த அவனெ சோதிமெ செத, ஆங்கு சோலெதி இருக்க வேண்டுகளோடெ ஏசு இருந்த. ஆண்டவனுத்து தூதருக வந்து அவனுக்கு ஒதவிக <text:s/>பண்ணினாரு.</text:p>
      <text:p text:style-name="Preformatted_20_Text">\vref MRK.1:14</text:p>
      <text:p text:style-name="Preformatted_20_Text">\v 14</text:p>
      <text:p text:style-name="Preformatted_20_Text">\vt யோவானெ ஜயிலுக்கெ புடுத்து வெத்ததுமு, ஏசு கலிலேயா-ங்க ஊருக்கெ வந்து, கடவுளுது ராஜாங்கத்தெ பத்தின நல்லசேதினெ போதுத்து:</text:p>
      <text:p text:style-name="Preformatted_20_Text">\vref MRK.1:15</text:p>
      <text:p text:style-name="Preformatted_20_Text">\v 15</text:p>
      <text:p text:style-name="Preformatted_20_Text">\vt நாளாயித்துது, கடவுளுது ராஜாங்க நெருங்கி வருகுது., மனசுதிருந்தி, நல்லசேதினெ <text:s/>நம்பி-ந்த.</text:p>
      <text:p text:style-name="Preformatted_20_Text">\vref MRK.1:16</text:p>
      <text:p text:style-name="Preformatted_20_Text">\v 16</text:p>
      <text:p text:style-name="Preformatted_20_Text">\vt அவ கலிலேயா-ங்க கடலோரத்தி நடந்து போயிக்குண்டு இருக்காக்குள்ளே மீனு புடுத்துக்குண்டு இருந்த. சீமோனுமு, அவனுத்து தந்தாம்பி அந்திரேயாங்கவனுமு கடலுதி வெலெ வுட்டுக்குண்டு இருக்காக்குள்ளே அவரெ கண்ட.</text:p>
      <text:p text:style-name="Preformatted_20_Text">\vref MRK.1:17</text:p>
      <text:p text:style-name="Preformatted_20_Text">\v 17</text:p>
      <text:p text:style-name="Preformatted_20_Text">\vt ஏசு அவரெ பாத்து.,என்னோடெ வாயி, நானு நிம்மெ மனுசரெ புடிக்கவராயி மாத்துவே-ந்து சொன்ன.</text:p>
      <text:p text:style-name="Preformatted_20_Text">\vref MRK.1:18</text:p>
      <text:p text:style-name="Preformatted_20_Text">\v 18</text:p>
      <text:p text:style-name="Preformatted_20_Text">\vt அப்பாமே அவரு றண்டாளுமு தமுத்து வெலெகளெ வுட்டுட்டு, அவனோடே போனாரு.</text:p>
      <text:p text:style-name="Preformatted_20_Text">\vref MRK.1:19</text:p>
      <text:p text:style-name="Preformatted_20_Text">\v 19</text:p>
      <text:p text:style-name="Preformatted_20_Text">\vt பின்னேமு கொஞ்ச தூர அய்யடத்தெ வுட்டு போனதுமு, செபெதேயுது மக யாக்கோபுமு அவனுத்து தந்தாம்பி யோவானுமு பர்சாத்தி தமுத்து வெலெகளெ செரிப்பண்ணிக்குண்டு இருக்கதெ பாத்து.</text:p>
      <text:p text:style-name="Preformatted_20_Text">\vref MRK.1:20</text:p>
      <text:p text:style-name="Preformatted_20_Text">\v 20</text:p>
      <text:p text:style-name="Preformatted_20_Text">\vt ஒடனெ அவரேமு லெத்த., அவரு தமுத்து தந்தெ செபெதேயுங்கவனே கூலிக்காரரோடெ பர்சாத்துக்கேதானெ வுட்டுத்து, அவனுத்து பின்னுக்கு போனாரு.</text:p>
      <text:p text:style-name="Preformatted_20_Text">\vref MRK.1:21</text:p>
      <text:p text:style-name="Preformatted_20_Text">\v 21</text:p>
      <text:p text:style-name="Preformatted_20_Text">\vt அதுக்கு பறகே கப்பர்நகூமு-ங்க ஊருக்கே அவாரு போனாரு. சபாத்‍து நாளுதி ஏசு ஜெபகூரெக்கே போயி போதனெ பண்ணின.</text:p>
      <text:p text:style-name="Preformatted_20_Text">\vref MRK.1:22</text:p>
      <text:p text:style-name="Preformatted_20_Text">\v 22</text:p>
      <text:p text:style-name="Preformatted_20_Text">\vt அவ வேதசட்டத்தெ சொல்லுகவரெ போலெ போதனெ பண்ணாதே அதெவுட அதிகாரமுள்ளவனா அவருக்கு போதனெ பண்ணினதுனாலெ, அவனுத்து போதனெனெ கேட்டவருக றம்ப <text:s/>ஆசரியப்பட்டாருக.</text:p>
      <text:p text:style-name="Preformatted_20_Text">\vref MRK.1:23</text:p>
      <text:p text:style-name="Preformatted_20_Text">\v 23</text:p>
      <text:p text:style-name="Preformatted_20_Text">\vt ஆங்கு யூதருத்து ஜெப கூரெதி கெட்டஆவி புடுத்துறுந்த ஒருத்த இருந்த.</text:p>
      <text:p text:style-name="Preformatted_20_Text">\vref MRK.1:24</text:p>
      <text:p text:style-name="Preformatted_20_Text">\v 24</text:p>
      <text:p text:style-name="Preformatted_20_Text">\vt அவனெ புடுத்துறுந்த கெட்டஆவி அய்யோ'' நாசரேத்து ஊருக்காரனான ஏசுவே எமுக்குமு நினுக்குமு எனாது கடாக்குது? எம்மெ தீத்து கெட்டோனோ-ந்து வந்தாளா? நின்னே ஆருந்து எனுக்கு தெரிகு, நீ கடவுளுது பரிசுத்தமானவ-ந்து பெ/ல்லக்க கெ/ரேந்துது.</text:p>
      <text:p text:style-name="Preformatted_20_Text">\vref MRK.1:25</text:p>
      <text:p text:style-name="Preformatted_20_Text">\v 25</text:p>
      <text:p text:style-name="Preformatted_20_Text">\vt அதுக்கு ஏசு நீ பேசாதெ இவனெ வுட்டு வெளியெ போ-ந்து அதுனெ மெறேட்டின.</text:p>
      <text:p text:style-name="Preformatted_20_Text">\vref MRK.1:26</text:p>
      <text:p text:style-name="Preformatted_20_Text">\v 26</text:p>
      <text:p text:style-name="Preformatted_20_Text">\vt அப்பமே அவனெ புடுத்துறுந்த கெட்டஆவி அவனெ சின்னப்படுத்தி, பெ/ல்லக்க கெ-ரேந்து, அவனெவுட்டு வெளியெ போயித்துது.</text:p>
      <text:p text:style-name="Preformatted_20_Text">\vref MRK.1:27</text:p>
      <text:p text:style-name="Preformatted_20_Text">\v 27</text:p>
      <text:p text:style-name="Preformatted_20_Text">\vt இதெ பாத்தவருக எல்லாருமு ஆசரியப்பட்டு: இது எனாது? இவ சொல்லுக போதனெ புதுசா கடாக்குதே? கெட்டஆவிகளெ போ-ந்து அதிகாரம்பண்ணி சொல்லுகனெ, சொன்னது போலெ அதுக போகினமே-ந்து தமுக்குள்ளு பேசினாருக.</text:p>
      <text:p text:style-name="Preformatted_20_Text"><text:soft-page-break/>\vref MRK.1:28</text:p>
      <text:p text:style-name="Preformatted_20_Text">\v 28</text:p>
      <text:p text:style-name="Preformatted_20_Text">\vt இச்ச நடந்ததுனாலெ கலிலேயா-ங்க நாடே சுத்தி கடக்க எல்லா அடகளுத்திமு ஏசுனெ பத்தி றம்ப பெருமெயா பேசினாரு, றம்ப மெச்சினாரு.</text:p>
      <text:p text:style-name="Preformatted_20_Text">\vref MRK.1:29</text:p>
      <text:p text:style-name="Preformatted_20_Text">\v 29</text:p>
      <text:p text:style-name="Preformatted_20_Text">\vt ஏசுமு அவனுத்து சிசியருகமு ஜெபகூரெனெ வுட்டு வந்து, யாக்கோபோடெமு, யோவானோடெமு, சீமோன்துமு, அந்திரேயாங்கவனுத்துமு கூரேக்கெ போனாரு.</text:p>
      <text:p text:style-name="Preformatted_20_Text">\vref MRK.1:30</text:p>
      <text:p text:style-name="Preformatted_20_Text">\v 30</text:p>
      <text:p text:style-name="Preformatted_20_Text">\vt ஆங்கு சீமோனுது தமாமி பனி வந்து றம்ப முடியாதெ கடாந்துகுண்டு இருந்தா: இதுனெ அப்பமெ அவனுக்கெ சொன்னாரு.</text:p>
      <text:p text:style-name="Preformatted_20_Text">\vref MRK.1:31</text:p>
      <text:p text:style-name="Preformatted_20_Text">\v 31</text:p>
      <text:p text:style-name="Preformatted_20_Text">\vt ஏசு சீமோனுது தமாமி கடாந்துறுக்க அடாக்கெ போயி அவளுத்து கெய்யெ புடுத்து, அவளுனெ தூக்கின: அப்பமெ அவாளுத்து பனி வுட்டுத்துது அவா நல்லாயித்தா. பனி நல்லானதுமு அவா தத்து கூரேக்கெ வந்தவரெ உபசருத்தா.</text:p>
      <text:p text:style-name="Preformatted_20_Text">\p</text:p>
      <text:p text:style-name="Preformatted_20_Text">\vref MRK.1:32</text:p>
      <text:p text:style-name="Preformatted_20_Text">\v 32</text:p>
      <text:p text:style-name="Preformatted_20_Text">\vt அந்தியோடெ <text:s/>பொது வுந்ததுமு, நோவுக்காரரெமு, பேய் புடுத்தவரெமு ஜனக அவனுக்கெ கொண்டு வந்தாரு.</text:p>
      <text:p text:style-name="Preformatted_20_Text">\vref MRK.1:33</text:p>
      <text:p text:style-name="Preformatted_20_Text">\v 33</text:p>
      <text:p text:style-name="Preformatted_20_Text">\vt தாஸ்தியாளுக கூரெ வாச <text:s/>முந்துக்கு <text:s/>வந்து நெறேந்துட்டாரு,.</text:p>
      <text:p text:style-name="Preformatted_20_Text">\vref MRK.1:34</text:p>
      <text:p text:style-name="Preformatted_20_Text">\v 34</text:p>
      <text:p text:style-name="Preformatted_20_Text">\vt பல பல நோவுகனாலெ றம்ப கஸ்ட்ட பட்டுக்குண்டிருந்த எத்தனியோ ஆளுகளெ ஏசு நல்லாபண்ணின, பேய் புடுத்துறுந்தவருத்தி இருந்து பேய்களெமு முடுக்கி வுட்ட: பேய்க பேசுகாக்கு அவ வுடாலெ, எனாக்குந்தா ஏசுனெ ஆருந்து அதுக தெருந்து வெத்துறுந்தினா.</text:p>
      <text:p text:style-name="Preformatted_20_Text">\vref MRK.1:35</text:p>
      <text:p text:style-name="Preformatted_20_Text">\v 35</text:p>
      <text:p text:style-name="Preformatted_20_Text">\vt அவ வெடியகாலத்தி, பச பசாந்து வெடுந்து வருக றுட்டோடெ ஏந்து தனியா கடக்க ஒரு அடத்துக்கெ போன, ஆங்கு போயி அவ கடவுளுக்கெ வேண்டிக்குண்டு இருந்த.</text:p>
      <text:p text:style-name="Preformatted_20_Text">\vref MRK.1:36</text:p>
      <text:p text:style-name="Preformatted_20_Text">\v 36</text:p>
      <text:p text:style-name="Preformatted_20_Text">\vt சீமோனுமு அவனோடெ இருந்தவருகமு அவனெ பராந்து போனாரு,.</text:p>
      <text:p text:style-name="Preformatted_20_Text">\vref MRK.1:37</text:p>
      <text:p text:style-name="Preformatted_20_Text">\v 37</text:p>
      <text:p text:style-name="Preformatted_20_Text">\vt போயி கண்டு புடுத்ததுமு நின்னெ எல்லாருமு ஏங்கெ போனாந்து பராந்துகுண்டு இருக்காரு-ந்து சொன்னாரு.</text:p>
      <text:p text:style-name="Preformatted_20_Text">\vref MRK.1:38</text:p>
      <text:p text:style-name="Preformatted_20_Text">\v 38</text:p>
      <text:p text:style-name="Preformatted_20_Text">\vt அவாரு இச்சா சொன்னதுமு ஏசு அவருக்கெ: நானு வேறெ ஊருகளுக்கெமு போகொனோ ஆங்கு போயி கடவுளுது ராஜாங்கத்தெ பத்தின நல்ல சேதினெ சொல்லொனோ, வாயி ஆங்கெ போகிலா:, இதுக்கு வேண்டிதெ நானு வந்துறுக்கே-ந்து சொன்ன.</text:p>
      <text:p text:style-name="Preformatted_20_Text">\vref MRK.1:39</text:p>
      <text:p text:style-name="Preformatted_20_Text">\v 39</text:p>
      <text:p text:style-name="Preformatted_20_Text">\vt அதுக்கு பறகெ அவ கலிலேயா-ங்க நாடுக்கெ போயி ஆங்கு அவருத்து ஜெப கூரெகளுத்தி அவாருக்கு நல்ல சேதினெ போதுத்துக்குண்டு, பேய் புடுத்தவரெ நல்லாபண்ணிக்குண்டு இருந்த.</text:p>
      <text:p text:style-name="Preformatted_20_Text">\vref MRK.1:40</text:p>
      <text:p text:style-name="Preformatted_20_Text">\v 40</text:p>
      <text:p text:style-name="Preformatted_20_Text">\vt ஒரு நேரத்தி குஸ்ட்ட நோவுக்கார ஒருத்த ஏசுக்கெ வந்து, முட்டுங்காலு போட்டு: நீ நெனெத்தா என்னெ நல்லாபண்ண முடிகூ-ந்து வேண்டின.</text:p>
      <text:p text:style-name="Preformatted_20_Text">\vref MRK.1:41</text:p>
      <text:p text:style-name="Preformatted_20_Text">\v 41</text:p>
      <text:p text:style-name="Preformatted_20_Text">\vt ஏசு மனசு ராங்கி, தத்து கெய்யெ நீட்டி, அவனெ தொட்டு: நீ நல்லாகொனோ-ந்து நானு விரும்புகெ இப்பமெ நல்லாயிரு-ந்த.</text:p>
      <text:p text:style-name="Preformatted_20_Text">\vref MRK.1:42</text:p>
      <text:p text:style-name="Preformatted_20_Text"><text:soft-page-break/>\v 42</text:p>
      <text:p text:style-name="Preformatted_20_Text">\vt அச்சாந்து சொன்னதுமே, குஸ்ட்ட நோவு அவனெ வுட்டு,போனதுமு அவ நல்லாயித்த.</text:p>
      <text:p text:style-name="Preformatted_20_Text">\vref MRK.1:43</text:p>
      <text:p text:style-name="Preformatted_20_Text">\v 43</text:p>
      <text:p text:style-name="Preformatted_20_Text">\vt ஏசு அவனெ பாத்து:, நீ நல்லானதெ ஆருக்கெமு போயி சொல்லவாண்டா, நானு சொன்னதுதெ கேட்டுக்கோ:,</text:p>
      <text:p text:style-name="Preformatted_20_Text">\vref MRK.1:44</text:p>
      <text:p text:style-name="Preformatted_20_Text">\v 44</text:p>
      <text:p text:style-name="Preformatted_20_Text">\vt ஆனாலுமு நீ போயி, ஆலய குருவனுக்கெ நின்னெ காட்டி, நித்து நோவு நல்லானதுனாலெ, மோசே-ங்க கடவுளுது மனுச சொல்லிருக்க சட்டப்படியான காணிக்கெனெ அவனுக்கெ கொடு, நீ நல்லாயித்தாங்காக்கு இதுதே தெளிவூ-ந்து றம்ப உறுதியா சொல்லி,அப்பத்தானெ அவனெ போ-ந்து சொல்லி வுட்ட.</text:p>
      <text:p text:style-name="Preformatted_20_Text">\vref MRK.1:45</text:p>
      <text:p text:style-name="Preformatted_20_Text">\v 45</text:p>
      <text:p text:style-name="Preformatted_20_Text">\vt அவ எனா பண்ணினாந்தா போயி:, நடந்ததெ எல்லா தானு கண்ட எல்லாருக்கெமு சொல்லிவந்த. அவ இச்சா செதாதுனாலெ ஏசுக்கு அதிருக்க ஊருகளுக்கெ நேரடியா போகமுடியாதெ, ஆளுக தாஸ்த்தி இல்லாத தனிமெஆன அடகளுத்தி போயி தங்கிருந்த: அச்சா தனியா போயிஇருந்தாலுமு எல்லா தெசெதிமு இருந்து ஜனக அவனெ பராந்து அவனுக்கெ வந்தாரு.</text:p>
      <text:p text:style-name="Preformatted_20_Text">\rcrd MRK 2</text:p>
      <text:p text:style-name="Preformatted_20_Text">\c 2</text:p>
      <text:p text:style-name="Preformatted_20_Text">\p</text:p>
      <text:p text:style-name="Preformatted_20_Text">\p</text:p>
      <text:p text:style-name="Preformatted_20_Text">\vt கொஞ்ச நாளுக்கு பறகே <text:s/>அவாரு பின்னேமு கப்பர்நகூமுங்க நாடுக்கே போனாரு. அவ கூரேதி இருக்காங்க சேதி பரவினுது.</text:p>
      <text:p text:style-name="Preformatted_20_Text">\vref MRK.2:2</text:p>
      <text:p text:style-name="Preformatted_20_Text">\v 2</text:p>
      <text:p text:style-name="Preformatted_20_Text">\vt தாஸ்தி ஆளுக வந்து கூடினதுமு, கூரெ வாச முந்துக்குமு அட இல்லாதெ போயித்துது. அவ அவாருக்கு கடவுளுது வாக்குனெ போதுத்துக்குண்டு இருந்த.</text:p>
      <text:p text:style-name="Preformatted_20_Text">\vref MRK.2:3</text:p>
      <text:p text:style-name="Preformatted_20_Text">\v 3</text:p>
      <text:p text:style-name="Preformatted_20_Text">\vt ஆ நேரத்தி வாத நோவுக்கார ஒருத்தனெ நாலு ஆளுக தூக்கிகுண்டு ஏசுக்கே வந்தாரு.</text:p>
      <text:p text:style-name="Preformatted_20_Text">\vref MRK.2:4</text:p>
      <text:p text:style-name="Preformatted_20_Text">\v 4</text:p>
      <text:p text:style-name="Preformatted_20_Text">\vt ஜனக கூடியிருந்ததுனாலெ அவனெ பக்கக்கே கொண்டு <text:s/>போக முடியலெ. அதுனாலெ அவ இருந்த அடாக்கு மேலு கூரெது ஓடுனெ பிருத்து, வாத நோவுக்காரனெ படுக்கெனோடெ கீகே/ ராக்கினாரு.</text:p>
      <text:p text:style-name="Preformatted_20_Text">\vref MRK.2:5</text:p>
      <text:p text:style-name="Preformatted_20_Text">\v 5</text:p>
      <text:p text:style-name="Preformatted_20_Text">\vt ஏசு அவார்த்து நம்பிக்கெனெ கண்டு, <text:s/>வாத நோவுக்காரனுக்கெ, "மகனெ நித்து பாவத்தெ மன்னித்துத்தே-ந்து <text:s/>சொன்ன.</text:p>
      <text:p text:style-name="Preformatted_20_Text">\vref MRK.2:6</text:p>
      <text:p text:style-name="Preformatted_20_Text">\v 6</text:p>
      <text:p text:style-name="Preformatted_20_Text">\vt ஆங்கு குக்கி இருந்த வேத சட்டத்தெ சொல்லுகவருத்தி சிலரு, "இவ எனாக்கு <text:s/>இச்ச பேசிகுண்டு இருக்க?</text:p>
      <text:p text:style-name="Preformatted_20_Text">\vref MRK.2:7</text:p>
      <text:p text:style-name="Preformatted_20_Text">\v 7</text:p>
      <text:p text:style-name="Preformatted_20_Text">\vt இவ கடவுளெ பழித்து பேசுக, கடவுளு ஒருத்தனெ தவுர பாவத்தெ மன்னிக்காக்கு ஆருனாலெ முடிகு?"-ந்து மனசுதி எண்ணிக்குண்டு இருந்தாரு.</text:p>
      <text:p text:style-name="Preformatted_20_Text">\vref MRK.2:8</text:p>
      <text:p text:style-name="Preformatted_20_Text">\v 8</text:p>
      <text:p text:style-name="Preformatted_20_Text">\vt வேதத்தெ சொல்லுகவரு எனாது நெனெத்துகுண்டு <text:s/>இருக்காரு-ந்து பாத்த ஒடனே ஏசுக்கு தெருந்துத்துது. அதுனாலே ஏசு அவாருக்கே எனாக்கு இச்ச ஒசிக்கிதி?-ந்து கேட்ட.</text:p>
      <text:p text:style-name="Preformatted_20_Text">\vref MRK.2:9</text:p>
      <text:p text:style-name="Preformatted_20_Text">\v 9</text:p>
      <text:p text:style-name="Preformatted_20_Text">\vt நித்து பாவக நினுக்கு மன்னிக்கப்பட்டுத்துது-ந்து சொல்லுகதா? ஏந்து நித்து படுக்கெனெ எடுத்துகுண்டு போ-ந்து சொல்லுகதா? ஏது சுலபமா இருக்குது?</text:p>
      <text:p text:style-name="Preformatted_20_Text">\vref MRK.2:10</text:p>
      <text:p text:style-name="Preformatted_20_Text">\v 10</text:p>
      <text:p text:style-name="Preformatted_20_Text">\vt பூமிதி பாவகளெ மன்னிகாக்கு மனுசனா பறந்த எனுக்கு அதிகார இருக்குதுங்கதே நீவிரி தெரிந்துகுகோனோ.</text:p>
      <text:p text:style-name="Preformatted_20_Text">\vref MRK.2:11</text:p>
      <text:p text:style-name="Preformatted_20_Text"><text:soft-page-break/>\v 11</text:p>
      <text:p text:style-name="Preformatted_20_Text">\vt வாத நோவுக்காரனெ பாத்து நானு நினுக்கு சொல்லுகெ நீ ஏந்து நித்து படுக்கெனெ எடுத்துகுண்டு நித்து கூரெக்கே போ-ந்து சொன்ன.</text:p>
      <text:p text:style-name="Preformatted_20_Text">\vref MRK.2:12</text:p>
      <text:p text:style-name="Preformatted_20_Text">\v 12</text:p>
      <text:p text:style-name="Preformatted_20_Text">\vt அ நேரத்தி அவ ஏந்து ஒடனெ தத்து படுக்கெனெ எடுத்துகுண்டு எல்லாருக்கு முந்துக்கு போன. அப்ப எல்லாருமு <text:s/>ஆசரியபட்டாரு. நாமு ஒரு நாளுமு இச்ச கண்டதே இல்லே-ந்து சொல்லி கடவுளெ மகிமெபடுத்தினாரு.</text:p>
      <text:p text:style-name="Preformatted_20_Text">\vref MRK.2:13</text:p>
      <text:p text:style-name="Preformatted_20_Text">\v 13</text:p>
      <text:p text:style-name="Preformatted_20_Text">\vt ஏசு பின்னேமு கடலு பக்க போன. அப்ப ஜனக எல்லாருமு அவனுக்கே வந்தாரு. அவாருக்கு வேதத்தே பத்தி சொன்ன.</text:p>
      <text:p text:style-name="Preformatted_20_Text">\vref MRK.2:14</text:p>
      <text:p text:style-name="Preformatted_20_Text">\v 14</text:p>
      <text:p text:style-name="Preformatted_20_Text">\vt அவ நடந்து போகக்குள்ளே அல்பேயுங்கவனுத்து மக லேவி சுங்க வரி வாங்குக அடத்தி குக்கி இருக்கதே பாத்த. எனக்கு பின்னுக்கு வா-ந்து சொன்ன. அவனுமு ஏந்து அவனுக்கு பின்னுக்கு போன.</text:p>
      <text:p text:style-name="Preformatted_20_Text">\vref MRK.2:15</text:p>
      <text:p text:style-name="Preformatted_20_Text">\v 15</text:p>
      <text:p text:style-name="Preformatted_20_Text">\vt அப்ப அவனுத்து கூரேதி பந்திதி குக்கி இருக்கபோது சுங்க வரி வாங்குகவருமு , பாவிக எல்லாருமு <text:s text:c="2"/>சிசியருமு ஏசுவோடெ பந்திதி இருந்தாரு. ஆனா இவார்த்தி பலரு ஏசுது பின்னுக்கு போனவருக/.</text:p>
      <text:p text:style-name="Preformatted_20_Text">\vref MRK.2:16</text:p>
      <text:p text:style-name="Preformatted_20_Text">\v 16</text:p>
      <text:p text:style-name="Preformatted_20_Text">\vt அவ சுங்க வரி வாங்குகவரோடெமு பாவிகளோடெமு திங்கதெ <text:s text:c="2"/>பருசேயருக்கெ சேந்த வேதசட்டத்தெ தெருந்தவருக கண்டு , அவார்த்து சிசியருக்கெ இவ சுங்க வரி வாங்குகவரோடெமு பாவிகளோடெமு பந்திதி குக்கி திங்கது எச்சா-ந்து கேட்டாரு?</text:p>
      <text:p text:style-name="Preformatted_20_Text">\vref MRK.2:17</text:p>
      <text:p text:style-name="Preformatted_20_Text">\v 17</text:p>
      <text:p text:style-name="Preformatted_20_Text">\vt ஏசு அதெ கேட்டு நோவுகாரருக்கு வைத்தியரு வேணு, நல்ல இருக்கவருக்கு வைத்தியரு வாண்டா. உண்மையாயிருக்கவரெ இல்லெ, பாவிகளெதெ மனசு திரும்புகாக்கு லெக்க வந்தே.</text:p>
      <text:p text:style-name="Preformatted_20_Text">\vref MRK.2:18</text:p>
      <text:p text:style-name="Preformatted_20_Text">\v 18</text:p>
      <text:p text:style-name="Preformatted_20_Text">\vt யோவானுது சிசியருமு பரிசேயருது சிசியருமு விரத இருந்தா/ரு. சிலர் ஏசுக்கே வந்து <text:s/>யோவானுது சிசியருமு பரிசேயருது சிசியருமு விரத இருக்கதி; நிமுத்து சிசியருக மாத்ர எனாக்கு விரத இருக்காதெ இருக்காரு-ந்து கேட்டாரு?</text:p>
      <text:p text:style-name="Preformatted_20_Text">\vref MRK.2:19</text:p>
      <text:p text:style-name="Preformatted_20_Text">\v 19</text:p>
      <text:p text:style-name="Preformatted_20_Text">\vt அதுக்கு ஏசு மாப்புளெ. நின்னோடே இருக்கதி மாப்புளேது கலியாண விருந்துகாரரு <text:s/>விரத இருப்பார? மாப்புளே அவரோடே இருக்கவரே விரத இருக்கமாட்டாரே.</text:p>
      <text:p text:style-name="Preformatted_20_Text">\vref MRK.2:20</text:p>
      <text:p text:style-name="Preformatted_20_Text">\v 20</text:p>
      <text:p text:style-name="Preformatted_20_Text">\vt ஆனா மாப்புளே அவரே வுட்டு பிருந்து போக நாளு வருகு/. ஆ நாளுதி விரத இருப்பாரு.</text:p>
      <text:p text:style-name="Preformatted_20_Text">\vref MRK.2:21</text:p>
      <text:p text:style-name="Preformatted_20_Text">\v 21</text:p>
      <text:p text:style-name="Preformatted_20_Text">\vt ஆருமு புது முண்டோடெ பளிய முண்டுனெ சேத்தி வெத்து தெக்க மாட்டாரு. அச்ச சேத்தி தெத்தா <text:s/>புதுசு பளியதே சீக்கிரமா கீத்துருகு/, கீந்ததுமு பெ/ல்லதாகு/.</text:p>
      <text:p text:style-name="Preformatted_20_Text">\vref MRK.2:22</text:p>
      <text:p text:style-name="Preformatted_20_Text">\v 22</text:p>
      <text:p text:style-name="Preformatted_20_Text">\vt ஆருமு புது திராச்செ ரசத்தே பளிய தோலு பைக்கெ ஊத்தி வெக்க மாட்டாரு. ஊத்தி வெத்தாக்கி புது திராச்செ ரச பளிய தோலு பைனெ கீத்துருகு/. அதோடெ ரசமு தூயிருகு/. புது ரசத்தே புது தோலு பைக்கெதே ஊத்தி வெப்பாரு. அச்சாந்து சொன்ன.</text:p>
      <text:p text:style-name="Preformatted_20_Text">\vref MRK.2:23</text:p>
      <text:p text:style-name="Preformatted_20_Text">\v 23</text:p>
      <text:p text:style-name="Preformatted_20_Text">\vt சபாத்‍து நாளுதி ஏசு தனிய கத்தே வெய்யே நடந்து போயிகுண்டு இருந்த. அவாருத்து சிசியருமு அவனோடெ போனாரு. சிசியரு வெள்ளாமெ கதிரெ பெசேந்து திங்க தொடங்கினாரு.</text:p>
      <text:p text:style-name="Preformatted_20_Text">\vref MRK.2:24</text:p>
      <text:p text:style-name="Preformatted_20_Text">\v 24</text:p>
      <text:p text:style-name="Preformatted_20_Text">\vt பரிசேயரு இதே பாத்து ஏசுக்கே, நித்து சிசியரு எனாக்கு இச்ச செகாரு. சபாத்‍து நாளுதி இச்ச செக கூடாது-ங்கது யூதர்த்து .சட்டதானே ? அச்சாந்த.</text:p>
      <text:p text:style-name="Preformatted_20_Text"><text:soft-page-break/>\vref MRK.2:25</text:p>
      <text:p text:style-name="Preformatted_20_Text">\v 25</text:p>
      <text:p text:style-name="Preformatted_20_Text">\vt இதுக்கு ஏசு, தாவிதுக்குமு தத்து சிப்பாயிகளுக்குமு பசி புடுத்து இருக்க நேரத்தி.</text:p>
      <text:p text:style-name="Preformatted_20_Text">\vref MRK.2:26</text:p>
      <text:p text:style-name="Preformatted_20_Text">\v 26</text:p>
      <text:p text:style-name="Preformatted_20_Text">\vt தாவீது எனாது செதா-ந்து நீவிரி படுத்துரிக்கிதி. <text:s/>அபியாத்தாரு-ங்க பெ/ல்ல ஆலய குருவன்த்து காலத்தி நடந்த காரிய அது. தாவீது கடவுளுது கூரேதி போயி கடவுளுக்கு வெத்துருந்த எடெனே திந்த. மோசேது விதி ஆலய குருவருக மட்டுதே எடெனே திங்க முடிகு/-ந்து சொல்லுகு/து. ஆனா தாவீது தன்னோடே இருந்தவருக்குமு எடெனே கொடுத்தா-ந்து சொன்ன.</text:p>
      <text:p text:style-name="Preformatted_20_Text">\vref MRK.2:27</text:p>
      <text:p text:style-name="Preformatted_20_Text">\v 27</text:p>
      <text:p text:style-name="Preformatted_20_Text">\vt பின்னேமு ஏசு பரிசேயரெ பாத்து: சபாத்‍து நாளு மனுசர்க்கு-ந்து உண்டாக்கினது. மனுசரெ சபாத்‍து நாளுக்கு-ந்து உண்டுபண்ணலெ.</text:p>
      <text:p text:style-name="Preformatted_20_Text">\vref MRK.2:28</text:p>
      <text:p text:style-name="Preformatted_20_Text">\v 28</text:p>
      <text:p text:style-name="Preformatted_20_Text">\vt அதுனாலே கடவுளுதுமக சபாத்‍து நாளுக்குமு கடவுளா இருக்கா-ந்து சொன்ன.</text:p>
      <text:p text:style-name="Preformatted_20_Text">\rcrd MRK 3</text:p>
      <text:p text:style-name="Preformatted_20_Text">\c 3</text:p>
      <text:p text:style-name="Preformatted_20_Text">\s சூம்பின கெய்யே சுக பண்ணுகது</text:p>
      <text:p text:style-name="Preformatted_20_Text">\p</text:p>
      <text:p text:style-name="Preformatted_20_Text">\p</text:p>
      <text:p text:style-name="Preformatted_20_Text">\vt ஏசு மறுக்கமு ஜெப கூரெக்குள்ளெ போன. <text:s/>அதி சூம்பின கெய்யி கடக்க ஒரு மனுச இருந்த.</text:p>
      <text:p text:style-name="Preformatted_20_Text">\vref MRK.3:2</text:p>
      <text:p text:style-name="Preformatted_20_Text">\v 2</text:p>
      <text:p text:style-name="Preformatted_20_Text">\vt சிலரு ஏசுனெ குத்த சாட்டொனொ-ங்க <text:s/>எண்ணத்தி, ஓய்வு நாளிதி <text:s/>அவனெ சுக பண்ணுகனா-ந்து உத்து பாத்துகுண்டிருந்தாரு.</text:p>
      <text:p text:style-name="Preformatted_20_Text">\vref MRK.3:3</text:p>
      <text:p text:style-name="Preformatted_20_Text">\v 3</text:p>
      <text:p text:style-name="Preformatted_20_Text">\vt அ நேரத்தி ஏசு சூம்பின கெய் கடக்க மனுசனெ பாத்து , ''நீ ஏந்து நடுவுக்கு நில்லு''-ந்து சொன்ன.</text:p>
      <text:p text:style-name="Preformatted_20_Text">\vref MRK.3:4</text:p>
      <text:p text:style-name="Preformatted_20_Text">\v 4</text:p>
      <text:p text:style-name="Preformatted_20_Text">\vt பறகே அவர்க்கே , '' சபாத்‍து நாளிதி எனாதே செகாது? நல்லது செகாதோ, தீமெனெ செகாதோ , உசுரே காக்கதோ , சாகடிக்கதோ , எனாது ஞாய-ந்து கேட்ட. அதுக்கு அவாரு பேசாதே இருந்தாரு.</text:p>
      <text:p text:style-name="Preformatted_20_Text">\vref MRK.3:5</text:p>
      <text:p text:style-name="Preformatted_20_Text">\v 5</text:p>
      <text:p text:style-name="Preformatted_20_Text">\vt அவ வெசத்தோடெ அவரே சுத்திமு திரும்பி பாத்து, அவார்த்து கடின மனசே கண்டு, வெசனபட்டு , கெய்யி சூம்பின மனுசனெ பாத்து , '' நித்து கெய்யே நீட்டு''ந்து சொன்ன. அவ நீட்டின . அவ கெய்யி <text:s/>சுகமானுது.</text:p>
      <text:p text:style-name="Preformatted_20_Text">\vref MRK.3:6</text:p>
      <text:p text:style-name="Preformatted_20_Text">\v 6</text:p>
      <text:p text:style-name="Preformatted_20_Text">\vt ஒடனெ பரிசேயரு <text:s/>அ எடத்தே வுட்டு <text:s/>போயி , ஏரோதுது ஜனத்தோடே சேந்து கலந்து பேசி எச்சா இவனெ கொல்லுகிலா-ந்து <text:s/>ஓசனெ செதாரு.</text:p>
      <text:p text:style-name="Preformatted_20_Text">\vref MRK.3:7</text:p>
      <text:p text:style-name="Preformatted_20_Text">\v 7</text:p>
      <text:p text:style-name="Preformatted_20_Text">\vt ஏசு தத்து சீசரோடே ஏரி பக்க போன. கலிலேயா-வுதிருந்து பெ/ல்ல ஜன கூட்ட அவர்த்து பின்னுக்கு பேனாரு.</text:p>
      <text:p text:style-name="Preformatted_20_Text">\vref MRK.3:8</text:p>
      <text:p text:style-name="Preformatted_20_Text">\v 8</text:p>
      <text:p text:style-name="Preformatted_20_Text">\vt இன்னுமு கலிலேயா, யூதேயா, எருசலேமு,இதுமேயா,யோர்தானுக்கு அக்டெ,தீரு, சீதோனுங்க எல்லா எடத்திமு பெ/ல்லா ஜன கூட்ட அவ செத அதிசயத்தெயெல்லா கேள்விபட்டு அவனுக்கே வந்தாரு.</text:p>
      <text:p text:style-name="Preformatted_20_Text">\vref MRK.3:9</text:p>
      <text:p text:style-name="Preformatted_20_Text">\v 9</text:p>
      <text:p text:style-name="Preformatted_20_Text">\vt அவ சுக பண்ணின.நேவுகாரரு அவனே தொடுகாக்கு நெருக்கிகுண்டு இருந்தாரு.</text:p>
      <text:p text:style-name="Preformatted_20_Text">\vref MRK.3:10</text:p>
      <text:p text:style-name="Preformatted_20_Text">\v 10</text:p>
      <text:p text:style-name="Preformatted_20_Text">\vt ஜன கூட்ட தாஸ்தியா இருந்ததுனாலே ஜனக தன்னெ நெருக்காதெ இருக்காக்கு தனுக்கு ஒரு பர்சத்தெ கொடருகாக்கு <text:s/>தத்து சிசியருக்கே <text:s/>சொன்ன.</text:p>
      <text:p text:style-name="Preformatted_20_Text">\vref MRK.3:11</text:p>
      <text:p text:style-name="Preformatted_20_Text"><text:soft-page-break/>\v 11</text:p>
      <text:p text:style-name="Preformatted_20_Text">\vt கெட்ட ஆவிக சிலர்த்தி இருந்துது . அதுக ஏசுனே கண்டதுமு , ''நீ கடவுளுது மக-''ந்து லாரின.</text:p>
      <text:p text:style-name="Preformatted_20_Text">\vref MRK.3:12</text:p>
      <text:p text:style-name="Preformatted_20_Text">\v 12</text:p>
      <text:p text:style-name="Preformatted_20_Text">\vt ஆனா ஏசு நானு யாருங்கதே பத்தி ஜனத்துக்கே சொல்ல வாண்டா-ந்து கண்டிப்பா சொன்ன.</text:p>
      <text:p text:style-name="Preformatted_20_Text">\vref MRK.3:13</text:p>
      <text:p text:style-name="Preformatted_20_Text">\v 13</text:p>
      <text:p text:style-name="Preformatted_20_Text">\vt அதுக்கு பறகே , ஏசு ஒரு மெலெக்கே ஏறின. தனுக்கு பிரியமானவரே தன்னோடெ லெத்த . அவாரு அவனுக்கெ வந்தாரு.</text:p>
      <text:p text:style-name="Preformatted_20_Text">\vref MRK.3:14</text:p>
      <text:p text:style-name="Preformatted_20_Text">\v 14</text:p>
      <text:p text:style-name="Preformatted_20_Text">\vt அ நேரத்தி பன்னன்டு ஆளே தெரிந்துகுண்டு , அவாரு தன்னோடெ இருக்காக்குமு, போதிக்காக்குமு அவரெ அனுப்பின.</text:p>
      <text:p text:style-name="Preformatted_20_Text">\vref MRK.3:15</text:p>
      <text:p text:style-name="Preformatted_20_Text">\v 15</text:p>
      <text:p text:style-name="Preformatted_20_Text">\vt நோவுகளே சுகபண்ணி பேயிகளே முடுக்குகாக்கு அவர்க்கு அதிகாரத்தெ கொடுத்த.</text:p>
      <text:p text:style-name="Preformatted_20_Text">\vref MRK.3:16</text:p>
      <text:p text:style-name="Preformatted_20_Text">\v 16</text:p>
      <text:p text:style-name="Preformatted_20_Text">\vt அவாரு யாருந்த சீமோனு இவனுக்கு ஏசு பேதுரு-ங்க பேரு வெத்த.</text:p>
      <text:p text:style-name="Preformatted_20_Text">\vref MRK.3:17</text:p>
      <text:p text:style-name="Preformatted_20_Text">\v 17</text:p>
      <text:p text:style-name="Preformatted_20_Text">\vt செபதேயுது மக யாக்கோபு , யாக்கோபுது மக யோவானு <text:s text:c="2"/>இவரு ரண்டாளுக்குமு இடி ஜத்/து மக்கக/-ந்து அர்த்த ஆக பொவர்னேர்கேஸ்-ந்து பேரு வெத்த.</text:p>
      <text:p text:style-name="Preformatted_20_Text">\vref MRK.3:18</text:p>
      <text:p text:style-name="Preformatted_20_Text">\v 18</text:p>
      <text:p text:style-name="Preformatted_20_Text">\vt அந்திரேயா,பிலிப்பு,பர்தெலேமேயு,மத்தேயு,தோமா,அலபேயுது மக யாக்கேபு,ததேயு,கானானியனான சீமோனு,</text:p>
      <text:p text:style-name="Preformatted_20_Text">\vref MRK.3:19</text:p>
      <text:p text:style-name="Preformatted_20_Text">\v 19</text:p>
      <text:p text:style-name="Preformatted_20_Text">\vt அவரே காட்டி கொடுத்த யூதாஸ்காரியோத் இவார்தே.</text:p>
      <text:p text:style-name="Preformatted_20_Text">\vref MRK.3:20</text:p>
      <text:p text:style-name="Preformatted_20_Text">\v 20</text:p>
      <text:p text:style-name="Preformatted_20_Text">\vt அதுக்கு பறகே ஏசு கூரெக்கே போன. ஜனக கூடி வந்ததுனாலே அவருனாலே புட்டு திங்க முடியலே.</text:p>
      <text:p text:style-name="Preformatted_20_Text">\vref MRK.3:21</text:p>
      <text:p text:style-name="Preformatted_20_Text">\v 21</text:p>
      <text:p text:style-name="Preformatted_20_Text">\vt அவான்த்து கூரெக்காரரு <text:s/>இதே கேட்டதுமு மதிமயங்கி இருக்கா-ந்து சொன்னதே கேட்டதுமு புடுத்துகுண்டு வருகாக்கு போனாரு.</text:p>
      <text:p text:style-name="Preformatted_20_Text">\vref MRK.3:22</text:p>
      <text:p text:style-name="Preformatted_20_Text">\v 22</text:p>
      <text:p text:style-name="Preformatted_20_Text">\vt எருசலேமிதிருந்து வந்த வேத சட்டத்தே <text:s/>சொல்லுகவரு, ''இவனோடே பெயல்செபூலு இருக்குது''ந்துமு பேயிது தெலெவனெ வெத்துதெ பேயே முடுக்குகா-ந்துமு சொன்னாரு.</text:p>
      <text:p text:style-name="Preformatted_20_Text">\vref MRK.3:23</text:p>
      <text:p text:style-name="Preformatted_20_Text">\v 23</text:p>
      <text:p text:style-name="Preformatted_20_Text">\vt அதுனாலே அவாரே ஏசு லெத்து , உவமெதி அவார்க்கே சொன்ன: சாத்தானே சாத்த முடுக்குகாக்கு எச்ச முடிகு?</text:p>
      <text:p text:style-name="Preformatted_20_Text">\vref MRK.3:24</text:p>
      <text:p text:style-name="Preformatted_20_Text">\v 24</text:p>
      <text:p text:style-name="Preformatted_20_Text">\vt ஒரு ராஜிய தனுக்கு தானே பிருந்திருந்தா அ ராஜிய எச்ச நெலெக்கு?</text:p>
      <text:p text:style-name="Preformatted_20_Text">\vref MRK.3:25</text:p>
      <text:p text:style-name="Preformatted_20_Text">\v 25</text:p>
      <text:p text:style-name="Preformatted_20_Text">\vt தனுக்கு தானே பிருந்துருக்க கூரே எச்ச நெலெக்கு?</text:p>
      <text:p text:style-name="Preformatted_20_Text">\vref MRK.3:26</text:p>
      <text:p text:style-name="Preformatted_20_Text">\v 26</text:p>
      <text:p text:style-name="Preformatted_20_Text">\vt சாத்த தனுக்கு தானே பிருந்துருந்தா அவ நெலெக்கமாட்ட. அவ அளுந்து போவானே.</text:p>
      <text:p text:style-name="Preformatted_20_Text">\vref MRK.3:27</text:p>
      <text:p text:style-name="Preformatted_20_Text">\v 27</text:p>
      <text:p text:style-name="Preformatted_20_Text">\vt பலசாலினே முந்துக்கே கெட்டினாதே அ பலசாலிது கூரெக்கே புக்கி அவன்த்து பொருளே திருட முடிகு. கெட்டலே-ந்தா அவான்த்து பொருளே திருட முடியாது.</text:p>
      <text:p text:style-name="Preformatted_20_Text"><text:soft-page-break/>\vref MRK.3:28</text:p>
      <text:p text:style-name="Preformatted_20_Text">\v 28</text:p>
      <text:p text:style-name="Preformatted_20_Text">\vt நிசமாயி நானு நிமுக்கு <text:s text:c="2"/>சொல்லுகே , மனுசர்க செக எல்லா பாவகமு , அவாரு தூசிக்க எல்லா தூசனகமு அவார்க்கு மன்னிக்கபடுகு/.</text:p>
      <text:p text:style-name="Preformatted_20_Text">\vref MRK.3:29</text:p>
      <text:p text:style-name="Preformatted_20_Text">\v 29</text:p>
      <text:p text:style-name="Preformatted_20_Text">\vt ஆனா ஒருத்த பரிசுத்த ஆவினே பத்தி தூ/சித்த , அவானுக்கு எப்பாமு மன்னிப்பே கெடெக்காது.'' அவ நெலெயான தண்டனெக்கு ஆளாவ-''ந்து சொன்ன.</text:p>
      <text:p text:style-name="Preformatted_20_Text">\vref MRK.3:30</text:p>
      <text:p text:style-name="Preformatted_20_Text">\v 30</text:p>
      <text:p text:style-name="Preformatted_20_Text">\vt இவான்க்கு கெட்ட ஆவி புடுத்துருக்குதூ-ந்து தன்னே பத்தி அவாரு சொன்னதுனாலே ஏசு இச்ச சொன்ன.</text:p>
      <text:p text:style-name="Preformatted_20_Text">\vref MRK.3:31</text:p>
      <text:p text:style-name="Preformatted_20_Text">\v 31</text:p>
      <text:p text:style-name="Preformatted_20_Text">\vt ஆ நேரத்தி அவான்த்து அக்/கெ/மு கூடபறந்தவருமு <text:s/>வெட்டெதி வந்து நிந்துகுண்டு ஏசுனே வருக சொல்லி ஆளே வுட்டாரு.</text:p>
      <text:p text:style-name="Preformatted_20_Text">\vref MRK.3:32</text:p>
      <text:p text:style-name="Preformatted_20_Text">\v 32</text:p>
      <text:p text:style-name="Preformatted_20_Text">\vt ஏசுனெ சுத்திமு <text:s/>ஜனக கூட்டமா குக்கிருந்தாரு. ஆ நேரத்தி அவ '' இதே நித்து அக்/கெ/மு கூடபறந்தவருமு வெளிதி நிந்துகுண்டு நின்னே பரக்காரு''-ந்து சொன்னாரு.</text:p>
      <text:p text:style-name="Preformatted_20_Text">\vref MRK.3:33</text:p>
      <text:p text:style-name="Preformatted_20_Text">\v 33</text:p>
      <text:p text:style-name="Preformatted_20_Text">\vt ஏசு அவருக்கெ எத்து அக்/கெ/ ஆரு? எத்து பறந்தவரு ஆரு?-ந்து கேட்டு.</text:p>
      <text:p text:style-name="Preformatted_20_Text">\vref MRK.3:34</text:p>
      <text:p text:style-name="Preformatted_20_Text">\v 34</text:p>
      <text:p text:style-name="Preformatted_20_Text">\vt தன்னே சுத்தி <text:s/>குக்கியிருக்கவரே <text:s/>சுத்திமு பாத்து, இதே! எத்து அக்/கெ/மு எத்து பறந்தவருமு இவார்தெ.</text:p>
      <text:p text:style-name="Preformatted_20_Text">\vref MRK.3:35</text:p>
      <text:p text:style-name="Preformatted_20_Text">\v 35</text:p>
      <text:p text:style-name="Preformatted_20_Text">\vt கடவுளுது விருப்பத்தெ செகவ ஆரோ ,அவார்தே எத்து பறந்தவருமு எத்து அக்/கெ/-ந்துமு சொன்ன.</text:p>
      <text:p text:style-name="Preformatted_20_Text">\rcrd MRK 4</text:p>
      <text:p text:style-name="Preformatted_20_Text">\c 4</text:p>
      <text:p text:style-name="Preformatted_20_Text">\p</text:p>
      <text:p text:style-name="Preformatted_20_Text">\p</text:p>
      <text:p text:style-name="Preformatted_20_Text">\vref MRK.4:1</text:p>
      <text:p text:style-name="Preformatted_20_Text">\v 1</text:p>
      <text:p text:style-name="Preformatted_20_Text">\vt ஏசு பின்னேமு கடலோரத்தி போதனெ செகாக்கு தொவக்கின, தாஸ்த்தி ஆளுக அவனுக்கெ கூடி வந்ததுனாலே, ஏசு கடலுதி நிறுத்தி வெத்துருந்த ஒரு பர்சக்கெ ஏறி குக்கின: கூடி வந்துறுந்த ஜனக எல்லாருமு மேடுதி நிந்துறுந்தாரு.</text:p>
      <text:p text:style-name="Preformatted_20_Text">\vref MRK.4:2</text:p>
      <text:p text:style-name="Preformatted_20_Text">\v 2</text:p>
      <text:p text:style-name="Preformatted_20_Text">\vt அவ பர்சத்தி இருந்துகுண்டு கூடி வந்த ஜனகளுக்கு ஒவமானமா தாஸ்தி விசேசமான காரியகளெ அவருக்கு போதுத்த:, அவ அவருக்கே போதிக்கம்போது சொன்னது எனாது-ந்தா:,</text:p>
      <text:p text:style-name="Preformatted_20_Text">\vref MRK.4:3</text:p>
      <text:p text:style-name="Preformatted_20_Text">\v 3</text:p>
      <text:p text:style-name="Preformatted_20_Text">\vt எல்லாருமு நல்லா கேட்டுக்கோயி வெதெக்கவ ஒருத்த வெதெ வெதெக்க போன.</text:p>
      <text:p text:style-name="Preformatted_20_Text">\vref MRK.4:4</text:p>
      <text:p text:style-name="Preformatted_20_Text">\v 4</text:p>
      <text:p text:style-name="Preformatted_20_Text">\vt அவ வெதெக்கதி, கொஞ்ச வெதெக வெய்யோரக்கே வூந்தின:, குருவிக வந்து ஆ வெதெகளெ திந்துத்தினா.</text:p>
      <text:p text:style-name="Preformatted_20_Text">\vref MRK.4:5</text:p>
      <text:p text:style-name="Preformatted_20_Text">\v 5</text:p>
      <text:p text:style-name="Preformatted_20_Text">\vt கொஞ்ச வெதெக மண்ணில்லாத்த பாறெக்கெ வூந்தின:,மேலு கடக்க கொஞ்ச மண்ணுதி தானே வெதெக சீக்கிர மொளெத்துது:,</text:p>
      <text:p text:style-name="Preformatted_20_Text">\vref MRK.4:6</text:p>
      <text:p text:style-name="Preformatted_20_Text">\v 6</text:p>
      <text:p text:style-name="Preformatted_20_Text">\vt ஆனா வெக்கெ ஏறினதுமு, அது காந்து போயி, நல்ல ஆளமாயி மண்ணுக்குள்ளு வேரு போக முடியாத்ததுனாலே கருகி சத்து போயித்தின.</text:p>
      <text:p text:style-name="Preformatted_20_Text">\vref MRK.4:7</text:p>
      <text:p text:style-name="Preformatted_20_Text">\v 7</text:p>
      <text:p text:style-name="Preformatted_20_Text"><text:soft-page-break/>\vt கொஞ்ச வெதெக முள்ளு செடிகளுக்குள்ளு வூந்தின:, முள்ளு செடிக வளந்து, பொ/தெ ஏறி செடிகளெ நெருக்குகாக்குள்ளே அதுக வளந்து பலன் கொடுக்க முடியாதே போயித்துது.</text:p>
      <text:p text:style-name="Preformatted_20_Text">\vref MRK.4:8</text:p>
      <text:p text:style-name="Preformatted_20_Text">\v 8</text:p>
      <text:p text:style-name="Preformatted_20_Text">\vt கொஞ்ச வெதெக நல்ல அடத்துக்கெ வூந்தின. வூந்த வெதெக மொளெத்து, நல்ல தள தளாந்து வளந்து ஒவ்வொரு செடிகமு முப்பது மடங்காயி, கொஞ்ச செடிக அறுபது மடங்காயிமு <text:s/>கொஞ்ச செடிக நூறாயிமு, வெளேந்து பலன் கொடுத்தின.</text:p>
      <text:p text:style-name="Preformatted_20_Text">\vref MRK.4:9</text:p>
      <text:p text:style-name="Preformatted_20_Text">\v 9</text:p>
      <text:p text:style-name="Preformatted_20_Text">\vt கேக்காக்கு காது கடக்கவ கெவனமா கேட்டு <text:s/>வெத்துக்கோயி- ந்து சொன்ன.</text:p>
      <text:p text:style-name="Preformatted_20_Text">\vref MRK.4:10</text:p>
      <text:p text:style-name="Preformatted_20_Text">\v 10</text:p>
      <text:p text:style-name="Preformatted_20_Text">\vt அதுக்கு பறகெ ஏசு தனியா ஒறடத்தி இருக்காம்போது, பன்னன்டு சிசியருகளோடெ அவனெ சுத்தி கூடி வந்துறுந்தவருக எல்லாருமு சேந்து நீ சொன்ன ஈ ஒவமெ எமுக்கு எனாதூ-ந்து செரியா புரியலெ இதெ பத்தி செத்தெ விவரமா சொல்லி தாந்து கேட்டாரு.</text:p>
      <text:p text:style-name="Preformatted_20_Text">\vref MRK.4:11</text:p>
      <text:p text:style-name="Preformatted_20_Text">\v 11</text:p>
      <text:p text:style-name="Preformatted_20_Text">\vt அதுக்கு ஏசு அவருக்கெ எனாது சொன்னாந்தா:, கடவுளுது ராஜாங்கத்தெ பத்தின மெறெந்து கடக்க ரகசியமான காரியகளெ நீவிரி தெருந்துகுவிதி எனாக்குந்தா, அதெ பத்தி தெரிகாக்கு நிமுக்கு தந்து கடாக்குது, ஆனா வெளிதி இருக்க வேறெ ஆளுகளுக்கு கடவுளுது ராஜாங்கத்தெ பத்தின ரகசியமான காரியக தெரிய முடியாது எனாக்குந்தா அவருக்கு கொடுக்கபடலெ அது ஒவமெக மூலதெ சொல்லப்படுகுது.</text:p>
      <text:p text:style-name="Preformatted_20_Text">\vref MRK.4:12</text:p>
      <text:p text:style-name="Preformatted_20_Text">\v 12</text:p>
      <text:p text:style-name="Preformatted_20_Text">\vt அவருக மனசு திருந்தி சொக ஆகாதெ இருக்காக்குமு,அவருத்து பாவக மன்னிக்கப்படாதெ இருக்காக்குமு, அவருக கண்ணார கண்டாலுமு காங்காத்தவராயிமு, காதார கேட்டாலுமு அதெ பத்தின அறுவு வறாத்தவராயி இருக்காக்குமு வேண்டிதே இச்ச சொல்லப்பட்டு வருகு/து-ந்த.</text:p>
      <text:p text:style-name="Preformatted_20_Text">\vref MRK.4:13</text:p>
      <text:p text:style-name="Preformatted_20_Text">\v 13</text:p>
      <text:p text:style-name="Preformatted_20_Text">\vt பின்னேமு ஏசு அவரெ பாத்து, நா சொன்ன ஈ ஒவமெ நிமுக்கு புரியலெயா? அச்சானா நா சொல்லுக வேறெ ஒவமெகளெ எல்லா எச்சா நிம்மாலெ புருந்துகுக முடிகு/?</text:p>
      <text:p text:style-name="Preformatted_20_Text">\vref MRK.4:14</text:p>
      <text:p text:style-name="Preformatted_20_Text">\v 14</text:p>
      <text:p text:style-name="Preformatted_20_Text">\vt வெதெக்கவ கடவுளுது வாக்குனெ வெதெக்க.</text:p>
      <text:p text:style-name="Preformatted_20_Text">\vref MRK.4:15</text:p>
      <text:p text:style-name="Preformatted_20_Text">\v 15</text:p>
      <text:p text:style-name="Preformatted_20_Text">\vt வெய்யோர வூந்த வெதெக்கு சமமானவரு வசனத்தெ கேப்பாரு. ஆனா அதெ கேட்டதுமு சாத்த வந்து, அவார்க்கெ வெதெத்த வசனத்தெ எடுத்துருக.</text:p>
      <text:p text:style-name="Preformatted_20_Text">\vref MRK.4:16</text:p>
      <text:p text:style-name="Preformatted_20_Text">\v 16</text:p>
      <text:p text:style-name="Preformatted_20_Text">\vt . அச்சமே, வசனத்தெ கேட்டு அதெ சந்தோசமா ஏத்துகுண்டு,</text:p>
      <text:p text:style-name="Preformatted_20_Text">\vref MRK.4:17</text:p>
      <text:p text:style-name="Preformatted_20_Text">\v 17</text:p>
      <text:p text:style-name="Preformatted_20_Text">\vt . தமுக்குள்ளு வேரு ஆழமா ராங்காத்ததுனாலே கொஞ்ச காலதே நெலெத்துருப்பாரு. வசனத்தாலே பாடுகமு, கஷ்டகளுமு வருகதி தடுமாறுவாரு.இவாருதெ பாறெக்கு மேலெ வெதெக்கப்பட்டவருக.</text:p>
      <text:p text:style-name="Preformatted_20_Text">\vref MRK.4:18</text:p>
      <text:p text:style-name="Preformatted_20_Text">\v 18</text:p>
      <text:p text:style-name="Preformatted_20_Text">\vt வசனத்தெ கேட்டுத்துமு, உலககவலெகமு, பணமயக்ககமு,மத்ததுகளெபத்தி உண்டாக ஆசெகமு உள்ளெபுக்கி, வசனத்தெ நெருக்கிருகு, அதுனாலெ பலனில்லாதெ போயிருகாரு.</text:p>
      <text:p text:style-name="Preformatted_20_Text">\vref MRK.4:19</text:p>
      <text:p text:style-name="Preformatted_20_Text">\v 19</text:p>
      <text:p text:style-name="Preformatted_20_Text">\vt இவருகதெ முள்ளுகளுக்கெ வூந்த வெதெக.</text:p>
      <text:p text:style-name="Preformatted_20_Text">\vref MRK.4:20</text:p>
      <text:p text:style-name="Preformatted_20_Text">\v 20</text:p>
      <text:p text:style-name="Preformatted_20_Text">\vt நல்ல பூமிக்கே வூந்த வெதெக்கு சமமானவரு, கடவுளுது வார்த்தெனெ கேட்டு அதெ ஏத்துக்குண்டு <text:s/>சிலரு முப்பது மடங்காயி, அறுபது மடங்காயி, நூறு மடங்காயி பலனு தருவாரு "ந்து சொன்ன.</text:p>
      <text:p text:style-name="Preformatted_20_Text">\vref MRK.4:21</text:p>
      <text:p text:style-name="Preformatted_20_Text"><text:soft-page-break/>\v 21</text:p>
      <text:p text:style-name="Preformatted_20_Text">\vt பறகே அவ அவரெ பாத்து , “ கொளாப்பெ கொடருகது எனாக்கு ? கட்டக்கு அடிதியோ,மரக்காலுக்கு அடியெ வெக்காக்கோ? கொளாப்பே வெளிச்ச கொடுக்காக்குதெ ஒசத்தி வெப்பாரு.</text:p>
      <text:p text:style-name="Preformatted_20_Text">\vref MRK.4:22</text:p>
      <text:p text:style-name="Preformatted_20_Text">\v 22</text:p>
      <text:p text:style-name="Preformatted_20_Text">\vt தெரியாதெ மெறெந்துருக்கது ஒந்துமில்லெ. வெளியாகதே ஒளுந்துருக்கது ஒந்துமில்லெ.</text:p>
      <text:p text:style-name="Preformatted_20_Text">\vref MRK.4:23</text:p>
      <text:p text:style-name="Preformatted_20_Text">\v 23</text:p>
      <text:p text:style-name="Preformatted_20_Text">\vt கேக்காக்கு காது இருக்கவ கேக்கிதி"ந்து சொன்ன.</text:p>
      <text:p text:style-name="Preformatted_20_Text">\vref MRK.4:24</text:p>
      <text:p text:style-name="Preformatted_20_Text">\v 24</text:p>
      <text:p text:style-name="Preformatted_20_Text">\vt மறுக்கமு அவ , நீவிரி கேக்கதே பத்தி கெவனமாயிருவி . நீவிரி எந்த அளவுதி அளக்கிதியோ, அதே அளவுக்கு நிமுக்கு அளப்பாரு . இன்னுமு தாஸ்தியா கொடுப்பாரு.</text:p>
      <text:p text:style-name="Preformatted_20_Text">\vref MRK.4:25</text:p>
      <text:p text:style-name="Preformatted_20_Text">\v 25</text:p>
      <text:p text:style-name="Preformatted_20_Text">\vt எச்சாந்த, உள்ளவனுக்கு கொடுப்பாரு : இல்லாதவனித்திருந்து இருக்கதெமு எடுத்துருவாருந்து அவாருக்கே சொன்ன.</text:p>
      <text:p text:style-name="Preformatted_20_Text">\vref MRK.4:26</text:p>
      <text:p text:style-name="Preformatted_20_Text">\v 26</text:p>
      <text:p text:style-name="Preformatted_20_Text">\vt பறகே ஏசு, ''கடவுளுது ராஜியத்தே பின்னுக்கு வருக காரியக்கு ஒத்து பாக்கிலா.</text:p>
      <text:p text:style-name="Preformatted_20_Text">\vref MRK.4:27</text:p>
      <text:p text:style-name="Preformatted_20_Text">\v 27</text:p>
      <text:p text:style-name="Preformatted_20_Text">\vt ஒரு மனுச பூமிக்கெ வெதெனெ வெதெத்து ருட்டுதி றொங்கி பகலுதி முளுத்து இருக்க. அவானுக்கு தெரியாதெ, வெதெ மொளெத்து பெகுறாயி வருகாக்கு சமமா கடாக்குது.</text:p>
      <text:p text:style-name="Preformatted_20_Text">\vref MRK.4:28</text:p>
      <text:p text:style-name="Preformatted_20_Text">\v 28</text:p>
      <text:p text:style-name="Preformatted_20_Text">\vt எச்சாந்தா, மொதாலு மொளெ, பறகெ கதுருமு, கதுருதி தானியத்தெமு தானா பலனு கொடுக்குது.</text:p>
      <text:p text:style-name="Preformatted_20_Text">\vref MRK.4:29</text:p>
      <text:p text:style-name="Preformatted_20_Text">\v 29</text:p>
      <text:p text:style-name="Preformatted_20_Text">\vt அன்னக வெளேந்து அறிக்க நேர வந்துத்துது. அறிக்காக்கு ஆளுகளே சொல்லி வுடுகேந்த.</text:p>
      <text:p text:style-name="Preformatted_20_Text">\vref MRK.4:30</text:p>
      <text:p text:style-name="Preformatted_20_Text">\v 30</text:p>
      <text:p text:style-name="Preformatted_20_Text">\vt பின்னேமு அவாரு அவரெ பாத்து கடவுளுது ராஜியத்தெ ஏதோடெ சமமாயி சொல்லுகிலா ? ஆனா ஏது உவமெதி சொல்லுகிலா.</text:p>
      <text:p text:style-name="Preformatted_20_Text">\vref MRK.4:31</text:p>
      <text:p text:style-name="Preformatted_20_Text">\v 31</text:p>
      <text:p text:style-name="Preformatted_20_Text">\vt அது ஒரு கடுகு வெதெனெ போலெ இருக்குது. அது பூமிதி வெதெக்காக்குள்ளே பூமிதி இருக்க எல்லா வெதெனெவுட சின்னதா இருக்குது.</text:p>
      <text:p text:style-name="Preformatted_20_Text">\vref MRK.4:32</text:p>
      <text:p text:style-name="Preformatted_20_Text">\v 32</text:p>
      <text:p text:style-name="Preformatted_20_Text">\vt வெதெத்த கெடெசி அது வளந்து, எல்லா செடியேவுட பெ/ல்லதாயி ,சோலெ குருவிக செடிது வாதுகளுத்தி கூ/டு வெக்கு, அதோடெ ஆ குருவிக வெய்யத்திருந்து பாதுகாப்போடெ இருக்குது-ந்து சொன்ன.</text:p>
      <text:p text:style-name="Preformatted_20_Text">\vref MRK.4:33</text:p>
      <text:p text:style-name="Preformatted_20_Text">\v 33</text:p>
      <text:p text:style-name="Preformatted_20_Text">\vt அவ அச்ச பல உவமெகளே அவாருக்கே புரிகது போலே கடவுளுத்து வசனத்தே சொன்ன.</text:p>
      <text:p text:style-name="Preformatted_20_Text">\vref MRK.4:34</text:p>
      <text:p text:style-name="Preformatted_20_Text">\v 34</text:p>
      <text:p text:style-name="Preformatted_20_Text">\vt ஏசு எப்பாமு உவமெக மூலதெ <text:s/>ஜனகளுக்கு சொல்லி கொடுத்த, அவ தமுத்து சிசியரோடெ தனிய இருக்காக்குள்ளே,அவார்க்கே எல்லாத்தெ பத்திமு விவருத்து சொன்ன.</text:p>
      <text:p text:style-name="Preformatted_20_Text">\vref MRK.4:35</text:p>
      <text:p text:style-name="Preformatted_20_Text">\v 35</text:p>
      <text:p text:style-name="Preformatted_20_Text">\vt அந்து அந்தியொடெ அவ அவரெ பாத்து அக்டெ மேடு போகோயி வாயி-ந்து சொன்ன.</text:p>
      <text:p text:style-name="Preformatted_20_Text">\vref MRK.4:36</text:p>
      <text:p text:style-name="Preformatted_20_Text">\v 36</text:p>
      <text:p text:style-name="Preformatted_20_Text">\vt அவாரு ஜனகளே அனுப்பி வுட்டுத்து, அவாரு பருசத்தி இருந்த மாதிரியெ கொண்டு போனாரு. அவரோடெ வேரெ பருசகமு இருந்துது.</text:p>
      <text:p text:style-name="Preformatted_20_Text"><text:soft-page-break/>\vref MRK.4:37</text:p>
      <text:p text:style-name="Preformatted_20_Text">\v 37</text:p>
      <text:p text:style-name="Preformatted_20_Text">\vt அப்ப பெ/ல்ல காத்து வந்துது, அதுனாலே பெ/ல்ல தண்ணி கொந்தளிப்பு ஏந்துது. பர்சத்துக்கு உள்ளேமு வெளியெமு தண்ணி ரம்புகாக்கு தொடங்கித்துது.</text:p>
      <text:p text:style-name="Preformatted_20_Text">\vref MRK.4:38</text:p>
      <text:p text:style-name="Preformatted_20_Text">\v 38</text:p>
      <text:p text:style-name="Preformatted_20_Text">\vt ஏசு பர்சத்தி பின்னுக்கு தெலெ வெத்து ரொங்கிகுண்டு இருந்த. அவாரு அவனெ ஏத்தி : போதகனெ நினுக்கு எம்மெ பத்தி கவலெ இல்லெயா நாமு சாக போகெமே-ந்து அவரெ ஏத்தினாரு.</text:p>
      <text:p text:style-name="Preformatted_20_Text">\vref MRK.4:39</text:p>
      <text:p text:style-name="Preformatted_20_Text">\v 39</text:p>
      <text:p text:style-name="Preformatted_20_Text">\vt அவ ஏந்து காத்துனே நிருத்தின. கடலுனெ பாத்து சப்பு-ந்து போ-ந்து சொன்ன. அப்ப காத்து நிந்து போயி. கடலு சப்பு-ந்து போயித்துது.</text:p>
      <text:p text:style-name="Preformatted_20_Text">\vref MRK.4:40</text:p>
      <text:p text:style-name="Preformatted_20_Text">\v 40</text:p>
      <text:p text:style-name="Preformatted_20_Text">\vt அவ அவரெ பாத்து: எனாக்கு இச்ச அஞ்சுகிதி? <text:s/>நிமுக்கு எனாக்கு நம்பிக்கெ இல்லாதெ போசு-ந்து சொன்ன.</text:p>
      <text:p text:style-name="Preformatted_20_Text">\vref MRK.4:41</text:p>
      <text:p text:style-name="Preformatted_20_Text">\v 41</text:p>
      <text:p text:style-name="Preformatted_20_Text">\vt அவரு றம்ப அஞ்சினாரு: <text:s/>காத்துமு கடலுமு அவனுத்து. வாக்குக்கு கெட்டுபடுகுது-ந்து சொல்லி. அவ வருகாக்குள்ளே பேசிகுண்டு இருந்தாரு.</text:p>
      <text:p text:style-name="Preformatted_20_Text">\rcrd MRK 5</text:p>
      <text:p text:style-name="Preformatted_20_Text">\c 5</text:p>
      <text:p text:style-name="Preformatted_20_Text">\p</text:p>
      <text:p text:style-name="Preformatted_20_Text">\p</text:p>
      <text:p text:style-name="Preformatted_20_Text">\vt ஏசுமு சிசியருகமு கடலுக்கு அம்மேடுதி கடக்க கதரேனரு-ங்கவரு இருக்க நாடுக்கெ வந்தாருக.</text:p>
      <text:p text:style-name="Preformatted_20_Text">\vref MRK.5:2</text:p>
      <text:p text:style-name="Preformatted_20_Text">\v 2</text:p>
      <text:p text:style-name="Preformatted_20_Text">\vt ஏசு படகுதி இருந்து றாங்கினதுமே, கெட்ட ஆவி புடுத்துறுந்த ஒருத்த கொப்பேதி இருந்து வெளியெ அவனுக்கெ வந்த.</text:p>
      <text:p text:style-name="Preformatted_20_Text">\vref MRK.5:3</text:p>
      <text:p text:style-name="Preformatted_20_Text">\v 3</text:p>
      <text:p text:style-name="Preformatted_20_Text">\vt அவ ஆ கொப்பேதிதே எப்பாமு தங்கிக்குண்டு இருந்த, அவனெ ஆராலெமு சங்கிலிக்கெமு கெட்டி வெக்க முடியாதெ கடாந்துது.</text:p>
      <text:p text:style-name="Preformatted_20_Text">\vref MRK.5:4</text:p>
      <text:p text:style-name="Preformatted_20_Text">\v 4</text:p>
      <text:p text:style-name="Preformatted_20_Text">\vt எனாதுக்குந்தா, அவனெ எத்தனியோ தடவெ கெய்யிதி வலாங்கு போட்டு சங்கிலிக்கெ கெட்டி வெத்துறுந்துமு, சங்கிலினெமு கெய் வலாங்குணெமு முறுத்து அத்துறுவ, அவனெ ஆருனாலெமு அடக்கவே முடியலெ.</text:p>
      <text:p text:style-name="Preformatted_20_Text">\vref MRK.5:5</text:p>
      <text:p text:style-name="Preformatted_20_Text">\v 5</text:p>
      <text:p text:style-name="Preformatted_20_Text">\vt அவ எப்பாமு ருட்டுதிமு பகலுதிமு மெலெதி, சத்தவரெ பொதெக்க கொப்பெகளுத்திமு இருந்துகுண்டு லாரிக்குண்டு கல்லுக்கெ தத்து சரிகலத்தெ கீத்து காயம்பண்ணிக்குண்டு இருந்த.</text:p>
      <text:p text:style-name="Preformatted_20_Text">\vref MRK.5:6</text:p>
      <text:p text:style-name="Preformatted_20_Text">\v 6</text:p>
      <text:p text:style-name="Preformatted_20_Text">\vt அவ தூரத்தி இருந்து ஏசுனெ கண்டு ஓடி வந்து அவனுத்து முந்துக்கு பணுந்து.</text:p>
      <text:p text:style-name="Preformatted_20_Text">\vref MRK.5:7</text:p>
      <text:p text:style-name="Preformatted_20_Text">\v 7</text:p>
      <text:p text:style-name="Preformatted_20_Text">\vt ஏசுவே, ஒசந்த கடவுளுது மகனே, நினுக்குமு எனுக்குமு எனாது கடாக்குது, என்னெ வேதனெப்படுத்தாதெ இருக்காக்கு கடவுளுது பேருதி <text:s/>நின்னெ கெஞ்சி கேக்கே-ந்து <text:s/>பெ/ல்லக்க ஆலத்து சொன்ன.</text:p>
      <text:p text:style-name="Preformatted_20_Text">\vref MRK.5:8</text:p>
      <text:p text:style-name="Preformatted_20_Text">\v 8</text:p>
      <text:p text:style-name="Preformatted_20_Text">\vt எனாதுக்குந்தா ஏசு அவனெ பாத்து கெட்ட ஆவியே!” <text:s/>இவனெ வுட்டு போயிரூ-ந்து சொல்லிருந்த.</text:p>
      <text:p text:style-name="Preformatted_20_Text">\vref MRK.5:9</text:p>
      <text:p text:style-name="Preformatted_20_Text">\v 9</text:p>
      <text:p text:style-name="Preformatted_20_Text">\vt ஏசு அவனெ பாத்து நித்து பேரு எனாது-ந்து கேட்ட, அதுக்கு அவ எத்து பேரு லேகியோனு எனாக்குந்தா நாமு தாஸ்த்தியாளுக இவனுக்குள்ளு இருக்கேமு-ந்து சொல்லி,</text:p>
      <text:p text:style-name="Preformatted_20_Text">\vref MRK.5:10</text:p>
      <text:p text:style-name="Preformatted_20_Text">\v 10</text:p>
      <text:p text:style-name="Preformatted_20_Text"><text:soft-page-break/>\vt தம்மெ அய்யடத்தி இருந்து முடுக்கி வுட வாண்டா-ந்து அவ ஏசுனெ கெஞ்சி கேட்ட.</text:p>
      <text:p text:style-name="Preformatted_20_Text">\vref MRK.5:11</text:p>
      <text:p text:style-name="Preformatted_20_Text">\v 11</text:p>
      <text:p text:style-name="Preformatted_20_Text">\vt அப்ப அதி கடக்க மெலெ ஒரத்தி பந்திக தாஸ்த்தி கூட்டங் கூட்டமா மேந்துகுண்டு இருந்தின.</text:p>
      <text:p text:style-name="Preformatted_20_Text">\vref MRK.5:12</text:p>
      <text:p text:style-name="Preformatted_20_Text">\v 12</text:p>
      <text:p text:style-name="Preformatted_20_Text">\vt அவனுக்குள்ளு இருந்த கெட்ட ஆவிக எல்லாமு சேந்து ஏசுனெ பாத்து:, நாமு ஆ பந்திகளுக்குள்ளெ புக்குகாக்கு எம்மெ அதுகளுக்குள்ளெ சொல்லி வுட்டுரு-ந்து அவனெ பாத்து வேண்டினின.</text:p>
      <text:p text:style-name="Preformatted_20_Text">\vref MRK.5:13</text:p>
      <text:p text:style-name="Preformatted_20_Text">\v 13</text:p>
      <text:p text:style-name="Preformatted_20_Text">\vt அச்சமே ஏசு அதுகளெ பந்தி கூட்டக்கெ போகவுட்ட:, அப்பத்தானெ சொமாரா றண்டாயிர பந்திக இருக்க ஆ பந்தி கூட்ட ஒரு பெ/ல்ல குத்துமேடுதி இருந்து வூந்து, <text:s/>கடலுக்குள்ளெ <text:s/>மூகி சத்து போயித்தின.</text:p>
      <text:p text:style-name="Preformatted_20_Text">\vref MRK.5:14</text:p>
      <text:p text:style-name="Preformatted_20_Text">\v 14</text:p>
      <text:p text:style-name="Preformatted_20_Text">\vt பந்திகளெ மேத்துக்குண்டு இருந்தவருக ஒடனெ ஓடி போயி தமுத்து ஊரு ஜனகளுக்கெமு தம்மெ சுத்தி கடக்க வேறெ பட்டணகளுக்கெமு போயி சொன்னாரு, இதெ கேட்டதுமு நடந்ததெ பாக்காக்கு ஜனக அய்யடத்துக்கெ வந்தாரு.</text:p>
      <text:p text:style-name="Preformatted_20_Text">\vref MRK.5:15</text:p>
      <text:p text:style-name="Preformatted_20_Text">\v 15</text:p>
      <text:p text:style-name="Preformatted_20_Text">\vt அவரு ஏசுக்கெ வருகாக்குள்ளெ லேகியோனு-ங்க பேயி பிடித்திருந்தவ துணிபோட்டு குக்கியிருக்கதெமு, நல்ல புத்திதி இருக்கதெமு கண்டு அஞ்சினாரு.</text:p>
      <text:p text:style-name="Preformatted_20_Text">\vref MRK.5:16</text:p>
      <text:p text:style-name="Preformatted_20_Text">\v 16</text:p>
      <text:p text:style-name="Preformatted_20_Text">\vt பேயி புடுத்து இருந்தவனுக்குமு பந்திகளுக்குமு நடந்ததே கண்டவருகமு அவருக்கே விவரமாய் சொன்னாரு.</text:p>
      <text:p text:style-name="Preformatted_20_Text">\vref MRK.5:17</text:p>
      <text:p text:style-name="Preformatted_20_Text">\v 17</text:p>
      <text:p text:style-name="Preformatted_20_Text">\vt அப்ப அவாரு நீவிரி ஈ அடத்தே வுட்டு போயிரி-ந்து ஏசுக்கெ சொன்னாரு.</text:p>
      <text:p text:style-name="Preformatted_20_Text">\vref MRK.5:18</text:p>
      <text:p text:style-name="Preformatted_20_Text">\v 18</text:p>
      <text:p text:style-name="Preformatted_20_Text">\vt அச்சமே அவரு பரிசாக்கெ ஏறுகாக்குள்ளே, பேயி புடுத்து இருந்தவ தானுமு அவனொடெதானெ இருக்கோனோ-ந்து <text:s/>அவனெ வேண்டின.</text:p>
      <text:p text:style-name="Preformatted_20_Text">\vref MRK.5:19</text:p>
      <text:p text:style-name="Preformatted_20_Text">\v 19</text:p>
      <text:p text:style-name="Preformatted_20_Text">\vt இயேசு அவனுக்கு உத்தருவு கொடுக்காதே: நீ நித்து கூரெக்காரரோடெ நித்து கூரெக்கே போயி, கடவுளு நினுக்கு ராங்கி, நினுக்கு செததெ எல்லாத்தேமு அவருக்கெ சொல்லு-ந்து சொன்ன.</text:p>
      <text:p text:style-name="Preformatted_20_Text">\vref MRK.5:20</text:p>
      <text:p text:style-name="Preformatted_20_Text">\v 20</text:p>
      <text:p text:style-name="Preformatted_20_Text">\vt அது போலெ அவ போயி, இயேசு தனுக்கு செத எல்லாத்தேமு தெக்கப்போலி-ங்க நாடுதி இருந்த ஜனகளுக்கே போயி சொல்ல தொடங்கின;எல்லாருமு ஆச்சிரியபட்டாரு.</text:p>
      <text:p text:style-name="Preformatted_20_Text">\vref MRK.5:21</text:p>
      <text:p text:style-name="Preformatted_20_Text">\v 21</text:p>
      <text:p text:style-name="Preformatted_20_Text">\vt இயேசு பருசக்கெ எறி பின்னேமு இக்டெ மேடுக்கே வந்த,கடலோரத்தி இருக்காக்குள்ளே, ஜனக ஏசுது பக்காக்கே வந்தாரு.</text:p>
      <text:p text:style-name="Preformatted_20_Text">\vref MRK.5:22</text:p>
      <text:p text:style-name="Preformatted_20_Text">\v 22</text:p>
      <text:p text:style-name="Preformatted_20_Text">\vt அ நேரத்தி ஜெப கூரே தெலெவர்த்தி <text:s/>யவிரு-ங்கவ ஒருத்த வந்த, அவ ஏசுனெ கண்ட ஒடனே அவானுத்து காலுக்கே வூந்து,</text:p>
      <text:p text:style-name="Preformatted_20_Text">\vref MRK.5:23</text:p>
      <text:p text:style-name="Preformatted_20_Text">\v 23</text:p>
      <text:p text:style-name="Preformatted_20_Text">\vt எத்து மகா/ சாகது போலே கடக்க நீ வந்து நித்து கெய்யே அவாளுக்கு மேலெ வெத்தாக்கி, அவா <text:s/>பெளெத்துருவா-ந்து அவானெ வேண்டின.</text:p>
      <text:p text:style-name="Preformatted_20_Text">\vref MRK.5:24</text:p>
      <text:p text:style-name="Preformatted_20_Text">\v 24</text:p>
      <text:p text:style-name="Preformatted_20_Text">\vt ஏசு அவனொடெ போன நெறிய ஜனக அவனெ நெருக்கிகுண்டு பின்னுக்கு போனாரு.</text:p>
      <text:p text:style-name="Preformatted_20_Text">\vref MRK.5:25</text:p>
      <text:p text:style-name="Preformatted_20_Text">\v 25</text:p>
      <text:p text:style-name="Preformatted_20_Text">\vt அப்பா பன்னன்டு வருசமா ரத்த போக்கு நோவுனாலே கஷ்ட படுக ஒருத்தி அதி இருந்த.</text:p>
      <text:p text:style-name="Preformatted_20_Text"><text:soft-page-break/>\vref MRK.5:26</text:p>
      <text:p text:style-name="Preformatted_20_Text">\v 26</text:p>
      <text:p text:style-name="Preformatted_20_Text">\vt அவா நெறியா வைத்தியருக்கெ போயி தனுக்கு இருந்ததே எல்லாத்தெமு சலவு செதுத்துமு, கொஞ்சகூட நல்லா ஆகாதெ றம்ப கஸ்டபட்டுகுண்டிருக்க நேரத்தி</text:p>
      <text:p text:style-name="Preformatted_20_Text">\vref MRK.5:27</text:p>
      <text:p text:style-name="Preformatted_20_Text">\v 27</text:p>
      <text:p text:style-name="Preformatted_20_Text">\vt அவா ஏசுனே பத்தி கேள்விபட்டு நானு அவான்த்து முண்டுனே தொட்டா நல்ல ஆவே-ந்து சொல்லி.</text:p>
      <text:p text:style-name="Preformatted_20_Text">\vref MRK.5:28</text:p>
      <text:p text:style-name="Preformatted_20_Text">\v 28</text:p>
      <text:p text:style-name="Preformatted_20_Text">\vt ஜன கூட்டத்துக்குள்ளு அவானுக்கு பின்னுக்கு வந்து அவனுத்து முண்டுனெ தொட்டா.</text:p>
      <text:p text:style-name="Preformatted_20_Text">\vref MRK.5:29</text:p>
      <text:p text:style-name="Preformatted_20_Text">\v 29</text:p>
      <text:p text:style-name="Preformatted_20_Text">\vt தொட்டதுமே அவாள்த்து ளத்த போக்கு நிந்து போசு. அவா தத்து நோவு மாறினதே தத்து ஒடம்புதி ஒணர்ந்த.</text:p>
      <text:p text:style-name="Preformatted_20_Text">\vref MRK.5:30</text:p>
      <text:p text:style-name="Preformatted_20_Text">\v 30</text:p>
      <text:p text:style-name="Preformatted_20_Text">\vt ஒடனே ஏசு தத்திருந்து வல்லமெ வெளியே போனதே தனுக்குள்ளு ஒணர்ந்த ஒடனெ ஜன கூட்டத்தே திரும்பி பாத்து, '' எத்து முண்டுனெ தொட்டது ஆரு''-ந்து கேட்ட.</text:p>
      <text:p text:style-name="Preformatted_20_Text">\vref MRK.5:31</text:p>
      <text:p text:style-name="Preformatted_20_Text">\v 31</text:p>
      <text:p text:style-name="Preformatted_20_Text">\vt அதுக்கு அவான்த்து சிசியருக அவனுக்கே, ''இத்தனி ஜன கூட்ட நின்னே சுத்திமு நெருக்குகதெ தெருந்துமு, என்னே தொட்டது ஆரு?'-ந்து கேக்காளே-''ந்து கேட்டாரு.</text:p>
      <text:p text:style-name="Preformatted_20_Text">\vref MRK.5:32</text:p>
      <text:p text:style-name="Preformatted_20_Text">\v 32</text:p>
      <text:p text:style-name="Preformatted_20_Text">\vt ஆனா தத்து முண்டுனெ தொட்டது ஆரு-ந்து தெரிகாக்கு வேண்டி <text:s/>சுத்திமு திரும்பி பாத்துக்குண்டு இருந்த.</text:p>
      <text:p text:style-name="Preformatted_20_Text">\vref MRK.5:33</text:p>
      <text:p text:style-name="Preformatted_20_Text">\v 33</text:p>
      <text:p text:style-name="Preformatted_20_Text">\vt ஆ நேரத்தி ஆ மனுசி தனுக்கு நடந்ததெ தெரிந்துகுண்டு, அஞ்சி நடுங்கி-குண்டு, அவனுக்கு முன்னுக்கு வந்து வூந்து, நடந்தது எல்லாத்தெமு அவனுக்கே சொன்னா.</text:p>
      <text:p text:style-name="Preformatted_20_Text">\vref MRK.5:34</text:p>
      <text:p text:style-name="Preformatted_20_Text">\v 34</text:p>
      <text:p text:style-name="Preformatted_20_Text">\vt ஏசு அவாளுக்கே, '' மகளே, நித்து நம்பிக்கெ நின்னே நல்லா பண்ணினுது. நீ சந்தோசமா போயி, நித்து நோவு மாரி நல்லாயிரு''-ந்து சொன்ன.</text:p>
      <text:p text:style-name="Preformatted_20_Text">\vref MRK.5:35</text:p>
      <text:p text:style-name="Preformatted_20_Text">\v 35</text:p>
      <text:p text:style-name="Preformatted_20_Text">\vt அவ இச்ச பேசிக்குண்டு இருக்கதி, ஜெபக்கூரெ தெலெவன்த்து கூரேதி இருந்து ஆளுக வந்து, அவனுக்கெ நித்து மகா/ சத்துட்ட. போதகனே எனாக்கு தொந்துறவு செகிதீ''-ந்தாரு.</text:p>
      <text:p text:style-name="Preformatted_20_Text">\vref MRK.5:36</text:p>
      <text:p text:style-name="Preformatted_20_Text">\v 36</text:p>
      <text:p text:style-name="Preformatted_20_Text">\vt அவாரு சொன்னது ஏசுது காதுக்கே வூந்ததுமு, அவ ஜெப கூரெ தெலெவனுக்கே, ''அஞ்சவாண்ட, நம்பிக்கெனே மாத்ர வுட வாண்ட-ந்து சொன்ன.</text:p>
      <text:p text:style-name="Preformatted_20_Text">\vref MRK.5:37</text:p>
      <text:p text:style-name="Preformatted_20_Text">\v 37</text:p>
      <text:p text:style-name="Preformatted_20_Text">\vt ஏசு பேதுரு, யாக்கோபு, யாக்கோபுது பறந்தவ யோவானே மாத்ர தன்னோடே வருகச்சொல்லி மத்தவரே தன்னோடெ வருகாக்கு வுடலே.</text:p>
      <text:p text:style-name="Preformatted_20_Text">\vref MRK.5:38</text:p>
      <text:p text:style-name="Preformatted_20_Text">\v 38</text:p>
      <text:p text:style-name="Preformatted_20_Text">\vt அவாரு ஜெப கூரெ தெலெவன்த்து கூரெக்கெ போனாரு. அதி எகாவரெமு,லாறுகவரெமு ஏசு கண்ட.</text:p>
      <text:p text:style-name="Preformatted_20_Text">\vref MRK.5:39</text:p>
      <text:p text:style-name="Preformatted_20_Text">\v 39</text:p>
      <text:p text:style-name="Preformatted_20_Text">\vt அவ உள்ளுக்கு போயி, ''எனாக்கு இச்ச எகிதி? எனாக்கு லாருகிதி? சிருபுள்ளே சாகலே, அவா ரொங்கிகுண்டு இருக்கா-ந்து சொன்ன.</text:p>
      <text:p text:style-name="Preformatted_20_Text">\vref MRK.5:40</text:p>
      <text:p text:style-name="Preformatted_20_Text">\v 40</text:p>
      <text:p text:style-name="Preformatted_20_Text">\vt அவாரு அவரெ பாத்து கேலி செதாரு. ஆனா அவ எல்லாரேமுபோக சொல்லி, சிருபுள்ளேது அக்கெனெமு அம்மனெமு தன்னொடெ வந்தவரெமு லெத்துகுண்டு, அ சிருபுள்ளெ இருந்த அடாக்கெ போன.</text:p>
      <text:p text:style-name="Preformatted_20_Text">\vref MRK.5:41</text:p>
      <text:p text:style-name="Preformatted_20_Text"><text:soft-page-break/>\v 41</text:p>
      <text:p text:style-name="Preformatted_20_Text">\vt சிறு புள்ளெது கெய்யெ புடுத்து அவளுக்கே , ''தலித்தாகூமி''-ந்து சொன்ன. அதுக்கு 'சிறுபுள்ளே ஏந்துரு'-ந்து நினுக்கு சொல்லுகே-ங்கது அர்த்த.</text:p>
      <text:p text:style-name="Preformatted_20_Text">\vref MRK.5:42</text:p>
      <text:p text:style-name="Preformatted_20_Text">\v 42</text:p>
      <text:p text:style-name="Preformatted_20_Text">\vt ஒடனெ அ சிறுபுள்ளே ஏந்து நடந்தா. அவாளுக்கு வயசு பன்னன்டு, ஜனக எல்லாருமு மெலெத்து நிந்தாரு.</text:p>
      <text:p text:style-name="Preformatted_20_Text">\vref MRK.5:43</text:p>
      <text:p text:style-name="Preformatted_20_Text">\v 43</text:p>
      <text:p text:style-name="Preformatted_20_Text">\vt இதே யாருக்கேமு சொல்லாதே இருக்கோனோ-ந்து அவாருக்கே கண்டிப்பா சொன்ன. அவாளுக்கு புட்டு கொடுக்காக்குமு சொன்ன.</text:p>
      <text:p text:style-name="Preformatted_20_Text">\rcrd MRK 6</text:p>
      <text:p text:style-name="Preformatted_20_Text">\c 6</text:p>
      <text:p text:style-name="Preformatted_20_Text">\p</text:p>
      <text:p text:style-name="Preformatted_20_Text">\vref MRK.6:1</text:p>
      <text:p text:style-name="Preformatted_20_Text">\v 1</text:p>
      <text:p text:style-name="Preformatted_20_Text">\vt ஏசு ஆங்கிருந்து தானு பறந்து வளந்த தத்து சொந்த ஊருக்கெ வந்த.அவனுத்து சிசியருகமு அவனோடெதானெ வந்தாருக/.</text:p>
      <text:p text:style-name="Preformatted_20_Text">\vref MRK.6:2</text:p>
      <text:p text:style-name="Preformatted_20_Text">\v 2</text:p>
      <text:p text:style-name="Preformatted_20_Text">\vt சபாத்‍து நாளானதுமு, அவ ஜெப/கூரெதி போதனெபண்ணிக்குண்டு இருந்த. இதெ கேட்டவருக றம்ப அதிசயப்பட்டு, ஏங்கிருந்து இவனுக்கு இச்சில போதனெ கெடெத்துது? <text:s/>இப்பேர்ப்பட்ட பெ/ல்ல காரியகளெ இவ செகானெ'', ஏங்கிருந்து இவனுக்கு ஈ அறுவு வந்துது?.</text:p>
      <text:p text:style-name="Preformatted_20_Text">\vref MRK.6:3</text:p>
      <text:p text:style-name="Preformatted_20_Text">\v 3</text:p>
      <text:p text:style-name="Preformatted_20_Text">\vt இவ ஆசாரிதானெ? மரியாளுத்து மக தானே? <text:s/>இவ யாக்கோபு, யோசே, யூதா, சீமோனு-ங்கவருத்து பறந்தவதானெ? <text:s text:c="2"/>இவனுத்து பறந்தவா ஈங்கு நம்மோடெ தானெ இருக்கருகாந்து சொன்னாரு. இச்ச அவனெ ஏத்துகுக மறுத்தாறு.</text:p>
      <text:p text:style-name="Preformatted_20_Text">\vref MRK.6:4</text:p>
      <text:p text:style-name="Preformatted_20_Text">\v 4</text:p>
      <text:p text:style-name="Preformatted_20_Text">\vt அவாரு இச்ச பேசுகதெ கேட்ட ஏசு அவருக்கெ,கடவுளுது வாக்குனெ சொல்லுக ஒருத்தனுக்கு தத்து சொந்த ஊருதிமு,தத்து ஆளுகளுத்திமு, தத்து கூரெதிமுதே மதுப்பு மரியாதி இல்லாதெ போகுமே ஒளிய வேறெ ஏங்குமு அவனுத்து மதுப்பு, மரியாதி கொறெகாது-ந்த.</text:p>
      <text:p text:style-name="Preformatted_20_Text">\vref MRK.6:5</text:p>
      <text:p text:style-name="Preformatted_20_Text">\v 5</text:p>
      <text:p text:style-name="Preformatted_20_Text">\vt ஆங்கு அவ ஒரு சில நோவுக்காரனுக்கு மேலு தத்து கெய்யிகளெ வெத்து தொட்டு நல்லாப்பண்ணினானே தவுற வேறெ பெ/ல்ல அதிசயத்தெ ஒந்தெமு அவனாலெ அதி செக முடியலெ.</text:p>
      <text:p text:style-name="Preformatted_20_Text">\vref MRK.6:6</text:p>
      <text:p text:style-name="Preformatted_20_Text">\v 6</text:p>
      <text:p text:style-name="Preformatted_20_Text">\vt அவருத்து அவநம்பிக்கெனெ கண்டு அவனுக்கு ஆ'''-ந்து போயித்துது. ஏசு ஆ ஊருகளுக்கு பக்க கடக்க ஊருகளுக்கெ போயி போதனெ செத.</text:p>
      <text:p text:style-name="Preformatted_20_Text">\vref MRK.6:7</text:p>
      <text:p text:style-name="Preformatted_20_Text">\v 7</text:p>
      <text:p text:style-name="Preformatted_20_Text">\vt அவ தத்து பன்னன்டு சிசியருகளெமு லெத்துருந்து, அவரெ றண்டு றண்டாளுகளா ஊருகளுக்கெ போயீ-ந்து சொல்லி வுட்ட. <text:s/>அவருக்கு கெட்ட ஆவிகளெ முடுக்கி வுடுகாக்கு அதிகாரமு கொடுத்துருந்த.</text:p>
      <text:p text:style-name="Preformatted_20_Text">\vref MRK.6:8</text:p>
      <text:p text:style-name="Preformatted_20_Text">\v 8</text:p>
      <text:p text:style-name="Preformatted_20_Text">\vt அதுமல்லாதெ அவ தத்து சிசியருக்கெ, நீவிரி ஊரு ஊரா போகாம்போது கெய்த்தடி ஒந்து நடக்காக்கு ஒதவியாயிருக்காக்கு வேண்டி எடுத்துக்கோயி, பய்யி, புட்டு, இடுப்புக்கெ காசு பணக அது போலெ வேறெ ஒந்தெமு எடுத்துகுண்டு போகாவாண்டா.</text:p>
      <text:p text:style-name="Preformatted_20_Text">\vref MRK.6:9</text:p>
      <text:p text:style-name="Preformatted_20_Text">\v 9</text:p>
      <text:p text:style-name="Preformatted_20_Text">\vt ஆனா காலுக்கெ செருப்பு போட்டு போகிலா:, போட்டுறுக்க கமுசு ஒந்து மட்டுற போது அதுக்கு மேலெ இன்னொந்துமு சேத்தி போடுகாக்கில்லே-ந்து அவருக்கு கட்டளெ போட்ட.</text:p>
      <text:p text:style-name="Preformatted_20_Text">\vref MRK.6:10</text:p>
      <text:p text:style-name="Preformatted_20_Text">\v 10</text:p>
      <text:p text:style-name="Preformatted_20_Text">\vt பின்னேமு ஏசு தத்து சிசியருக்கெ சொன்ன-, நீவிரி ஏது ஊருக்கெ போனாலுமு அதி ஆருத்தாசு ஒரு கூரெக்கெ போனுதீ-ந்தா ஆங்கிருந்து பறப்பட்டு திரும்பி வருக வரெ ஆ கூரெதி தானெ தங்கிக்கோயி.</text:p>
      <text:p text:style-name="Preformatted_20_Text"><text:soft-page-break/>\vref MRK.6:11</text:p>
      <text:p text:style-name="Preformatted_20_Text">\v 11</text:p>
      <text:p text:style-name="Preformatted_20_Text">\vt நிம்மெ ஏதூருக்காரராவுது சேத்தாதெ, நீவிரி சொல்லுக கடவுளுது வாக்குனெ கேக்காதெ போனா ஆங்கிருந்து நீவிரி திரும்பி வருகாம்போது, நிமுத்து பாதகாலுதி பட்டு கடக்க தூசினெ தட்டி வுட்டுத்து வாயி. கடவுளு நாயந்தீக்காக்கு வருக கெடேசி நாளுதி ஆ நாடுக்கு நடக்க இருக்கதெ வுட சோதோம்-கொமோறா-ந்து சொல்லுக நாடுகளுக்கு நடக்கது கொஞ்சதெ ஆயிருக்கூ-ந்து நிசாமாயி நிமுக்கு சொல்லுகே.</text:p>
      <text:p text:style-name="Preformatted_20_Text">\vref MRK.6:12</text:p>
      <text:p text:style-name="Preformatted_20_Text">\v 12</text:p>
      <text:p text:style-name="Preformatted_20_Text">\vt அச்சதானெ அவாரு போயி மனாசு திருந்தீ-ந்து கடவுளுது நல்ல சேதினெ அவாருக்கெ சொன்னாரு:,</text:p>
      <text:p text:style-name="Preformatted_20_Text">\vref MRK.6:13</text:p>
      <text:p text:style-name="Preformatted_20_Text">\v 13</text:p>
      <text:p text:style-name="Preformatted_20_Text">\vt எத்தனியோ ஆளுகளுத்தி இருந்த பேய்களெமு முடுக்கினாரு, நோவுக்காரருகளெமு எண்ணெ தேத்து நல்லாப்பண்ணினாரு.</text:p>
      <text:p text:style-name="Preformatted_20_Text">\vref MRK.6:14</text:p>
      <text:p text:style-name="Preformatted_20_Text">\v 14</text:p>
      <text:p text:style-name="Preformatted_20_Text">\vt ஏசுது பேருக எல்லா அடகளுக்கெமு பரவினுது. ஏரோது-ங்க ராஜாவுமு அவனெ பத்தி கேள்விப்பட்ட. கொஞ்ச ஆளுக சத்து போன திருமுளுக்கு கொடுத்த யோவானு-ங்கவதே உசுரு திரும்பி வந்து ஏந்துறுக்க:, அதுக்குதே இப்பேர்ப்பட்ட பெ/ல்ல காரியக இவனாலெ செகா முடிகுதூ-ந்து சொன்னாரு.</text:p>
      <text:p text:style-name="Preformatted_20_Text">\vref MRK.6:15</text:p>
      <text:p text:style-name="Preformatted_20_Text">\v 15</text:p>
      <text:p text:style-name="Preformatted_20_Text">\vt வேறெ கொஞ்ச ஆளுக இவ கடவுளுது வாக்குனெ சொல்லுக எலியா-ங்கவந்துமு சொன்னாருக இன்னீமு கொஞ்ச ஆளுக ஆ காலத்தி இருந்த கடவுளுது வாக்குனெ சொல்லுகவரெ போலெ இவனுமு ஒருத்த அச்சாந்தாரு.</text:p>
      <text:p text:style-name="Preformatted_20_Text">\vref MRK.6:16</text:p>
      <text:p text:style-name="Preformatted_20_Text">\v 16</text:p>
      <text:p text:style-name="Preformatted_20_Text">\vt ராஜாவான ஏரோது இதெ கேட்டதுமு இவ யோவானு-ங்கவதே, அவனுத்து தெலெனெ நாதே வெட்டுகாக்கு சொல்லி சாகடுத்தெ'' <text:s/>அச்சாசெதுமு அவ உசுறோடெ ஏந்து வந்துறுக்க-ந்து சொன்ன.</text:p>
      <text:p text:style-name="Preformatted_20_Text">\vref MRK.6:17</text:p>
      <text:p text:style-name="Preformatted_20_Text">\v 17</text:p>
      <text:p text:style-name="Preformatted_20_Text">\vt ஈ ஏரோது ராஜாவு தன்னோடெ பறந்தவனான பிலிப்பு-ங்கவனுத்து பெண்டு ஏரோதியாளுனெ தனுக்கு பெண்டாயி வெத்துக்குண்டு இருந்த. அதுனாலெ அவளெ தானு வெத்துறுந்ததுக்கு வேண்டி தத்து ஆளுகளெ வுட்டு யோவானெ புடுத்து கெட்டிருந்து ஜயிலுக்கெ டெத்து வெத்துறுந்த.</text:p>
      <text:p text:style-name="Preformatted_20_Text">\vref MRK.6:18</text:p>
      <text:p text:style-name="Preformatted_20_Text">\v 18</text:p>
      <text:p text:style-name="Preformatted_20_Text">\vt எனாதுக்குந்தா யோவானு-ங்கவ ராஜாவு ஏரோதுக்கெ நின்னோடெ பறந்தவ பெண்டெ நீ வெத்துருக்கது செரியில்லே-ந்து பல தடவெ சொல்லி எச்சரிக்கெ பண்ணிக்குண்டு இருந்த.</text:p>
      <text:p text:style-name="Preformatted_20_Text">\vref MRK.6:19</text:p>
      <text:p text:style-name="Preformatted_20_Text">\v 19</text:p>
      <text:p text:style-name="Preformatted_20_Text">\vt யோவானு இச்ச சொல்லிக்குண்டு இருக்கதெ கேட்டுக்குண்டு இருந்த . <text:s/>ஏரோதியாளுங்கவ அவனே கண்டு வெசவெத்து அவனே எச்சாவது கொல்லோனொ-ந்து நெனெத்தா ஆனா அவாளுக்கு முடியலே.</text:p>
      <text:p text:style-name="Preformatted_20_Text">\vref MRK.6:20</text:p>
      <text:p text:style-name="Preformatted_20_Text">\v 20</text:p>
      <text:p text:style-name="Preformatted_20_Text">\vt எனாக்குந்தா யோவானு நேர்மெமு பரிசுத்தமுமாயிருக்கவனுமுந்து ஏரோது ராஜ தெருந்து அஞ்சி அவனுக்கு பாதுகாப்பெ கொடுத்து வந்த. அவ பேசுனெ கேட்டு எனாது செகாது-ந்து அவ சொல்லுகதெ எல்லாத்தெமு கேட்டுகுண்டு வந்த.</text:p>
      <text:p text:style-name="Preformatted_20_Text">\vref MRK.6:21</text:p>
      <text:p text:style-name="Preformatted_20_Text">\v 21</text:p>
      <text:p text:style-name="Preformatted_20_Text">\vt ஒரு நாளு ஏரோதியாளுக்கு நல்ல சமய கெடெத்துது. ஏரோது தத்து பறந்த நாளிதி ராஜ மாளிகெதி இருக்கவருக்குமு ஆயிர ஆளுக்கு தெலெவருக்குமு, கலிலேயாவுதி இருக்க பெ/ல்ல மனுசர்க்குமு ஒரு விருந்து வெத்த.</text:p>
      <text:p text:style-name="Preformatted_20_Text">\vref MRK.6:22</text:p>
      <text:p text:style-name="Preformatted_20_Text">\v 22</text:p>
      <text:p text:style-name="Preformatted_20_Text">\vt அ நேரத்தி ஏரோதியாளுத்து மகா/ உள்ளுக்கு வந்து நடன ஆடி ஏரோது ராஜனெமு விருந்துகாரரெமு சந்தோசப்படுத்தினா. அதுக்கு ராஜ '' நினுக்கு எனாது வேனுந்தாலுமு கேளு தருகே'' ந்து சொன்ன.</text:p>
      <text:p text:style-name="Preformatted_20_Text">\vref MRK.6:23</text:p>
      <text:p text:style-name="Preformatted_20_Text">\v 23</text:p>
      <text:p text:style-name="Preformatted_20_Text">\vt நீ எத்தி எனாது கேட்டாலுமு, எத்து ராஜாங்கத்தி பாதினே கேட்டாலுமு நானு நினுக்கு தருகே''- ந்து அவாளுக்கு வாக்கு கொடுத்த.</text:p>
      <text:p text:style-name="Preformatted_20_Text"><text:soft-page-break/>\vref MRK.6:24</text:p>
      <text:p text:style-name="Preformatted_20_Text">\v 24</text:p>
      <text:p text:style-name="Preformatted_20_Text">\vt அவ வெட்டெக்கெ போயி, ''நானு எனாதே கேக்கிலா? ''ந்து தத்து அக்/கெ/னெ கேட்டா. அதுக்கு அவா, ''திருமுளுக்கு யோவானுது தெலெனே கேளு''ந்து சொன்னா.</text:p>
      <text:p text:style-name="Preformatted_20_Text">\vref MRK.6:25</text:p>
      <text:p text:style-name="Preformatted_20_Text">\v 25</text:p>
      <text:p text:style-name="Preformatted_20_Text">\vt ஒடனே அவா ராஜனுக்கே சீக்கிரத்தி வந்து, ''திருமுழுக்கு யோவானுது தெலெனே ஒரு தட்டுக்கே வெத்து இப்பமெ எனுக்கு தா''ந்து கேட்டா.</text:p>
      <text:p text:style-name="Preformatted_20_Text">\vref MRK.6:26</text:p>
      <text:p text:style-name="Preformatted_20_Text">\v 26</text:p>
      <text:p text:style-name="Preformatted_20_Text">\vt அ நேரத்தி ராஜ ரம்ப வெசனபட்ட ,ஆனா விருந்துக்காரருக்கு முந்துக்கு வாக்கு கொடுத்ததுனாலே யோவானுது தெலெனெ கொடுக்காக்கு அவ மறுக்கலெ.</text:p>
      <text:p text:style-name="Preformatted_20_Text">\vref MRK.6:27</text:p>
      <text:p text:style-name="Preformatted_20_Text">\v 27</text:p>
      <text:p text:style-name="Preformatted_20_Text">\vt ஒடனே ராஜ ஒரு காவக்காரனே வுட்டு யோவானுது தெலெனெ கொடாருகாக்கு சொன்ன.</text:p>
      <text:p text:style-name="Preformatted_20_Text">\vref MRK.6:28</text:p>
      <text:p text:style-name="Preformatted_20_Text">\v 28</text:p>
      <text:p text:style-name="Preformatted_20_Text">\vt அச்சமே அவ ஜயிலுக்கே போயி, யோவானுது தெலெனே வெட்டி, ஒரு தட்டுக்கே வெத்து அதெ கொடாந்து ஆ சிரு புள்ளேக்கே கொடுத்த. அவா அதெ தத்து அக்/கெ/க்கே கொடுத்தா.</text:p>
      <text:p text:style-name="Preformatted_20_Text">\vref MRK.6:29</text:p>
      <text:p text:style-name="Preformatted_20_Text">\v 29</text:p>
      <text:p text:style-name="Preformatted_20_Text">\vt இதுனே கேட்டுட்டு யோவான்த்து சிசியருக வந்து அவான்து சரிகலத்தெ எடுத்து போயி ஒரு கொப்பெக்கெ வெத்தாரு.</text:p>
      <text:p text:style-name="Preformatted_20_Text">\vref MRK.6:30</text:p>
      <text:p text:style-name="Preformatted_20_Text">\v 30</text:p>
      <text:p text:style-name="Preformatted_20_Text">\vt ஆ நேரத்தி சிசியருக ஏசுக்கே வந்து தாமு செததேமு உபதேச செதது எல்லாத்தெமு ஏசுக்கெ சொன்னாரு.</text:p>
      <text:p text:style-name="Preformatted_20_Text">\vref MRK.6:31</text:p>
      <text:p text:style-name="Preformatted_20_Text">\v 31</text:p>
      <text:p text:style-name="Preformatted_20_Text">\vt அவ அவாருக்கெ,''நீவிரி வெட்டெக்காடுதி தனியா ஒரு அடக்கே போயி கொஞ்ச தாப்பாறுகிலா-''ந்து சொன்ன. எனாக்குந்தா ஜனக வருகது போகதுமா இருந்ததுனாலே அவாருக்கு திங்காக்கு நேரமே கெடெக்கலே.</text:p>
      <text:p text:style-name="Preformatted_20_Text">\vref MRK.6:32</text:p>
      <text:p text:style-name="Preformatted_20_Text">\v 32</text:p>
      <text:p text:style-name="Preformatted_20_Text">\vt அவாரு அச்சமே பர்ச ஏறி வெட்டெகாடுதி தனியா ஒரு அடக்கே போனாரு.</text:p>
      <text:p text:style-name="Preformatted_20_Text">\vref MRK.6:33</text:p>
      <text:p text:style-name="Preformatted_20_Text">\v 33</text:p>
      <text:p text:style-name="Preformatted_20_Text">\vt அவாரு போகதே ஜனக பாத்தாரு, பலரு அவாரு யாருங்கதெ தெரிந்துகுண்டு, எல்லா பட்டணத்திருந்துமு காலு நெடெயா ஆ அடக்கெ ஓடி அவார்க்கு முந்துக்கு அதுக்கே வந்து சேந்தாரு.</text:p>
      <text:p text:style-name="Preformatted_20_Text">\vref MRK.6:34</text:p>
      <text:p text:style-name="Preformatted_20_Text">\v 34</text:p>
      <text:p text:style-name="Preformatted_20_Text">\vt ஏசு மேடுக்கெ ராங்கினதுமு பெ/ல்ல ஜன கூட்டத்தெ பாத்த. அவாரு மேக்கவ இல்லாத்த ஆடுக போலே இருந்ததுனாலே அவருக்குமேலு மனசு ராங்கி அவாருக்கு பலதெ சொல்லி கொடுத்த.</text:p>
      <text:p text:style-name="Preformatted_20_Text">\vref MRK.6:35</text:p>
      <text:p text:style-name="Preformatted_20_Text">\v 35</text:p>
      <text:p text:style-name="Preformatted_20_Text">\vt றம்ப நேர ஆன பறகே, சிசியருக அவனுக்கே வந்து, ''இ அட வெட்டெகாடு ஆசுதெ, <text:s/>றம்ப நேரமு ஆயிட்டுது.</text:p>
      <text:p text:style-name="Preformatted_20_Text">\vref MRK.6:36</text:p>
      <text:p text:style-name="Preformatted_20_Text">\v 36</text:p>
      <text:p text:style-name="Preformatted_20_Text">\vt சுத்திமு இருக்க பட்டணகளுக்கேமு ஊருகளுக்கெமு போயி திங்காக்கு ஏதாசு அவாரெ வாங்கிக்குண்டு வருகாக்கு நீ ஜனத்தே அனுப்பிவுடு''ந்து சொன்னாரு.</text:p>
      <text:p text:style-name="Preformatted_20_Text">\vref MRK.6:37</text:p>
      <text:p text:style-name="Preformatted_20_Text">\v 37</text:p>
      <text:p text:style-name="Preformatted_20_Text">\vt ஏசு அவாருக்கே, '' நீவிரியே அவாருக்கு ரொட்டி கொடுவி''ந்து சொன்ன. அவாரு , நாமு போயி இரு நூறு பணக்கு ரொட்டி வாங்கி இவாருக்கு திங்க கொடுக்கோனோந்து சொல்லுகளா-?''ந்து கேட்டாரு.</text:p>
      <text:p text:style-name="Preformatted_20_Text">\vref MRK.6:38</text:p>
      <text:p text:style-name="Preformatted_20_Text">\v 38</text:p>
      <text:p text:style-name="Preformatted_20_Text">\vt அதுக்கு அவ, ''நிமுத்தி எத்தனி ரொட்டி கடாக்குது போயி பாரி-ந்து சொன்னதுமு அவாரு பாத்துட்டு, ''அஞ்சு ரொட்டிமு ரண்டு மீனுமு கடாக்குது- ''ந்து சொன்னாரு.</text:p>
      <text:p text:style-name="Preformatted_20_Text"><text:soft-page-break/>\vref MRK.6:39</text:p>
      <text:p text:style-name="Preformatted_20_Text">\v 39</text:p>
      <text:p text:style-name="Preformatted_20_Text">\vt அப்ப எல்லாரெமு புல்லுக்கெ <text:s text:c="2"/>குக்குகாக்கு ஏசு சொன்ன</text:p>
      <text:p text:style-name="Preformatted_20_Text">\vref MRK.6:40</text:p>
      <text:p text:style-name="Preformatted_20_Text">\v 40</text:p>
      <text:p text:style-name="Preformatted_20_Text">\vt அவாரு வரிசி வரிசிய நூறு ஆளுகமு, ஜம்பது ஆளுகமுமா குக்கினாரு.</text:p>
      <text:p text:style-name="Preformatted_20_Text">\vref MRK.6:41</text:p>
      <text:p text:style-name="Preformatted_20_Text">\v 41</text:p>
      <text:p text:style-name="Preformatted_20_Text">\vt ஏசு அவாருக்கெ கொடுத்த ஆ அஞ்சு ரொட்டினெமு ரண்டு மீனுனெமு எடுத்து வானத்தெ அனாந்து பாத்து பராசி அவாருக்கே கொடுக்க சொன்ன. அச்சமெ ரண்டு மீனெ எல்லாருக்குமு பங்கினாரு.</text:p>
      <text:p text:style-name="Preformatted_20_Text">\vref MRK.6:42</text:p>
      <text:p text:style-name="Preformatted_20_Text">\v 42</text:p>
      <text:p text:style-name="Preformatted_20_Text">\vt இதெ எல்லாருமு வோறு தும்ப திந்தாரு.</text:p>
      <text:p text:style-name="Preformatted_20_Text">\vref MRK.6:43</text:p>
      <text:p text:style-name="Preformatted_20_Text">\v 43</text:p>
      <text:p text:style-name="Preformatted_20_Text">\vt அதி மிச்ச ஆன ரொட்டினேமு மீனெமு பன்னன்டு கூடெக்கே ரப்பி எடுத்தாரு.</text:p>
      <text:p text:style-name="Preformatted_20_Text">\vref MRK.6:44</text:p>
      <text:p text:style-name="Preformatted_20_Text">\v 44</text:p>
      <text:p text:style-name="Preformatted_20_Text">\vt ஆ ரொட்டி திந்தவரு அஞ்சு ஆயிர ஆம்புளேகளா இருந்தாரு.</text:p>
      <text:p text:style-name="Preformatted_20_Text">\vref MRK.6:45</text:p>
      <text:p text:style-name="Preformatted_20_Text">\v 45</text:p>
      <text:p text:style-name="Preformatted_20_Text">\vt ஏசு ஜனகளெ அனுப்புகாக்குள்ளெ தமுத்து சிஷியருக பருசாத்தி ஏறி அக்டெ மேடுதி இருக்க பெத்சாயிதா-ங்க ஊருக்கெ போகாக்கு கட்டாய பண்ணின.</text:p>
      <text:p text:style-name="Preformatted_20_Text">\vref MRK.6:46</text:p>
      <text:p text:style-name="Preformatted_20_Text">\v 46</text:p>
      <text:p text:style-name="Preformatted_20_Text">\vt அவாரு ஜனகளெ அனுப்பின கெடெசி ஜெப பண்ணுகாக்கு ஏசு ஒரு பெ/ல்ல மெலெக்கெ ஏறின.</text:p>
      <text:p text:style-name="Preformatted_20_Text">\vref MRK.6:47</text:p>
      <text:p text:style-name="Preformatted_20_Text">\v 47</text:p>
      <text:p text:style-name="Preformatted_20_Text">\vt அந்தியோடெ ஆனதுமு பர்ச நடு கடலுதி இருந்துது, ஆனாலுமு ஏசு தனிய மேடுதி இருந்த.</text:p>
      <text:p text:style-name="Preformatted_20_Text">\vref MRK.6:48</text:p>
      <text:p text:style-name="Preformatted_20_Text">\v 48</text:p>
      <text:p text:style-name="Preformatted_20_Text">\vt ஆ நேரத்தி காத்து அடுத்துது அவாரு பர்ச துடுப்புனெ இளுக்காக்கு சங்கடபடுகதெ அவ கண்டு , ஏசு கடலுதி நடாந்து அவாருக்கெ வந்த. அவாரெ தாண்டிபோகது போலெ காட்டின. அப்ப சுமாரு நாலாவது ஜாமமா கடாந்துது.</text:p>
      <text:p text:style-name="Preformatted_20_Text">\vref MRK.6:49</text:p>
      <text:p text:style-name="Preformatted_20_Text">\v 49</text:p>
      <text:p text:style-name="Preformatted_20_Text">\vt அவ கடலுதி நடக்கதெ பாத்து சிசியருக பேயி-ந்து நெனெத்து மெரென்டாரு.</text:p>
      <text:p text:style-name="Preformatted_20_Text">\vref MRK.6:50</text:p>
      <text:p text:style-name="Preformatted_20_Text">\v 50</text:p>
      <text:p text:style-name="Preformatted_20_Text">\vt எச்சாந்தா எல்லாருமு அஞ்சி கலங்கினாரு, ஒடனெ ஏசு அவாரொடெ பேசின. ''தைரியமாயிருவி'' அஞ்சவாண்டிதி நானுதெ ஏசு-ந்து சொன்ன.</text:p>
      <text:p text:style-name="Preformatted_20_Text">\vref MRK.6:51</text:p>
      <text:p text:style-name="Preformatted_20_Text">\v 51</text:p>
      <text:p text:style-name="Preformatted_20_Text">\vt பின்னே பர்சாத்க்கெ ஏறுகாக்குள்ளெ காத்து நிந்துத்துது. <text:s/>அதுனாலே அவாரு ஏசுனே பாத்து அவாரு மெலெத்து போனாரு.</text:p>
      <text:p text:style-name="Preformatted_20_Text">\vref MRK.6:52</text:p>
      <text:p text:style-name="Preformatted_20_Text">\v 52</text:p>
      <text:p text:style-name="Preformatted_20_Text">\vt எச்சாந்தா அவார்த்து மனசு கடினமா கடந்ததுனாலெ ரொட்டினெ பத்தின காரியத்தெ புருந்துகுகலெ.</text:p>
      <text:p text:style-name="Preformatted_20_Text">\vref MRK.6:53</text:p>
      <text:p text:style-name="Preformatted_20_Text">\v 53</text:p>
      <text:p text:style-name="Preformatted_20_Text">\vt அவாரு பர்சத்திருந்து ராங்கி அக்டெமேடு போயி கெனெசரெத்து-ங்க நாடுக்கெ சேந்தாரு.</text:p>
      <text:p text:style-name="Preformatted_20_Text">\vref MRK.6:54</text:p>
      <text:p text:style-name="Preformatted_20_Text">\v 54</text:p>
      <text:p text:style-name="Preformatted_20_Text">\vt அப்பர அவாரு பர்சத்தெ வுட்டு ராங்கின ஒடனெ ஜனக அவானெ இவதெ ஏசு-ந்து கண்டாரு.</text:p>
      <text:p text:style-name="Preformatted_20_Text">\vref MRK.6:55</text:p>
      <text:p text:style-name="Preformatted_20_Text">\v 55</text:p>
      <text:p text:style-name="Preformatted_20_Text">\vt ஆ நாடுதி எல்லா அடத்துக்கெமு ஒடி நடந்து அவ இருக்காங்க அடத்துக்கெ எல்லா நோவு ஆளுகளெமு <text:soft-page-break/>கொடாருகாக்கு தொவக்கினாரு.</text:p>
      <text:p text:style-name="Preformatted_20_Text">\vref MRK.6:56</text:p>
      <text:p text:style-name="Preformatted_20_Text">\v 56</text:p>
      <text:p text:style-name="Preformatted_20_Text">\vt பின்னெமு அவாரு போன ஊரு, நாடு, பட்டண அவ போன அடத்துக்கெ எல்லா அவாரு நோவு ஆளுகளெ கொடாந்து வெத்தாரு. அவானுத்து முண்டுனெ ஆவுது தொடுகாக்கு உத்துருவு தரொனோ-ந்து அவானெ வேண்டினாரு. ஏசுனே தொட்ட எல்லாருமு சொக ஆனாரு.</text:p>
      <text:p text:style-name="Preformatted_20_Text">\rcrd MRK 7</text:p>
      <text:p text:style-name="Preformatted_20_Text">\c 7</text:p>
      <text:p text:style-name="Preformatted_20_Text">\p</text:p>
      <text:p text:style-name="Preformatted_20_Text">\vref MRK.7:1</text:p>
      <text:p text:style-name="Preformatted_20_Text">\v 1</text:p>
      <text:p text:style-name="Preformatted_20_Text">\vt ஒரு நாளு எருசலேமுதி இருந்து வந்துருந்த பரிசேயருங்க கூட்டமு, வேத சட்டத்தெ சொல்லுகவருக எல்லாருமு சேந்து ஏசுக்கெ வந்தாரு.</text:p>
      <text:p text:style-name="Preformatted_20_Text">\vref MRK.7:2</text:p>
      <text:p text:style-name="Preformatted_20_Text">\v 2</text:p>
      <text:p text:style-name="Preformatted_20_Text">\vt வந்து பாக்காக்குள்ளெ ஏசுது சிசியருகளுத்தி கொஞ்ச ஆளுக கெகாதெ எக்கு கெய்யோடெ தானெ சோறு திங்கதுனெ அவாருக தமுத்து கண்ணுக்கெ பாத்துட்டாரு.</text:p>
      <text:p text:style-name="Preformatted_20_Text">\vref MRK.7:3</text:p>
      <text:p text:style-name="Preformatted_20_Text">\v 3</text:p>
      <text:p text:style-name="Preformatted_20_Text">\vt எச்சாந்தா, ஈ பரிசேயருக, யூதருக எல்லாருமே தமுத்து ஆதிகால பாட்டி பாட்டன பரம்பரெயா செகா அவருத்து பளக்க வளக்கக போலெ கெய் கெதுத்துதே எனாதெ ஆனாலுமு திம்பாரு.</text:p>
      <text:p text:style-name="Preformatted_20_Text">\vref MRK.7:4</text:p>
      <text:p text:style-name="Preformatted_20_Text">\v 4</text:p>
      <text:p text:style-name="Preformatted_20_Text">\vt சந்தெக்கெயோ, கெடெக்கெயோ போயித்து வந்தாலுமு தண்ணியாடாதெ திங்கமாட்டாரு. அதே போலெ செம்புக, க/ளாசுக, செப்புகொடக எல்லாதெமு கெது சுத்தம்பண்ணித்து இன்னீமு செக வேண்டிய எத்தனியோ சடங்குகளெமு செதுகுண்டு வந்தாருக.</text:p>
      <text:p text:style-name="Preformatted_20_Text">\vref MRK.7:5</text:p>
      <text:p text:style-name="Preformatted_20_Text">\v 5</text:p>
      <text:p text:style-name="Preformatted_20_Text">\vt அதுனாலெ பரிசேயருகமு, வேத சட்டத்தெ சொல்லுகவருகமு ஏசுனெ பாத்து, நித்து சிசியருக ஆக்காலக்காரருத்து பரம்பரெ பளக்கத்தெ செகாதெ அதெமு மீறி எனாக்கு கெய் கெகாதெ திங்காரூ-ந்து கேட்டாரு.</text:p>
      <text:p text:style-name="Preformatted_20_Text">\vref MRK.7:6</text:p>
      <text:p text:style-name="Preformatted_20_Text">\v 6</text:p>
      <text:p text:style-name="Preformatted_20_Text">\vt அதுக்கு அவ, வெளி வேசக்கரரான நிம்மெ பத்தி ஏசாயா-ங்க கடவுளுது வாக்குணெ சொல்லுகவ தப்பாதெ நல்லாதெ சொல்லி வெத்துருக்க.'' ஈ ஜனக வெறுதெ தமுத்து மத்துக்கெ என்னெ ஒசத்துகாரு, ஆனா இவருத்து உள்ள எனுக்கு றம்ப தொலெதி இருக்குது.</text:p>
      <text:p text:style-name="Preformatted_20_Text">\vref MRK.7:7</text:p>
      <text:p text:style-name="Preformatted_20_Text">\v 7</text:p>
      <text:p text:style-name="Preformatted_20_Text">\vt . மனுசருத்து தேவெயில்லாத்த கெட்டுப்பாடுகளெதெ ஜனகளுக்கு கத்து கொடுக்காரு.இவரு என்னெ குமுடுகது வெறுதெதே''-ந்து அவ எழுதி வெத்துருக்க.</text:p>
      <text:p text:style-name="Preformatted_20_Text">\vref MRK.7:8</text:p>
      <text:p text:style-name="Preformatted_20_Text">\v 8</text:p>
      <text:p text:style-name="Preformatted_20_Text">\vt நீவிரி கடவுளுது கட்டளெகளெ வுட்டுத்து மனுசருத்து பளியகால பளக்க வளக்ககளெ செதுகுண்டு போகவருகதெ அச்சாந்து அவருக்கெ சொன்ன.</text:p>
      <text:p text:style-name="Preformatted_20_Text">\vref MRK.7:9</text:p>
      <text:p text:style-name="Preformatted_20_Text">\v 9</text:p>
      <text:p text:style-name="Preformatted_20_Text">\vt பின்னேமு ஏசு அவரெ பாத்து, நீவிரி நிமுத்து பளியகால தெலெமொறெ பளக்ககளுத்தி நடக்காக்கு வேண்டி கடவுளுது அர்த்தமான சொல்லுகளெ அர்த்தமில்லாதெ பண்ணுகிதியெ நிமுக்கு நல்லா கடக்குதா.</text:p>
      <text:p text:style-name="Preformatted_20_Text">\vref MRK.7:10</text:p>
      <text:p text:style-name="Preformatted_20_Text">\v 10</text:p>
      <text:p text:style-name="Preformatted_20_Text">\vt அது எச்சாந்தா, '' நித்து அம்மனெமு, நித்து அக்/கெ/னெமு மதுத்து நடக்கொனோ-ந்துமு, தத்து அம்மனெயோ, அக்/கெ/னெயோ அவமதிக்கவனெ கொல்லொனோ.'' அச்சாந்துமு கடவுளுது வாக்குனெ சொல்லுக மோசே-ங்கவ சொல்லிருக்கதானெ.</text:p>
      <text:p text:style-name="Preformatted_20_Text">\vref MRK.7:11</text:p>
      <text:p text:style-name="Preformatted_20_Text">\v 11</text:p>
      <text:p text:style-name="Preformatted_20_Text">\vt ஆனா, நீவிரி அதுக்கு மாறா எச்சா செகிதீந்தா ஒருத்த தத்து அம்மனெயோ, அக்/கெ/னெயோ பாத்து: நினுக்கு நா <text:s/>செக கடமெக கடாக்குது, அது கடவுளுக்கு கொடுக்க ''கொர்பானு''-ங்க காணிக்கெ ஆயித்துது, அதோடெ ஒருத்த <text:s text:c="2"/><text:soft-page-break/>தத்து அக்/கெ/ அம்மனுக்கு செக கடமெ முடுந்துத்து-ந்து சொல்லி,</text:p>
      <text:p text:style-name="Preformatted_20_Text">\vref MRK.7:12</text:p>
      <text:p text:style-name="Preformatted_20_Text">\v 12</text:p>
      <text:p text:style-name="Preformatted_20_Text">\vt அதுக்கு பறகெ அவனெ அவனுத்து அக்/கெ/ அம்மனுக்கு நீ செக வேண்டிய கடமெனெ செகாக்கு நீவிரி வுடுகதில்லெ.</text:p>
      <text:p text:style-name="Preformatted_20_Text">\vref MRK.7:13</text:p>
      <text:p text:style-name="Preformatted_20_Text">\v 13</text:p>
      <text:p text:style-name="Preformatted_20_Text">\vt .இச்ச நீவிரி தெரிந்துகுண்ட பரம்பரெ பழக்கவளக்கப்படி கடவுளுது வார்த்தெனெ பலனு இல்லாதெ பண்ணிகுகிதி இதே போலெ நீவிரி பலதெமு செகிதீ-ந்துஅவாருக்கெ சொன்ன.</text:p>
      <text:p text:style-name="Preformatted_20_Text">\vref MRK.7:14</text:p>
      <text:p text:style-name="Preformatted_20_Text">\v 14</text:p>
      <text:p text:style-name="Preformatted_20_Text">\vt ஏசு பின்னெமு ஜன கூட்டதெ தனுக்கெ வரவெத்து,அவாரெ பாத்து நானு சொல்லுகதெ கேட்டு எல்லாருமு புருந்துகோயி,</text:p>
      <text:p text:style-name="Preformatted_20_Text">\vref MRK.7:15</text:p>
      <text:p text:style-name="Preformatted_20_Text">\v 15</text:p>
      <text:p text:style-name="Preformatted_20_Text">\vt வெளிதிருந்து மனுசருக்குள்ளு போயி, அவரெ தீட்டுபடுத்துகது ஒந்துமில்லெ. மனுசனுக்கு உள்ளுக்குருந்து வெளியெ வருகதுதே மனுசனெ தீட்டுபடுத்துகுது.</text:p>
      <text:p text:style-name="Preformatted_20_Text">\vref MRK.7:16</text:p>
      <text:p text:style-name="Preformatted_20_Text">\v 16</text:p>
      <text:p text:style-name="Preformatted_20_Text">\vt கேக்காக்கு காது இருக்கவரு கேளீ-ந்து சொன்ன.</text:p>
      <text:p text:style-name="Preformatted_20_Text">\vref MRK.7:17</text:p>
      <text:p text:style-name="Preformatted_20_Text">\v 17</text:p>
      <text:p text:style-name="Preformatted_20_Text">\vt ஏசு அவாரு ஜன கூட்டத்தெ வுட்டு கூரெக்கெ போகக்குள்ளே அவான்த்துது சிசியரு அவானுக்கெ உவமெனெ பத்தி கேக்காக்கு ஏசுக்கே வந்தாரு.</text:p>
      <text:p text:style-name="Preformatted_20_Text">\vref MRK.7:18</text:p>
      <text:p text:style-name="Preformatted_20_Text">\v 18</text:p>
      <text:p text:style-name="Preformatted_20_Text">\vt அதுக்கு அவ நீவிரி இன்னுமு புருந்து குகாதெ இருக்கிதியா? வெளிதிருந்து மனுசனுக்குள்ளு போக எனாதுமு தீட்டு ஆகாது-ங்கது நிமுக்கு தெரியாதா?</text:p>
      <text:p text:style-name="Preformatted_20_Text">\vref MRK.7:19</text:p>
      <text:p text:style-name="Preformatted_20_Text">\v 19</text:p>
      <text:p text:style-name="Preformatted_20_Text">\vt எனாக்குந்தா, அது அவார்த்து மனசுக்கெ போகாதெ வோறுக்குள்ளு போயி வெளிக்கு போகம் போது போயிருகுது-ந்து சொன்ன. இச்ச எல்லா திங்க சாதனத்தெமு சுத்தமானது-ந்து சொன்ன.</text:p>
      <text:p text:style-name="Preformatted_20_Text">\vref MRK.7:20</text:p>
      <text:p text:style-name="Preformatted_20_Text">\v 20</text:p>
      <text:p text:style-name="Preformatted_20_Text">\vt பின்னேமு மனுசர்க்குள்ளுருந்து வருகது அவரெ தீட்டுபடுத்துகுது.</text:p>
      <text:p text:style-name="Preformatted_20_Text">\vref MRK.7:21</text:p>
      <text:p text:style-name="Preformatted_20_Text">\v 21</text:p>
      <text:p text:style-name="Preformatted_20_Text">\vt எனாக்கு அச்சாந்தா கெட்டது எல்லாமெ மனுசனுக்குள்ளு இருந்துதெ வருகுது. அவானுத்து மனசுதி இருக்க களவு, கொலெ, விபச்சார, பேராசெ,வஞ்சக,</text:p>
      <text:p text:style-name="Preformatted_20_Text">\vref MRK.7:22</text:p>
      <text:p text:style-name="Preformatted_20_Text">\v 22</text:p>
      <text:p text:style-name="Preformatted_20_Text">\vt திருட்டு, சதி, காமவெறி, பொறாமெ, பளிவாங்குகது, என்னக இதெல்லா செக தூண்டுக கெட்ட என்னக வெளியே வருகுது.</text:p>
      <text:p text:style-name="Preformatted_20_Text">\vref MRK.7:23</text:p>
      <text:p text:style-name="Preformatted_20_Text">\v 23</text:p>
      <text:p text:style-name="Preformatted_20_Text">\vt கெட்ட ஈ காரியக எல்லா உள்ளத்திருந்து மனுசனே தீட்டுபடுத்துகுது-ந்து சொன்ன.</text:p>
      <text:p text:style-name="Preformatted_20_Text">\vref MRK.7:24</text:p>
      <text:p text:style-name="Preformatted_20_Text">\v 24</text:p>
      <text:p text:style-name="Preformatted_20_Text">\vt ஏசு ஏந்து ஆங்குருந்து தீரு-ங்க ஊருக்கெ போயி ஒரு கூரெக்கெ போன தானு ஆங்கிருக்கது ஆருக்குமு தெரிய கூடாது-ந்து நெனெத்துமு மெறெக்க முடியலெ.</text:p>
      <text:p text:style-name="Preformatted_20_Text">\vref MRK.7:25</text:p>
      <text:p text:style-name="Preformatted_20_Text">\v 25</text:p>
      <text:p text:style-name="Preformatted_20_Text">\vt ஆனா ஒருத்தி ஏசுனெ பத்தி கேள்விபட்டு கூரெக்குள்ளு வந்து ஏசுது காலுக்கெ வூந்தா, அவாள்த்து மகளெ கெட்ட ஆவி புடுத்துருந்துது.</text:p>
      <text:p text:style-name="Preformatted_20_Text">\vref MRK.7:26</text:p>
      <text:p text:style-name="Preformatted_20_Text">\v 26</text:p>
      <text:p text:style-name="Preformatted_20_Text"><text:soft-page-break/>\vt அவா சிரொபோனிக்கெயா நாடுனே சேந்தவ, அவா கிரேக்க மனுசி,அவா தத்து மகளெ புடுத்துருந்த கெட்ட ஆவினெ முடுக்குகாக்கு அவனெ கேட்டா.</text:p>
      <text:p text:style-name="Preformatted_20_Text">\vref MRK.7:27</text:p>
      <text:p text:style-name="Preformatted_20_Text">\v 27</text:p>
      <text:p text:style-name="Preformatted_20_Text">\vt ஏசு அவளே பாத்து, ''மொதாலு புள்ளெக வோறு தும்ப திங்கிதி, புள்ளேக திங்கதெ நாயி குட்டிக்கு கொடுக்கது செரியில்லே-''ந்து சொன்ன.</text:p>
      <text:p text:style-name="Preformatted_20_Text">\vref MRK.7:28</text:p>
      <text:p text:style-name="Preformatted_20_Text">\v 28</text:p>
      <text:p text:style-name="Preformatted_20_Text">\vt அதுக்கு அவா, நிஜாதெ ஆண்டவனே, ஆனாலுமு மேஜெக்கு அடிதி இருக்க நாயி குட்டிக சிறு புள்ளெக திங்க போது வூகதெ திங்குமே''-ந்து சொன்னா.</text:p>
      <text:p text:style-name="Preformatted_20_Text">\vref MRK.7:29</text:p>
      <text:p text:style-name="Preformatted_20_Text">\v 29</text:p>
      <text:p text:style-name="Preformatted_20_Text">\vt ஆ நேரத்தி ஏசு அவாளுக்கெ, ''நீ இச்ச சொன்னதுனாலே போகிலா : கெட்ட ஆவி நித்து மகளெ வுட்டு போயிட்டுது''-ந்து சொன்ன.</text:p>
      <text:p text:style-name="Preformatted_20_Text">\vref MRK.7:30</text:p>
      <text:p text:style-name="Preformatted_20_Text">\v 30</text:p>
      <text:p text:style-name="Preformatted_20_Text">\vt ஆ மனுசி தத்து கூரெ போனதுமு கெட்ட ஆவி மகளெ வுட்டு போயி இருக்கதெமு மகா/ கட்டத்தி கடாந்து இருக்கதெமு கண்டா.</text:p>
      <text:p text:style-name="Preformatted_20_Text">\vref MRK.7:31</text:p>
      <text:p text:style-name="Preformatted_20_Text">\v 31</text:p>
      <text:p text:style-name="Preformatted_20_Text">\vt மறுக்கமு ஏசு தீரு சீதோனு-ங்க பட்டண வெய்யெ போயி தெக்கபோலி நடுவுதி வந்து கலிலேயா கடலெ சேந்த.</text:p>
      <text:p text:style-name="Preformatted_20_Text">\vref MRK.7:32</text:p>
      <text:p text:style-name="Preformatted_20_Text">\v 32</text:p>
      <text:p text:style-name="Preformatted_20_Text">\vt அதி காது கேக்காதவனுமு கொன்னே வாயி இருக்க ஒருத்தனே சிலரு அவருக்கெ கொடந்தாரு. அவனுக்கு மேலு கெய்யெ வெத்து சுக பண்ணுகாக்கு கேட்டாரு.</text:p>
      <text:p text:style-name="Preformatted_20_Text">\vref MRK.7:33</text:p>
      <text:p text:style-name="Preformatted_20_Text">\v 33</text:p>
      <text:p text:style-name="Preformatted_20_Text">\vt ஏசு கூட்டத்திருந்து தனியெ லெத்து போயி, தத்து வரலெ காதுக்கெ வுட்டு, எச்ச துப்பி அவ நாவெ தொட்ட:</text:p>
      <text:p text:style-name="Preformatted_20_Text">\vref MRK.7:34</text:p>
      <text:p text:style-name="Preformatted_20_Text">\v 34</text:p>
      <text:p text:style-name="Preformatted_20_Text">\vt பறகெ வானத்தெ அனாந்து பாத்து, பெருமூசுவுட்டு, அவரெ பாத்து, ''எப்பத்தா ''-ந்து சொன்ன. அதுக்கு தறக்கொனோ-ந்து அர்த்த.</text:p>
      <text:p text:style-name="Preformatted_20_Text">\vref MRK.7:35</text:p>
      <text:p text:style-name="Preformatted_20_Text">\v 35</text:p>
      <text:p text:style-name="Preformatted_20_Text">\vt ஒடனே அவான்த்து காதுமு கேட்டுது, நாவுமு கெட்டு கி/ந்துது. அவ தெளிவா பேசின.</text:p>
      <text:p text:style-name="Preformatted_20_Text">\vref MRK.7:36</text:p>
      <text:p text:style-name="Preformatted_20_Text">\v 36</text:p>
      <text:p text:style-name="Preformatted_20_Text">\vt இதுனெ ஒருத்தனுக்கெமு சொல்லவாண்டா-ந்து கண்டிப்பா சொன்ன. ஆனாலுமு அவ அதுனெ ஊருமுச்சுற <text:s/>சொல்லி பறப்பி வந்த.</text:p>
      <text:p text:style-name="Preformatted_20_Text">\vref MRK.7:37</text:p>
      <text:p text:style-name="Preformatted_20_Text">\v 37</text:p>
      <text:p text:style-name="Preformatted_20_Text">\vt அவாரு ரொம்ப ஆசரியப்பட்டு, ''இவ எத்தனி நல்ல எல்லாத்தெமு செது வருக. காது கேக்காதவரு கேக்காக்குமு, பேசாதவரெ பேசுகாக்கு செகனே-''ந்து பேசிக்குண்டாரு.</text:p>
      <text:p text:style-name="Preformatted_20_Text">\rcrd MRK 8</text:p>
      <text:p text:style-name="Preformatted_20_Text">\c 8</text:p>
      <text:p text:style-name="Preformatted_20_Text">\p</text:p>
      <text:p text:style-name="Preformatted_20_Text">\vref MRK.8:1</text:p>
      <text:p text:style-name="Preformatted_20_Text">\v 1</text:p>
      <text:p text:style-name="Preformatted_20_Text">\vt இச்ச நடந்துகுண்டு இருந்த நாளுகளுத்தி தாஸ்த்தி ஜனக கூடி வந்து <text:s/>இருக்காம்போது எல்லாருக்குமு றம்ப பசி புடுத்துது. சோறு திங்க நேர ஆனதுனாலெ அவருக்கு எனாது செகாது-ந்தே தெரியலெ. <text:s/>எனாக்குந்தா திங்காக்கு அவருத்தி ஒந்துமே இல்லாதெ கடந்துது. இதெ கண்டதுமு ஏசு தத்து சிசியருகளெ லெத்துருந்து அவருக்கெ சொன்ன.</text:p>
      <text:p text:style-name="Preformatted_20_Text">\vref MRK.8:2</text:p>
      <text:p text:style-name="Preformatted_20_Text">\v 2</text:p>
      <text:p text:style-name="Preformatted_20_Text">\vt வந்துறுக்க ஜனத்தெ பாத்தாக்கி எனுக்கு றம்ப விசணம்புடிக்குது, இவாருக எனுக்கெ வந்து மூனு நாளா தங்கி இருந்துட்டுமு ஒந்துமே இவாருக்கு திங்காக்கு இல்லாதெ தவிக்கரெ எனா செகாது.</text:p>
      <text:p text:style-name="Preformatted_20_Text">\vref MRK.8:3</text:p>
      <text:p text:style-name="Preformatted_20_Text"><text:soft-page-break/>\v 3</text:p>
      <text:p text:style-name="Preformatted_20_Text">\vt நானு இவரெ பசியோடெதானெ தமுத்து கூரெக்கெ சொல்லி வுட்டேந்தா போக எடெ வெய்யிதி நடக்க முடியாதெ றம்ப ஓந்துபோருவரே அதுமல்லாதெ இவருத்தி பாதி ஆளுக றம்ப தூரத்தி இருந்துமு வந்துறுக்காரு-ந்து சொன்ன.</text:p>
      <text:p text:style-name="Preformatted_20_Text">\vref MRK.8:4</text:p>
      <text:p text:style-name="Preformatted_20_Text">\v 4</text:p>
      <text:p text:style-name="Preformatted_20_Text">\vt ஏசு அச்ச சொல்லுகாக்குள்ளெ அவனுத்து சிசியருக ஒந்தில்லாத்த ஈ வெட்டெகாடுதி ஆராலெ இத்தனி ஜனகூட்டத்துக்கு வேணுங்க தீனி கொடுக்க முடிகூ-ந்து அவனெ பாத்து கேட்டாரு.</text:p>
      <text:p text:style-name="Preformatted_20_Text">\vref MRK.8:5</text:p>
      <text:p text:style-name="Preformatted_20_Text">\v 5</text:p>
      <text:p text:style-name="Preformatted_20_Text">\vt ஆ நேரத்தி அவ தத்து சிசியருகளெ பாத்து இப்ப நிமுத்தி எத்தனி எடெக வெத்துறுக்கிதீ-ந்து கேட்ட. அதுக்கு அவாரு எமுத்தி இப்ப ஏழு எடெகதெ கடாக்குதூ-ந்து <text:s/>சொன்னாரு.</text:p>
      <text:p text:style-name="Preformatted_20_Text">\vref MRK.8:6</text:p>
      <text:p text:style-name="Preformatted_20_Text">\v 6</text:p>
      <text:p text:style-name="Preformatted_20_Text">\vt அச்ச ஆனா நீவிரி எல்லாருமு பள்ளிக்கெ வரிசியா குக்கீ-ந்து சொல்லி ஆ ஏழு எடெகளெமு எடுத்து கடவுளெ மகிமெப்படுத்தி, எடெகளெ பிசித்து எல்லாருக்குமு போயி கொடீ-ந்து தத்து சிசியருகளுக்கெ கொடுத்த அவருக அதெ வாங்கி ஜனகளுக்கெ கொடுத்தாரு.</text:p>
      <text:p text:style-name="Preformatted_20_Text">\vref MRK.8:7</text:p>
      <text:p text:style-name="Preformatted_20_Text">\v 7</text:p>
      <text:p text:style-name="Preformatted_20_Text">\vt ஒரு சில சின்ன மீனுகமு அவருத்தி கடாந்துது அதுகளெமு ஏசு அவாருத்தி இருந்து வாங்கி பராசிருந்து ஜனகளுக்கெ கொடீ-ந்து தத்து சிசியருகளுக்கெ கொடுத்த சிசியருக அதெ வாங்கி ஜனகளுக்கெ கொடுத்தாரு.</text:p>
      <text:p text:style-name="Preformatted_20_Text">\vref MRK.8:8</text:p>
      <text:p text:style-name="Preformatted_20_Text">\v 8</text:p>
      <text:p text:style-name="Preformatted_20_Text">\vt ஜனக எடெகளெமு, மீனுகளெமு தமுத்து வோறு தும்புக வருலு மனம்போலெ திந்தாரு. மிச்ச ஆனதுனெ ஏழு கூடெக்கெ றப்பிருந்து எடுத்தாரு.</text:p>
      <text:p text:style-name="Preformatted_20_Text">\vref MRK.8:9</text:p>
      <text:p text:style-name="Preformatted_20_Text">\v 9</text:p>
      <text:p text:style-name="Preformatted_20_Text">\vt ஆங்கு இருந்தவருக <text:s/>சொமாரு நாலாயிர ஆளுகளா இருந்தாரு. அவருக எல்லாருமு நல்ல திந்து பசியாறினதுமு ஏசு அவருகளெ தமுத்து கூரெகளுக்கெ சொல்லி வுட்ட.</text:p>
      <text:p text:style-name="Preformatted_20_Text">\vref MRK.8:10</text:p>
      <text:p text:style-name="Preformatted_20_Text">\v 10</text:p>
      <text:p text:style-name="Preformatted_20_Text">\vt அப்பத்தானெ தானுமு தத்து சிசியருகளுமு கடலுதி பர்ச-க்கெ ஏறி தல்மனுத்தா-ங்க நாடுது எல்லெக்கெ போனாரு.</text:p>
      <text:p text:style-name="Preformatted_20_Text">\vref MRK.8:11</text:p>
      <text:p text:style-name="Preformatted_20_Text">\v 11</text:p>
      <text:p text:style-name="Preformatted_20_Text">\vt ஆங்கிருக்க பருசேயரு-ங்க கூட்ட ஏசுக்கெ வந்து அவனோடெ வாதுகெட்டினாரு. நீ இப்ப வானத்தி இருந்து எமுக்கு ஒரு அடியாளத்தெ காட்டி தறொணோ-ந்து அவனெ சோதிமெ பண்ணினாரு.</text:p>
      <text:p text:style-name="Preformatted_20_Text">\vref MRK.8:12</text:p>
      <text:p text:style-name="Preformatted_20_Text">\v 12</text:p>
      <text:p text:style-name="Preformatted_20_Text">\vt பருசேயரு-ங்க கூட்ட வந்து தன்னெ இச்ச சோதிமெ பண்ணுகதெ கண்ட ஏசு தத்து உள்ளான ஆவிதி இருந்து பெருமூசு வுட்டு, '' ஈ காலத்தி வாளுக ஈ தெலெமொறெக்கு ஒரு அடியாளத்தெ வானத்தி இருந்து எமுக்கு காட்டி தா-ந்து கேக்கது எனாக்கு? ஈ காலத்தி இருக்க தெலெமொறெயான இவருக்கு அடியாளக ஒந்துமே <text:s/>கெடெக்கமாட்டூ-ந்து நிசமாயி நானு நிமுக்கெ சொல்லுகே-ந்த.</text:p>
      <text:p text:style-name="Preformatted_20_Text">\vref MRK.8:13</text:p>
      <text:p text:style-name="Preformatted_20_Text">\v 13</text:p>
      <text:p text:style-name="Preformatted_20_Text">\vt தன்னெ சோதிமெ பண்ணுகாக்கு வந்த பருசேயருகளெ வுட்டுத்து பின்னேமு பர்சத்துக்கெ ஏறி ஏசு வேறெ அடக்கெ போயி றாங்கின.</text:p>
      <text:p text:style-name="Preformatted_20_Text">\vref MRK.8:14</text:p>
      <text:p text:style-name="Preformatted_20_Text">\v 14</text:p>
      <text:p text:style-name="Preformatted_20_Text">\vt ஆங்கெ போகாம்போது அவனுத்து சிசியருக தமுக்கு வேண்டியதான எடெகளெ கொண்டு போகாக்கு மறந்துத்தாரு. பர்சத்தி ஏறி போகாம்போது ஒரெ ஒரு எடெ மட்டுதெ அவருத்தி கடாந்துது.</text:p>
      <text:p text:style-name="Preformatted_20_Text">\vref MRK.8:15</text:p>
      <text:p text:style-name="Preformatted_20_Text">\v 15</text:p>
      <text:p text:style-name="Preformatted_20_Text">\vt ஆ நேரத்தி ஏசு தத்து சிசியருக்கெ, பருசேயருகளுத்துமு,ஏரோதியருத்துமு புளிப்பேறின மாவுனெ பத்தி நீவிரி றம்ப ஜாக்குறுதியா இருக்கொனோ-ந்து கட்டளெ போட்ட.</text:p>
      <text:p text:style-name="Preformatted_20_Text">\vref MRK.8:16</text:p>
      <text:p text:style-name="Preformatted_20_Text">\v 16</text:p>
      <text:p text:style-name="Preformatted_20_Text">\vt நாமு எடெகளெ எடுத்துகுண்டு வராத்ததுனாலெதெ நமுக்கெ இச்ச கெட்டளெ போடுக அச்சாந்து சிசியருக <text:soft-page-break/>தமுக்குள்ளு பேசி <text:s/>ஓசனெ பண்ணிக்குண்டு இருந்தாரு.</text:p>
      <text:p text:style-name="Preformatted_20_Text">\vref MRK.8:17</text:p>
      <text:p text:style-name="Preformatted_20_Text">\v 17</text:p>
      <text:p text:style-name="Preformatted_20_Text">\vt இதுனெ தெருந்துகுண்ட ஏசு அவரெ பாத்து, நீவிரி நிமுத்தி எடெ இல்லே-ந்து எனாக்கு பேசிகுண்டிருக்கிதி? இன்னுமு ஒணராதெமு புருந்துகுகாதெ இருக்குதியா? நிமுத்து மனசு மங்கி போயித்துதா?</text:p>
      <text:p text:style-name="Preformatted_20_Text">\vref MRK.8:18</text:p>
      <text:p text:style-name="Preformatted_20_Text">\v 18</text:p>
      <text:p text:style-name="Preformatted_20_Text">\vt நிமுத்து கண்ணெ வெத்து செரியா பாத்து காரிய எனாது நடக்குதூ-ந்து நிம்மாலெ தெரிக முடிகளெயா? அதே போலெ காதுக்கெ காரியகளெ கேட்டு தெரிகாக்குமு நிமுதுனாலெ முடிகளெயா? நானு எனாது செதே-ந்து நிமுக்கு கேவக இல்லெயா?.</text:p>
      <text:p text:style-name="Preformatted_20_Text">\vref MRK.8:19</text:p>
      <text:p text:style-name="Preformatted_20_Text">\v 19</text:p>
      <text:p text:style-name="Preformatted_20_Text">\vt நீவிரி வெத்துருந்த ஆ அஞ்சு எடெகளெ பராசிருந்து நானு அஞ்சாயிர ஆளுகளுக்கு முறுத்து தருகம்போது ஜனக திந்து மிச்ச ஆனதுனெ எத்தனி கூடெக்கெ றப்பி எடுத்து வெத்திதீ-ந்து அவரெ கேட்ட. அதுக்கு அவாரு பன்னன்டு கூடெக்கெ-ந்தாரு.</text:p>
      <text:p text:style-name="Preformatted_20_Text">\vref MRK.8:20</text:p>
      <text:p text:style-name="Preformatted_20_Text">\v 20</text:p>
      <text:p text:style-name="Preformatted_20_Text">\vt பின்னேமு ஏசு, நானு ஏழு எடெகளெ நாலாயிர ஆளுகளுக்கு பராசிருந்து முறுத்து தருகாக்குள்ளெ அத்தனி ஆளுக திந்துட்டுமு மிச்ச கடந்த எடெகளெ எத்தனி கூடெக்கெ றப்பி எடுத்திதி அச்சாந்து தத்து சிசியரெ கேட்ட. அவரு ஏழு கூடெக்கே-ந்தாரு.</text:p>
      <text:p text:style-name="Preformatted_20_Text">\vref MRK.8:21</text:p>
      <text:p text:style-name="Preformatted_20_Text">\v 21</text:p>
      <text:p text:style-name="Preformatted_20_Text">\vt அச்ச ஆனா நானு சொன்ன காரிய எனாதுனெ பத்தீ-ந்து நீவிரி அர்த்த தெரியாதெ இருக்கிதியா? அச்சாந்து கேட்ட.</text:p>
      <text:p text:style-name="Preformatted_20_Text">\vref MRK.8:22</text:p>
      <text:p text:style-name="Preformatted_20_Text">\v 22</text:p>
      <text:p text:style-name="Preformatted_20_Text">\vt அதுக்கு பறகெ ஏசுமு அவனோடெ இருக்க அவனுத்து சிசியருகமு பெத்சாயிதா-ங்க ஊருக்கெ போயி சேந்தாரு. தமுத்து ஊருக்கெ ஏசு வந்துருக்கா-ந்து தெருந்த ஒருசில ஆளுக கண் தெரியாத்த ஒரு குருடனெ அவனுக்கெ கொடாந்து, நீ இவனெ தொட்டு இவனுத்து கண்ணுக்கு பார்வெ கெடெக்க பண்ணொணோ-ந்து அவனெ வேண்டினாரு.</text:p>
      <text:p text:style-name="Preformatted_20_Text">\vref MRK.8:23</text:p>
      <text:p text:style-name="Preformatted_20_Text">\v 23</text:p>
      <text:p text:style-name="Preformatted_20_Text">\vt ஏசு கண்ணுதெரியாத்த ஆ குருடனுத்து கெய்யினெ புடுத்துருந்து ஊரெவுட்டு செத்தெ அக்டெ <text:s/>லெத்து போன. ஆங்கெ போயிருந்து அவனுத்து றண்டு கண்ணுகளுக்கெமு தத்து வாயிதிருந்து வருக எச்சத்தெ துப்பிருந்து, அவ மேலு <text:s/>தத்து கெய்யினெ வெத்து, '' எனாதாசு நித்து கண்ணுக்கு இப்ப தெரிகுதா?-ந்து கேட்ட.</text:p>
      <text:p text:style-name="Preformatted_20_Text">\vref MRK.8:24</text:p>
      <text:p text:style-name="Preformatted_20_Text">\v 24</text:p>
      <text:p text:style-name="Preformatted_20_Text">\vt அவ நல்ல உத்து பாக்காக்குள்ளெ அவனுத்து கண்ணுக்கு மனுசருக <text:s/>நடந்து போகது மரகணக்கெ தெரிகுது அச்சாந்த.</text:p>
      <text:p text:style-name="Preformatted_20_Text">\vref MRK.8:25</text:p>
      <text:p text:style-name="Preformatted_20_Text">\v 25</text:p>
      <text:p text:style-name="Preformatted_20_Text">\vt ஏசு இன்னொரு வெசெ அவனுத்து றண்டு கண்ணுக்கெமு தத்து கெய்யிகளெ வெத்த. <text:s/>அப்பமே அவ <text:s/>பூமிதி கடக்க எல்லாதெமு தத்து சொந்த கண்ணுக்கெ தெளிவா பாக்க முடுந்துது.</text:p>
      <text:p text:style-name="Preformatted_20_Text">\vref MRK.8:26</text:p>
      <text:p text:style-name="Preformatted_20_Text">\v 26</text:p>
      <text:p text:style-name="Preformatted_20_Text">\vt ஏசு அவனுக்கெ, நீ நேரெ நித்து கூரெக்கெதே இப்ப போகொனோ, ஊருக்குள்ளு போகவாண்டா, ஊருதி இருக்க ஒறாளுக்கெமு நடந்த ஈ காரியத்தெ பத்தி நீ சொல்லாதெ இருக்கோனோ-ந்து சொல்லி அவனெ அவன்த்து கூரெக்கெ சொல்லிவுட்ட.</text:p>
      <text:p text:style-name="Preformatted_20_Text">\vref MRK.8:27</text:p>
      <text:p text:style-name="Preformatted_20_Text">\v 27</text:p>
      <text:p text:style-name="Preformatted_20_Text">\vt அதுக்கு பறகெ ஏசு தத்து சிசியருகளோடெ பிலிப்பு, செசரியா-ங்க நாடுகளுக்கெ சேந்தஊருகளுக்கெ பறப்பட்டு போன. எடெ வெய்யிதி எல்லாருமு நடந்து போயிக்குண்டு இருக்காம்போது அவ தத்து சிசியருகளெ பாத்து, ஜனக என்னெ பாத்து ஆரு-ந்து சொல்லுகாரு? அச்சாந்து கேட்ட.</text:p>
      <text:p text:style-name="Preformatted_20_Text">\vref MRK.8:28</text:p>
      <text:p text:style-name="Preformatted_20_Text">\v 28</text:p>
      <text:p text:style-name="Preformatted_20_Text">\vt அச்ச கேக்காக்குள்ளெ சிசியருக, சில ஆளுக நின்னெ திருமுளுக்கு கொடுத்த யோவானுதெங்காரு, இன்னிமு சில ஆளுக (தீர்க்கதரிசி) கடவுளுது வாக்குனெ கடவுளுதிருந்து கேட்டு மனுசருக்கெ சொல்லுக வருகளுத்தி ஒருத்ததெ-ந்து <text:s/>நின்னெ பத்தி பேசிக்குகரு அச்சாந்தாரு.</text:p>
      <text:p text:style-name="Preformatted_20_Text"><text:soft-page-break/>\vref MRK.8:29</text:p>
      <text:p text:style-name="Preformatted_20_Text">\v 29</text:p>
      <text:p text:style-name="Preformatted_20_Text">\vt செரி அச்ச ஆனா நீவிரி என்னெ ஆரூ-ந்து சொல்லுகிதி? அச்சாந்து தத்து சிசியரெ கேக்காக்குள்ளெ பேதுரு-ங்க சிசிய நீதே ஜனகளெ பாவத்திருந்து மீட்டு எடுக்கவ (ரட்சிக்கவ) அச்சாந்து சொன்ன.</text:p>
      <text:p text:style-name="Preformatted_20_Text">\vref MRK.8:30</text:p>
      <text:p text:style-name="Preformatted_20_Text">\v 30</text:p>
      <text:p text:style-name="Preformatted_20_Text">\vt ஈ காரியத்தெ நீவிரி ஆருக்கெமு <text:s/>சொல்லாண்டாயீ-ந்து ஆணித்தரமா அவருக்கு கெட்டளெ கொடுத்த.</text:p>
      <text:p text:style-name="Preformatted_20_Text">\vref MRK.8:31</text:p>
      <text:p text:style-name="Preformatted_20_Text">\v 31</text:p>
      <text:p text:style-name="Preformatted_20_Text">\vt பின்னெமு ஏசு அவருக்கெ, மனுசன பறந்‍த நானு பல பல தும்பகளெமு சின்னகளெமு படொனோ, பெ/ல்ல ஆலய மூப்பருக, தெலெம ஆலய குருவருக,வேத சட்டத்தெ சொல்லுகவருக இவருக எல்லாராலெமு <text:s/>ஒதுக்கி வெக்கொனோ, அவராலெ கொலெ செகப்படொனோ, மூனு நாளுக்கு பறகெ உசுரோடெமு ஏகொனோ அச்சாந்து ஏசு அவருகளுக்கெ போதுத்த.</text:p>
      <text:p text:style-name="Preformatted_20_Text">\vref MRK.8:32</text:p>
      <text:p text:style-name="Preformatted_20_Text">\v 32</text:p>
      <text:p text:style-name="Preformatted_20_Text">\vt ஈ காரியகளெ அவ <text:s/>வெளிப்படெயா சொன்ன. அச்ச சொன்னதெ கேட்ட பேதுரு-ங்க சிசிய அவனெ தனியா லெத்துக்குண்டு போயி <text:s/>இச்ட்ட காரியத்தெ பேசக்கூடாது-ந்து அவனுக்கெ கண்டிப்பா சொன்ன.</text:p>
      <text:p text:style-name="Preformatted_20_Text">\vref MRK.8:33</text:p>
      <text:p text:style-name="Preformatted_20_Text">\v 33</text:p>
      <text:p text:style-name="Preformatted_20_Text">\vt பேதுரு இச்ச சொன்னதெ கேட்டதுமு ஏசு தத்து சிசியருக்கெ திரும்பி பேதுருனெ பாத்து "எத்து கண்ணு முன்னுக்கு நிக்க வாண்ட சாத்தானெ, எனாக்குந்தா நீ கடவுளுக்கு ஏத்த காரியகளெ பத்தி ஓசிக்காதெ மனுசர்க்கு ஏத்த காரியகளெ பத்திதெ நீ ஓசிக்கா-ந்து அவனெ மெறெட்டி சொன்ன.</text:p>
      <text:p text:style-name="Preformatted_20_Text">\vref MRK.8:34</text:p>
      <text:p text:style-name="Preformatted_20_Text">\v 34</text:p>
      <text:p text:style-name="Preformatted_20_Text">\vt அதுக்கு <text:s text:c="2"/>பின்னெஅவஜனகளெமு,சிசியருகளெமு தனக்கெ லெத்து, நா சொல்லுகதெ கேளி, ஏதொரு ஆளானாலு நானு சொல்லுகதெ கேட்டு அதெ ஏத்துக்குண்டு என்னெயெ பத்தி புடுத்து வரோனோ-ந்து ஆசெப்பட்டாக்கி, அவ எனாது செகொனோ-ந்த தத்து சுய நலத்தெ வுட்டுத்து, தத்து சிலுவெனெ தூக்கிகுண்டு என்னெ பத்திக்குண்டு எத்து பின்னுக்கு வரொனோ.</text:p>
      <text:p text:style-name="Preformatted_20_Text">\vref MRK.8:35</text:p>
      <text:p text:style-name="Preformatted_20_Text">\v 35</text:p>
      <text:p text:style-name="Preformatted_20_Text">\vt எனாக்கு நானு இச்ச சொல்லுகே-ந்தா. தத்து உசுருனெ சாக்கொனோ-ந்து நெனெக்க ஆராலெமு அதுனெ சாக்க முடியாது அது அவனெ வுட்டு போயிருகு. எனுக்கு வேண்டிமு எத்து நல்ல சேதிக்கு வேண்டிமு தத்து உசுருனெ கொடுக்கவனுக்கு ஆ, உசுரு திருப்பி கெடக்கு.</text:p>
      <text:p text:style-name="Preformatted_20_Text">\vref MRK.8:36</text:p>
      <text:p text:style-name="Preformatted_20_Text">\v 36</text:p>
      <text:p text:style-name="Preformatted_20_Text">\vt ஒருத்த ஒலகத்தெ முசுற தனக்கு சொந்தப்படுத்தி வெத்துருந்தாலுமு தத்து உசுரெ சாக்காதெ போன அதுனாலெ அவனுக்கு எனா உபகார?</text:p>
      <text:p text:style-name="Preformatted_20_Text">\vref MRK.8:37</text:p>
      <text:p text:style-name="Preformatted_20_Text">\v 37</text:p>
      <text:p text:style-name="Preformatted_20_Text">\vt அவ தத்து வாழ்க்கெக்கு பதுலு எனாதெ கொடுக்க முடிகு?</text:p>
      <text:p text:style-name="Preformatted_20_Text">\vref MRK.8:38</text:p>
      <text:p text:style-name="Preformatted_20_Text">\v 38</text:p>
      <text:p text:style-name="Preformatted_20_Text">\vt அதுனாலெ அநியாய அக்குறமகளுக்குள்ளு பெழெத்துகுண்டு இருக்க ஈ விபசார தெலெமொறெகாரருக்குள்ளு என்னெ பத்திமு <text:s/>எத்து வாக்கே பத்திமு வெக்கப்படுகவரு ஆரானாலுமு அவரெ பத்தி மனுசன பறந்‍த நானுமு எத்து தந்தெது மகிமெதி பரிசுத்த தூதருகளோடெ வருகாம்போது வெக்கப்படுவரு அச்சாந்து சொன்ன.</text:p>
      <text:p text:style-name="Preformatted_20_Text">\rcrd MRK 9</text:p>
      <text:p text:style-name="Preformatted_20_Text">\c 9</text:p>
      <text:p text:style-name="Preformatted_20_Text">\s</text:p>
      <text:p text:style-name="Preformatted_20_Text">\p</text:p>
      <text:p text:style-name="Preformatted_20_Text">\vref MRK.9:1</text:p>
      <text:p text:style-name="Preformatted_20_Text">\v 1</text:p>
      <text:p text:style-name="Preformatted_20_Text">\vt பின்னேமு அவாரு அவருக்கெ, ஈங்கு இருக்கவருத்தி சிலரு கடவுளோட ராஜியத்தி வல்லமெயோடெ வந்துருக்கதெ பாக்காக்கு முந்துக்கு சாக மாட்டாருந்து உருதியொடெ நிமுக்கெ சொல்லுகே-ந்த.</text:p>
      <text:p text:style-name="Preformatted_20_Text">\vref MRK.9:2</text:p>
      <text:p text:style-name="Preformatted_20_Text">\v 2</text:p>
      <text:p text:style-name="Preformatted_20_Text">\vt ஆறு நாளுக்கு பின்னுக்கு, ஏசு பேதுருனேமு,யாக்கோபுனேமு லெத்து, ஒரு மெலேக்கெ அவரெ மாத்ர லெத்துகுண்டு <text:soft-page-break/>போன. ஆ அடத்தி அவருக்கு முந்துக்கு ஏசு உருவா மாறின.</text:p>
      <text:p text:style-name="Preformatted_20_Text">\vref MRK.9:3</text:p>
      <text:p text:style-name="Preformatted_20_Text">\v 3</text:p>
      <text:p text:style-name="Preformatted_20_Text">\vt அ நேரத்தி ஏசுது முண்டுனெ லோகத்தி ஏது முண்டு தேக்கவனுக்குமு வெள்ளே பண்ணமுடியாத்த அளாவுக்கு வெள்ளே வெளேய தெருந்துது.</text:p>
      <text:p text:style-name="Preformatted_20_Text">\vref MRK.9:4</text:p>
      <text:p text:style-name="Preformatted_20_Text">\v 4</text:p>
      <text:p text:style-name="Preformatted_20_Text">\vt ஆ நேரத்தி எலியாமு மோசேமு அவாருக்கு முந்துக்கு தெருந்தாரு. எலியாமு மோசேமு ஏசுவோடெ பேசிக்குண்டு இருந்தாரு.</text:p>
      <text:p text:style-name="Preformatted_20_Text">\vref MRK.9:5</text:p>
      <text:p text:style-name="Preformatted_20_Text">\v 5</text:p>
      <text:p text:style-name="Preformatted_20_Text">\vt பேதுரு ஏசுனெ பாத்து , போதகனே நாமு இதியே இருக்கது நல்லது , நிமுக்கு ஒந்துமு, மோசேக்கு ஒந்துமு,எலியாவுக்கு ஒந்துமு மூனு சாளேனெ கெட்டுகிலா-ந்த.</text:p>
      <text:p text:style-name="Preformatted_20_Text">\vref MRK.9:6</text:p>
      <text:p text:style-name="Preformatted_20_Text">\v 6</text:p>
      <text:p text:style-name="Preformatted_20_Text">\vt தாமு சொல்லுகது எனாது-ந்து அவாருக்கு தெரியலெ. எனாக்குந்தா அவாரு றம்ப அஞ்சிகுண்டு இருந்தாரு.</text:p>
      <text:p text:style-name="Preformatted_20_Text">\vref MRK.9:7</text:p>
      <text:p text:style-name="Preformatted_20_Text">\v 7</text:p>
      <text:p text:style-name="Preformatted_20_Text">\vt ஆ நேரத்தி ஒரு மஞ்சு அவாருக்கு மேலு நகலா வந்துது, மஞ்சுதிருந்து, ''எத்து பாச மக இவதெ: இவான்த்து பேசுனே கேளி''-ந்து ஒரு சத்து கேட்டுது.</text:p>
      <text:p text:style-name="Preformatted_20_Text">\vref MRK.9:8</text:p>
      <text:p text:style-name="Preformatted_20_Text">\v 8</text:p>
      <text:p text:style-name="Preformatted_20_Text">\vt அப்பமெ அவாரு சுத்திமு பாத்தாரு தமுத்து பக்கத்தி இருக்க ஏசுனெ தவுர வேரெ ஆருமெ இல்லெ.</text:p>
      <text:p text:style-name="Preformatted_20_Text">\vref MRK.9:9</text:p>
      <text:p text:style-name="Preformatted_20_Text">\v 9</text:p>
      <text:p text:style-name="Preformatted_20_Text">\vt அவாரு மெலெதிருந்து ராங்கி வருகாக்குள்ளெ அவ, ''மனுசன பறந்‍த நா சத்து உசுரேகவரெ நீவிரி கண்டதெ ஆருக்கெமு சொல்லவாண்டா''-ந்து அவாருக்கு கெட்டளெ போட்ட.</text:p>
      <text:p text:style-name="Preformatted_20_Text">\vref MRK.9:10</text:p>
      <text:p text:style-name="Preformatted_20_Text">\v 10</text:p>
      <text:p text:style-name="Preformatted_20_Text">\vt அவாரு ஈ சேதினெ அச்சமெ மனசுக்கெ வெத்துகுண்டு, ''சத்து உசுரெகது'ந்த எனாது-ந்து அவாரு அவாருக்குள்ளு பேசினாரு.</text:p>
      <text:p text:style-name="Preformatted_20_Text">\vref MRK.9:11</text:p>
      <text:p text:style-name="Preformatted_20_Text">\v 11</text:p>
      <text:p text:style-name="Preformatted_20_Text">\vt அவாரு அவாருக்கெ எலியாதெ மொதலு வரோனோ-ந்து வேதசட்ட சொல்லுகவரு சொல்லுகது எனாக்கு?-ந்து கேட்டாரு.</text:p>
      <text:p text:style-name="Preformatted_20_Text">\vref MRK.9:12</text:p>
      <text:p text:style-name="Preformatted_20_Text">\v 12</text:p>
      <text:p text:style-name="Preformatted_20_Text">\vt அதுக்கு அவ, ''எலியா முந்துக்கு வந்து எல்லாத்தெமு செரி பண்ணுகா-ந்து சொல்லகது நிஜதெ. ஆனா மனுசன பறந்‍த நானு பல கஸ்டத்தெ படுகாக்குமு கேவலபடொனோ-ந்து அவனெ பத்தி எழுதிருக்கது எச்ச?.</text:p>
      <text:p text:style-name="Preformatted_20_Text">\vref MRK.9:13</text:p>
      <text:p text:style-name="Preformatted_20_Text">\v 13</text:p>
      <text:p text:style-name="Preformatted_20_Text">\vt ஆனா நானு நிமுக்கெ சொல்லுகெ எலியா வந்துத்த. அவாரு தாமுது விரும்பினதெல்லா செதாரு. அவனெ பத்தி வேத புக்கிதி எழுதிருக்கது போலெ நடந்துது-ந்து சொன்ன.</text:p>
      <text:p text:style-name="Preformatted_20_Text">\vref MRK.9:14</text:p>
      <text:p text:style-name="Preformatted_20_Text">\v 14</text:p>
      <text:p text:style-name="Preformatted_20_Text">\vt அவாரு மத்த சிசியருத்து பக்க வருகாக்குள்ளெ தாஸ்த்தி ஜனக அவாரெ சுத்திமு நிக்கதேமு வேத சட்டத்தெ சொல்லுகவருமு ரெந்துகுண்டு இருந்தாரு.</text:p>
      <text:p text:style-name="Preformatted_20_Text">\vref MRK.9:15</text:p>
      <text:p text:style-name="Preformatted_20_Text">\v 15</text:p>
      <text:p text:style-name="Preformatted_20_Text">\vt ஜனக எல்லாருமு ஏசுனெ கண்ட ஒடனெ றம்ப ஆச்சிரியபட்டு,அவாரு ஒடி போயி குமுடீனாரு.</text:p>
      <text:p text:style-name="Preformatted_20_Text">\vref MRK.9:16</text:p>
      <text:p text:style-name="Preformatted_20_Text">\v 16</text:p>
      <text:p text:style-name="Preformatted_20_Text">\vt அவ <text:s/>ஜனகளெ பாத்து, நீவிரி இவாரோடெ எனாதெ பத்தி ரேகிதீ-ந்து கேட்ட.</text:p>
      <text:p text:style-name="Preformatted_20_Text">\vref MRK.9:17</text:p>
      <text:p text:style-name="Preformatted_20_Text">\v 17</text:p>
      <text:p text:style-name="Preformatted_20_Text">\vt அ நேரத்தி மனுச கூட்டத்திருந்து ஒருத்த அவானெ பாத்து. போதகனே ஊமெயான கெட்ட ஆவி புடுத்த எத்து <text:soft-page-break/>மகனெ நினுக்கெ லெத்து வந்தெ.</text:p>
      <text:p text:style-name="Preformatted_20_Text">\vref MRK.9:18</text:p>
      <text:p text:style-name="Preformatted_20_Text">\v 18</text:p>
      <text:p text:style-name="Preformatted_20_Text">\vt ஆனா அது அவனெ புடுத்து ஆ அடத்தியே கீகே <text:s/>தள்ளுகுது. அவான்த்து வாயிதி நொரெ வந்து பல்லெ கடுத்து அடியெ வூந்துருக. அவான்த்து சரிகல வெரெத்து போகுது. ஆ கெட்ட ஆவினெ முடுக்குகாக்கு நானு நிமுத்து சிசியருக்கெ சொன்னெ அவாருனாலெ முடிகாளெ-ந்து சொன்ன.</text:p>
      <text:p text:style-name="Preformatted_20_Text">\vref MRK.9:19</text:p>
      <text:p text:style-name="Preformatted_20_Text">\v 19</text:p>
      <text:p text:style-name="Preformatted_20_Text">\vt அதுக்கு அவ அவாருக்கெ நம்பிக்கெ இல்லாத்த தெலெமொறெக்காரரெ, எத்தணி கால நானு நிம்மோடெ இருக்க முடிகு? எத்தணி கால நிம்மெ பொருக்க முடிகு அவனெ எனுக்கெ லெத்து வாயி-ந்து சொன்ன.</text:p>
      <text:p text:style-name="Preformatted_20_Text">\vref MRK.9:20</text:p>
      <text:p text:style-name="Preformatted_20_Text">\v 20</text:p>
      <text:p text:style-name="Preformatted_20_Text">\vt அவாரு அவனெ ஏசுக்கெ லெத்து வந்தாரு அவனெ கண்ட ஒடனெ ஆ கெட்ட ஆவி அவனெ வலிப்பு நோவு வந்து பள்ளிக்கெ வூந்து ருண்ட.</text:p>
      <text:p text:style-name="Preformatted_20_Text">\vref MRK.9:21</text:p>
      <text:p text:style-name="Preformatted_20_Text">\v 21</text:p>
      <text:p text:style-name="Preformatted_20_Text">\vt வூந்ததுமெ வாயிதி நொரெ வந்துது அவாரு அவனுத்து அம்மனெ பாத்து, ஈ வலிப்பு நோவு வந்து எத்தணி வருசமாசு-ந்து கேட்ட</text:p>
      <text:p text:style-name="Preformatted_20_Text">\vref MRK.9:22</text:p>
      <text:p text:style-name="Preformatted_20_Text">\v 22</text:p>
      <text:p text:style-name="Preformatted_20_Text">\vt ஒடனெ அவ சின்னதி இருந்தெ ஈ நோவு இருக்குது-ந்து சொன்ன. ஆனா பல நேரத்தி தீக்கெமு தண்ணிக்கெமு உந்திருகுது. நினுக்கு முடிகுந்தா எமுக்கு மனசு வெத்து ஒதவி பண்ணுந்த.</text:p>
      <text:p text:style-name="Preformatted_20_Text">\vref MRK.9:23</text:p>
      <text:p text:style-name="Preformatted_20_Text">\v 23</text:p>
      <text:p text:style-name="Preformatted_20_Text">\vt ஏசு அவரெ பாத்து, நம்பினா நம்புகவனுக்கு எல்லாமு நடக்குந்து சொன்ன.</text:p>
      <text:p text:style-name="Preformatted_20_Text">\vref MRK.9:24</text:p>
      <text:p text:style-name="Preformatted_20_Text">\v 24</text:p>
      <text:p text:style-name="Preformatted_20_Text">\vt ஒடனெ ஆ சிறுவன்த்து அம்ம லாறி நானு நம்புகே-ந்த எத்து அவநம்பிகெ மாறுகாக்கு எனுக்கு ஒதவி செகோனோ-ந்த.</text:p>
      <text:p text:style-name="Preformatted_20_Text">\vref MRK.9:25</text:p>
      <text:p text:style-name="Preformatted_20_Text">\v 25</text:p>
      <text:p text:style-name="Preformatted_20_Text">\vt ஆ நேரத்தி ஜன கூட்ட தனுக்கெ ஓடி வருகதெ ஏசு கண்டு ஆ கெட்ட ஆவினெ மெறெட்டி, ஊமெமு செகுட்டு ஆவியெ நீ இவனெ விட்டு போ: இன்னி இவானுக்குள்ளெ போகாக்கூடாது-ந்த.</text:p>
      <text:p text:style-name="Preformatted_20_Text">\vref MRK.9:26</text:p>
      <text:p text:style-name="Preformatted_20_Text">\v 26</text:p>
      <text:p text:style-name="Preformatted_20_Text">\vt ஆ கெட்ட ஆவி ஜத்/து பண்ணி அவனுக்கு வலுப்பு நோவு உண்டாக்கி அவனுக்குள்ளு இருந்து வெளியெ போனுது. ஆனா அவ சத்தவ போலெ வூந்த, அவாருத்தி சில ஆளுக சத்து போயித்தா-ந்து சொன்னாரு.</text:p>
      <text:p text:style-name="Preformatted_20_Text">\vref MRK.9:27</text:p>
      <text:p text:style-name="Preformatted_20_Text">\v 27</text:p>
      <text:p text:style-name="Preformatted_20_Text">\vt ஆனா ஏசு அவானுத்து கெய்யெ புடுத்து தூக்கி வுடுகாக்குள்ளெ அவ ஏந்த.</text:p>
      <text:p text:style-name="Preformatted_20_Text">\vref MRK.9:28</text:p>
      <text:p text:style-name="Preformatted_20_Text">\v 28</text:p>
      <text:p text:style-name="Preformatted_20_Text">\vt ஆ கூரெக்குள்ளெ வந்ததுமு ஏசுது சிசியரு ஏசுனெ கேட்டாரு எனாக்கு எமுதுனாலெ ஆ கெட்ட ஆவியெ முடுக்காக்கு முடியலெ-ந்து கேட்டாரு.</text:p>
      <text:p text:style-name="Preformatted_20_Text">\vref MRK.9:29</text:p>
      <text:p text:style-name="Preformatted_20_Text">\v 29</text:p>
      <text:p text:style-name="Preformatted_20_Text">\vt அதுக்கு ஏசு, இதெகணக்கெ இருக்க கெட்ட ஆவினெ ஜெபத்தாலெமு விரதத்துனாலெ மாத்ரதெ முடுக்க முடிகு வேரெ ஏனாதுனாலெமு முடுக்க முடிகமாட்டு-ந்த.</text:p>
      <text:p text:style-name="Preformatted_20_Text">\vref MRK.9:30</text:p>
      <text:p text:style-name="Preformatted_20_Text">\v 30</text:p>
      <text:p text:style-name="Preformatted_20_Text">\vt ஏசுமு ஏசுது சிஷியருமு ஆ ஊருதிருந்து <text:s/>கலிலேயாங்க நாடுக்கெ போனாரு ஆனா இவாரு போகது ஆருக்குமு தெரிகாகில்லே-ந்து ஏசு விரும்பின.</text:p>
      <text:p text:style-name="Preformatted_20_Text">\vref MRK.9:31</text:p>
      <text:p text:style-name="Preformatted_20_Text">\v 31</text:p>
      <text:p text:style-name="Preformatted_20_Text">\vt மனுசன பறந்‍த என்‍னெ ஜனகளுத்து கெய்யிக்கெ ஒப்புசுவாரு, அவாரு அவனெ கொல்லுவாரு. கொந்த மூனு நாளு பறகெ ஊசுரு ஏவா-ந்து தத்து சிசியருக்கு போதுத்துகுண்டு இருந்த.</text:p>
      <text:p text:style-name="Preformatted_20_Text"><text:soft-page-break/>\vref MRK.9:32</text:p>
      <text:p text:style-name="Preformatted_20_Text">\v 32</text:p>
      <text:p text:style-name="Preformatted_20_Text">\vt அவ சொன்னதெ அவாருக்கு வளங்கலெ.அவான்த்தி வளக்க கேக்காக்கு சிசியருக அஞ்சினாரு.</text:p>
      <text:p text:style-name="Preformatted_20_Text">\vref MRK.9:33</text:p>
      <text:p text:style-name="Preformatted_20_Text">\v 33</text:p>
      <text:p text:style-name="Preformatted_20_Text">\vt அதிருந்து ஏசுமு ஏசுது சிஷியருமு கப்பர்நாகூம்-ங்க நாடுக்கெ வந்தாரு.அவாரு கூரெதிருக்க போது ஏசு தத்து சிஷியருக்கெ நீவிரி வெய்யிதி எனாதெ பத்தி ரெந்துகுண்டு இருந்துதி?-ந்து ஏசு கேட்ட.</text:p>
      <text:p text:style-name="Preformatted_20_Text">\vref MRK.9:34</text:p>
      <text:p text:style-name="Preformatted_20_Text">\v 34</text:p>
      <text:p text:style-name="Preformatted_20_Text">\vt அவாரு <text:s/>பேசாதிருந்தாரு.எனாக்குந்தா தமுக்குள்ளு பெ/ல்லவ ஆருங்கதெ பத்தி வெய்யிதி ஒருத்தனுக்கு ஒருத்த ரெந்துகுண்டுருந்தாரு.</text:p>
      <text:p text:style-name="Preformatted_20_Text">\vref MRK.9:35</text:p>
      <text:p text:style-name="Preformatted_20_Text">\v 35</text:p>
      <text:p text:style-name="Preformatted_20_Text">\vt ஆ நேரத்தி ஏசு குக்கி பன்னன்டு சிசியரெமு லெத்து, அவருக்கே, ''ஒருத்த தெலெவனா இருக்காக்கு நெனெத்தா அவ எல்லாருக்குமு கெடெசியானவனாயிமு, அவ எல்லாருக்குமு வேலெ செகவனாயிமு இருக்கிதி-ந்து சொன்ன.</text:p>
      <text:p text:style-name="Preformatted_20_Text">\vref MRK.9:36</text:p>
      <text:p text:style-name="Preformatted_20_Text">\v 36</text:p>
      <text:p text:style-name="Preformatted_20_Text">\vt பின்னெ ஏசு <text:s/>ஒரு சின்ன பிள்ளெனெ எடுத்து அவாருக்கு நடுவுக்கு நிறுத்தி கெட்டி புடுத்து,</text:p>
      <text:p text:style-name="Preformatted_20_Text">\vref MRK.9:37</text:p>
      <text:p text:style-name="Preformatted_20_Text">\v 37</text:p>
      <text:p text:style-name="Preformatted_20_Text">\vt ஈ சின்ன புள்ளெகளுத்தி ஒந்துனெ எத்து பேருனாலெ ஏத்துகுகவ என்னெ ஏத்துகுக, என்னெ ஏத்துகுகவ என்னெ மட்ர இல்லெ, என்னெ அனுப்புகவனெயெ ஏத்துகுகா-ந்து ஏசு சொன்ன.</text:p>
      <text:p text:style-name="Preformatted_20_Text">\vref MRK.9:38</text:p>
      <text:p text:style-name="Preformatted_20_Text">\v 38</text:p>
      <text:p text:style-name="Preformatted_20_Text">\vt ஆ நேரத்தி யோவானு ஏசுக்கெ, போதகனெ, ஒருத்த நித்து பேருனாலெ கெட்ட ஆவிகளெ முடுக்குகதெ நாமு பாத்து தடிக்கொனொ-ந்து பாத்தேமு ஆனா அவ நமுக்கெ சேராத்தவ-ந்து சொன்னா.</text:p>
      <text:p text:style-name="Preformatted_20_Text">\vref MRK.9:39</text:p>
      <text:p text:style-name="Preformatted_20_Text">\v 39</text:p>
      <text:p text:style-name="Preformatted_20_Text">\vt அதுக்கு ஏசு சொன்ன, தடிக்க வாண்டா, எச்சாந்தா எத்து பேருனாலெ வல்லமெயான காரியத்தெ செகவரு என்னெ பத்தி கொறெ சொல்ல மாட்ட.40 எச்சாந்த நமுக்கு பகெ இல்லாத்தவ நமுது சார்பக இருக்க.</text:p>
      <text:p text:style-name="Preformatted_20_Text">\vref MRK.9:41</text:p>
      <text:p text:style-name="Preformatted_20_Text">\v 41</text:p>
      <text:p text:style-name="Preformatted_20_Text">\vt நிவிரி கிறிஸ்துனெ சேந்தவரா இருக்கதுனாலெ எத்து பேருனாலெ நிமுக்கு ஒரு கிண்ண தண்ணி குடிக்காக்கு தருகவனுக்கு பலனு கெடெக்காதெ போகதில்லெ-ந்து உருதியா நிமுக்கு சொல்லுகெ-ந்து சொன்ன.</text:p>
      <text:p text:style-name="Preformatted_20_Text">\vref MRK.9:42</text:p>
      <text:p text:style-name="Preformatted_20_Text">\v 42</text:p>
      <text:p text:style-name="Preformatted_20_Text">\vt எனுக்கு மேலு நம்பிக்கெ வெத்துருக்க ஒரு சின்னமாத்தெ தப்பு செகா தூண்டி விடுகவனுத்து கெத்துக்கெ ஒரு வீசு கல்லுனெ கெட்டி கடலுக்கெ உந்தி விடுகதுதெ அவருக்கு செரி.</text:p>
      <text:p text:style-name="Preformatted_20_Text">\vref MRK.9:43</text:p>
      <text:p text:style-name="Preformatted_20_Text">\v 43</text:p>
      <text:p text:style-name="Preformatted_20_Text">\vt நிமுத்து கெய்யி நிம்மெ பாவக்கெ வூக செத அதெ வெட்டி வுடுவி. றண்டு கெய்யி இருக்கவனா கெடாதெ இருக்க தீ நரகக்கெ உந்திவுடுகதெ வுட கெய்யி மொண்டியாயி நெலெயான வாழ்க்கெக்கெ போகது நிமுக்கு நல்லது.</text:p>
      <text:p text:style-name="Preformatted_20_Text">\vref MRK.9:44</text:p>
      <text:p text:style-name="Preformatted_20_Text">\v 44</text:p>
      <text:p text:style-name="Preformatted_20_Text">\vt நரகத்தி அவாரெ திங்க புழுவு சாகாதெமு, தீ கெடாதெமு இருக்கு.</text:p>
      <text:p text:style-name="Preformatted_20_Text">\vref MRK.9:45</text:p>
      <text:p text:style-name="Preformatted_20_Text">\v 45</text:p>
      <text:p text:style-name="Preformatted_20_Text">\vt நிமுத்து காலு நிம்மெ தப்பு செக தூண்டின அதெமு வெட்டிரி. நீவிரி றண்டு காலு இருக்கவரா நரக குய்யிக்கெ நிம்மெ உந்துகதெ வுட காலு மொண்டியா நித்திய வாழ்கெக்கெ போகது நல்லது.</text:p>
      <text:p text:style-name="Preformatted_20_Text">\vref MRK.9:46</text:p>
      <text:p text:style-name="Preformatted_20_Text">\v 46</text:p>
      <text:p text:style-name="Preformatted_20_Text">\vt நரகத்தி அவாரெ திங்க புழுவு சாகாதெமு, தீ கெடாதெமு இருக்கு..</text:p>
      <text:p text:style-name="Preformatted_20_Text">\vref MRK.9:47</text:p>
      <text:p text:style-name="Preformatted_20_Text">\v 47</text:p>
      <text:p text:style-name="Preformatted_20_Text">\vt நித்து கண்ணுமு நின்னெ தப்பு செக தூண்டினுது-ந்தா கண்ணெ புடுங்கி எறுந்துரு. ஒத்தெ கண்ணோடெ ஆண்டவனுத்து ராஜியத்தி இருக்கது நல்லது.</text:p>
      <text:p text:style-name="Preformatted_20_Text"><text:soft-page-break/>\vref MRK.9:48</text:p>
      <text:p text:style-name="Preformatted_20_Text">\v 48</text:p>
      <text:p text:style-name="Preformatted_20_Text">\vt நரகத்தி அவாரெ திங்க புளுவுமு சாகாதெ தீமு கெடாதெ இருக்கு.</text:p>
      <text:p text:style-name="Preformatted_20_Text">\vref MRK.9:49</text:p>
      <text:p text:style-name="Preformatted_20_Text">\v 49</text:p>
      <text:p text:style-name="Preformatted_20_Text">\vt எப்பமு பலி பொருளுகளெ உப்புக்கெ சுத்தசெகது போலெ ஒவ்வொருத்தரெமு தீயினாலெ சுத்தசெகபடுவாரு.</text:p>
      <text:p text:style-name="Preformatted_20_Text">\vref MRK.9:50</text:p>
      <text:p text:style-name="Preformatted_20_Text">\v 50</text:p>
      <text:p text:style-name="Preformatted_20_Text">\vt உப்பு நல்லதுதே,ஆனா உப்பு கார இல்லாதெ போனா எனாதெ வெத்து அதுனெ கார இருக்க உப்பா பண்ணுவிதி? நீவிரி உப்புனெ போலெ இருவி. ஒருத்தருக்கு ஒருத்தரு சமாதானமுள்ளவராயிருவி.</text:p>
      <text:p text:style-name="Preformatted_20_Text">\rcrd MRK 10</text:p>
      <text:p text:style-name="Preformatted_20_Text">\c 10</text:p>
      <text:p text:style-name="Preformatted_20_Text">\p</text:p>
      <text:p text:style-name="Preformatted_20_Text">\vref MRK.10:1</text:p>
      <text:p text:style-name="Preformatted_20_Text">\v 1</text:p>
      <text:p text:style-name="Preformatted_20_Text">\vt ஏசு அதிருந்து பறப்பட்டு,யூதேயா தேசக்கு அக்கடெ இருக்க யோர்தானு கெரெ வெய்யே வந்த.ஜனக மறுக்கமு அவருக்கே வந்து கூடினாரு. அவானுமு வழக்கமா சொல்லி கொடுக்கது போலே சொல்லி கொடுத்த.</text:p>
      <text:p text:style-name="Preformatted_20_Text">\vref MRK.10:2</text:p>
      <text:p text:style-name="Preformatted_20_Text">\v 2</text:p>
      <text:p text:style-name="Preformatted_20_Text">\vt அ நேரத்தி பரிசேயரு அவரெ சோதிமெ செகாக்கு வந்து, "ஆள தத்து பெண்டெ வாணா-ந்து தள்ளிவுடுகது ஞாயமா"-ந்து கேட்டாரு.</text:p>
      <text:p text:style-name="Preformatted_20_Text">\vref MRK.10:3</text:p>
      <text:p text:style-name="Preformatted_20_Text">\v 3</text:p>
      <text:p text:style-name="Preformatted_20_Text">\vt அவ அவாருக்கே, மோசே நிமுக்கு சொல்லி இருக்க கெட்டளெ எனாது?-ந்து கேட்ட.</text:p>
      <text:p text:style-name="Preformatted_20_Text">\vref MRK.10:4</text:p>
      <text:p text:style-name="Preformatted_20_Text">\v 4</text:p>
      <text:p text:style-name="Preformatted_20_Text">\vt பரிசேயருக,"மோசே பெண்ணே வாணாந்து வுடுகிலா-ந்து உத்துரவு தந்துருக்க"-ந்து சொன்னாரு.</text:p>
      <text:p text:style-name="Preformatted_20_Text">\vref MRK.10:5</text:p>
      <text:p text:style-name="Preformatted_20_Text">\v 5</text:p>
      <text:p text:style-name="Preformatted_20_Text">\vt அதுக்கு ஏசு அவாருக்கே, "நிமுத்து கடின உள்ளத்தெ கண்டு அவ ஈ கெட்டளெனெ எழுதி வெத்த.</text:p>
      <text:p text:style-name="Preformatted_20_Text">\vref MRK.10:6</text:p>
      <text:p text:style-name="Preformatted_20_Text">\v 6</text:p>
      <text:p text:style-name="Preformatted_20_Text">\vt ஆதி தொவகத்தி கடவுளு,"ஆணு பெண்ணா அவரே உண்டாக்கின.</text:p>
      <text:p text:style-name="Preformatted_20_Text">\vref MRK.10:7</text:p>
      <text:p text:style-name="Preformatted_20_Text">\v 7</text:p>
      <text:p text:style-name="Preformatted_20_Text">\vt இதுனாலே ஆளதே தத்து அக்கே அம்மனெ வுட்டுட்டு தத்து பெண்டோடே சேந்திருப்ப.</text:p>
      <text:p text:style-name="Preformatted_20_Text">\vref MRK.10:8</text:p>
      <text:p text:style-name="Preformatted_20_Text">\v 8</text:p>
      <text:p text:style-name="Preformatted_20_Text">\vt ரண்டாளுமு ஒரே ஒடம்பா இருப்பாரு.இனி அவாரு ரண்டாளு இல்லே;ஒரே ஒடலு.</text:p>
      <text:p text:style-name="Preformatted_20_Text">\vref MRK.10:9</text:p>
      <text:p text:style-name="Preformatted_20_Text">\v 9</text:p>
      <text:p text:style-name="Preformatted_20_Text">\vt அதுனாலே "கடவுளு ஒந்து சேத்தினதுனெ மனுச பிரிக்காதே இருக்கிதி"-ந்து சொன்ன.</text:p>
      <text:p text:style-name="Preformatted_20_Text">\vref MRK.10:10</text:p>
      <text:p text:style-name="Preformatted_20_Text">\v 10</text:p>
      <text:p text:style-name="Preformatted_20_Text">\vt பறகே இதெ பத்தி கூரேதி மறுக்கமு சீசருக கேட்டாரு.</text:p>
      <text:p text:style-name="Preformatted_20_Text">\vref MRK.10:11</text:p>
      <text:p text:style-name="Preformatted_20_Text">\v 11</text:p>
      <text:p text:style-name="Preformatted_20_Text">\vt ஏசு அவாரெ பாத்து,"தத்து பெண்டே வாண்டாந்துட்டு வேறொருத்தினெ கலியாண செகவ கடவுளுக்கு எதிரா விபச்சார பாவ செக.</text:p>
      <text:p text:style-name="Preformatted_20_Text">\vref MRK.10:12</text:p>
      <text:p text:style-name="Preformatted_20_Text">\v 12</text:p>
      <text:p text:style-name="Preformatted_20_Text">\vt தத்து ஆளனெ வாணாந்துட்டு வேறெ ஒருத்தனெ கெலியாண செகவா ஏவளுமு விபச்சார பாவ செகா-"ந்து சொன்ன.</text:p>
      <text:p text:style-name="Preformatted_20_Text">\vref MRK.10:13</text:p>
      <text:p text:style-name="Preformatted_20_Text">\v 13</text:p>
      <text:p text:style-name="Preformatted_20_Text">\vt அ நேரத்தி சிலரு தமுது புள்ளேகளெ பராசொனோ-ந்து ஏசுக்கெ கொடந்தாரு. அவரெ சிசியருக மெறெட்டினாரு.</text:p>
      <text:p text:style-name="Preformatted_20_Text">\vref MRK.10:14</text:p>
      <text:p text:style-name="Preformatted_20_Text"><text:soft-page-break/>\v 14</text:p>
      <text:p text:style-name="Preformatted_20_Text">\vt ஏசு இதெ பாத்து, விசனபட்டு, "சிறு புள்ளெகளெ எனுக்கெ வருகாக்கு வுடி அவரெ தடுக்க வாண்டிரி,எனாக்குந்தா கடவுளுது ராஜாங்க இதெபோலெ இருக்கவருக்குதே.</text:p>
      <text:p text:style-name="Preformatted_20_Text">\vref MRK.10:15</text:p>
      <text:p text:style-name="Preformatted_20_Text">\v 15</text:p>
      <text:p text:style-name="Preformatted_20_Text">\vt ஆராசு சிறு புள்ளெகளே போலே கடவுளுது ராஜாங்கத்தெ ஏத்துகுக மறுத்தா,அதுக்கு உள்ளுக்கு போக முடியாது-ந்து உறுதியா நிமுக்கு சொல்லுகே-"ந்து சொன்ன.</text:p>
      <text:p text:style-name="Preformatted_20_Text">\vref MRK.10:16</text:p>
      <text:p text:style-name="Preformatted_20_Text">\v 16</text:p>
      <text:p text:style-name="Preformatted_20_Text">\vt பறகே அவ அவரே கெட்டி புடுத்து, தத்து கெய்யினெ அவார்க்கு மேலு வெத்து பராசின.</text:p>
      <text:p text:style-name="Preformatted_20_Text">\vref MRK.10:17</text:p>
      <text:p text:style-name="Preformatted_20_Text">\v 17</text:p>
      <text:p text:style-name="Preformatted_20_Text">\vt ஏசு பறப்பட்டு போயிகுண்டு இருக்கதி வெய்யிதி ஒருத்த ஒடி வந்து, மொனங்காலு போட்டு, "நல்ல போதகனே, நெலெயான வாழ்க்கெனெ அடெகாக்கு நானு எனாது செகோனோ"-ந்து அவரே கேட்ட.</text:p>
      <text:p text:style-name="Preformatted_20_Text">\vref MRK.10:18</text:p>
      <text:p text:style-name="Preformatted_20_Text">\v 18</text:p>
      <text:p text:style-name="Preformatted_20_Text">\vt அதுக்கு ஏசு அவனுக்கு, "நீ என்னெ நல்லவ-ந்து எனாக்கு சொல்லுக? கடவுளு ஒருத்தனே தவுர நல்லவ ஒருத்தனுமு இல்லேயே.</text:p>
      <text:p text:style-name="Preformatted_20_Text">\vref MRK.10:19</text:p>
      <text:p text:style-name="Preformatted_20_Text">\v 19</text:p>
      <text:p text:style-name="Preformatted_20_Text">\vt நினுக்குதே கெட்டளெக தெரிகுமே."கொலெ செக வாண்டா,திருட வாண்டா, பொய்சாட்சி சொல்ல வாண்டா,ஏமாத்தி வஞ்சிக்க வாண்டா,நித்து அக்/கெ/னெமு அம்மெனெமு மதுத்து நட"-ந்து சொன்ன.</text:p>
      <text:p text:style-name="Preformatted_20_Text">\vref MRK.10:20</text:p>
      <text:p text:style-name="Preformatted_20_Text">\v 20</text:p>
      <text:p text:style-name="Preformatted_20_Text">\vt அதுக்கு அவ,ஏசுக்கெ,"போதகனே, இது எல்லாத்தெமு நானு எத்து சின்ன வயசிதிருந்து கெடெபுடுத்து வந்துருக்கே"-ந்து சொன்ன.</text:p>
      <text:p text:style-name="Preformatted_20_Text">\vref MRK.10:21</text:p>
      <text:p text:style-name="Preformatted_20_Text">\v 21</text:p>
      <text:p text:style-name="Preformatted_20_Text">\vt அப்ப ஏசு அன்பா அவனே உத்து பாத்து,"நினுக்கு இன்னுமு ஒந்து கொறெ கடாக்குது, நீ போயி நினுக்கு இருக்கதெ வித்து ஏழெகளுக்கெ கொடு. அப்பதே மேலோகத்தி நினுக்கு பொக்கிஷ கடாக்கு,பறகே சிலுவெனெ எடுத்து எத்து பின்னுக்கு வா"-ந்து அவனுக்கு சொன்ன.</text:p>
      <text:p text:style-name="Preformatted_20_Text">\vref MRK.10:22</text:p>
      <text:p text:style-name="Preformatted_20_Text">\v 22</text:p>
      <text:p text:style-name="Preformatted_20_Text">\vt ஏசு சொன்னதே கேட்டதுமு அவான்த்து மோந்தே(முக) வாடி வெசனத்தோடே போயிட்ட. எனாக்குந்தா அவானுக்கு தாஸ்தி சொத்து கடாந்துது.</text:p>
      <text:p text:style-name="Preformatted_20_Text">\vref MRK.10:23</text:p>
      <text:p text:style-name="Preformatted_20_Text">\v 23</text:p>
      <text:p text:style-name="Preformatted_20_Text">\vt ஏசு சுத்திமு திருகி பாத்து, தத்து சிசியருக்கே, "பணக்காரரு கடவுளுது(மேலோக) ராஜியக்கே போகது கடின"-ந்து சொன்ன.</text:p>
      <text:p text:style-name="Preformatted_20_Text">\vref MRK.10:24</text:p>
      <text:p text:style-name="Preformatted_20_Text">\v 24</text:p>
      <text:p text:style-name="Preformatted_20_Text">\vt சிசியருக அவ சொன்னதே கேட்டு ஆசரியப்பட்டாரு.மறுக்கமு ஏசு அவாரே பாத்து,"புள்ளேகளே, பணக்காரரு கடவுளுது ராஜியக்கே போகது ரம்ப கடின.</text:p>
      <text:p text:style-name="Preformatted_20_Text">\vref MRK.10:25</text:p>
      <text:p text:style-name="Preformatted_20_Text">\v 25</text:p>
      <text:p text:style-name="Preformatted_20_Text">\vt பணக்காரரு கடவுளுது ராஜியக்கே போகதெவுட ஊசிது ஓட்டெக்கெ ஒட்டக புக்குகது சுலபமா கடாக்கு-ந்து சொன்ன.</text:p>
      <text:p text:style-name="Preformatted_20_Text">\vref MRK.10:26</text:p>
      <text:p text:style-name="Preformatted_20_Text">\v 26</text:p>
      <text:p text:style-name="Preformatted_20_Text">\vt சிசியருக இன்னுமு ரம்ப ஆச்சரியபட்டு,"அப்ற யார்தே மீட்க்கப்பட(இரட்சிக்கப்பட) முடிகு"-ந்து தமுக்குள்ளு பேசிக்குண்டடாரு.</text:p>
      <text:p text:style-name="Preformatted_20_Text">\vref MRK.10:27</text:p>
      <text:p text:style-name="Preformatted_20_Text">\v 27</text:p>
      <text:p text:style-name="Preformatted_20_Text">\vt ஏசு அவாரெ உத்து பாத்து, "மனுசனாலே இது முடியாதுதே, ஆனா கடவுளுக்கு அச்ச இல்லே; கடவுளாலெ எல்லாமே முடிகு"-ந்து சொன்ன.</text:p>
      <text:p text:style-name="Preformatted_20_Text">\vref MRK.10:28</text:p>
      <text:p text:style-name="Preformatted_20_Text"><text:soft-page-break/>\v 28</text:p>
      <text:p text:style-name="Preformatted_20_Text">\vt ஆ நேரத்தி பேதுரு ஏசுக்கெ, பாரு நாமு எல்லாத்தெமு வுட்டுட்டு நித்து பின்னுக்கு வந்துருக்கேமு"-ந்து சொன்ன.</text:p>
      <text:p text:style-name="Preformatted_20_Text">\vref MRK.10:29</text:p>
      <text:p text:style-name="Preformatted_20_Text">\v 29</text:p>
      <text:p text:style-name="Preformatted_20_Text">\vt அதுக்கு ஏசு,"உறுதியா நிமுக்கு சொல்லுகே; என்னாலேமு எத்து நல்ல சேதினாலுமு கூரெனெயோ, பறந்தவனெயோ, பறந்தவளெயோ,அக்/கெ/னேயோ, அம்மனெயோ, புள்ளெகளெயோ, காடு, கெரெனெயோ வுட்ட யாருமு</text:p>
      <text:p text:style-name="Preformatted_20_Text">\vref MRK.10:30</text:p>
      <text:p text:style-name="Preformatted_20_Text">\v 30</text:p>
      <text:p text:style-name="Preformatted_20_Text">\vt .இப்ப நடக்க காலத்தி நூறு மடங்காயி கூரெனெமு, பறந்தவனெமு, பறந்தவளெமு, அக்/கெ/னெமு, அம்மனெமு, காடு கெரெனெமு இதொடெ சேந்து கஸ்டத்தெமு அடெவ வருக காலத்தி நெலெயான வாழ்க்கெனெமு அடெகாதெ போகமாட்டா</text:p>
      <text:p text:style-name="Preformatted_20_Text">\vref MRK.10:31</text:p>
      <text:p text:style-name="Preformatted_20_Text">\v 31</text:p>
      <text:p text:style-name="Preformatted_20_Text">\vt . ஆனாலுமு முந்தினவருக பலரு கெடெசி ஆவாரு : கெடெசியானவரு பலரு முந்தினவரா ஆவாரு''-ந்து சொன்ன.</text:p>
      <text:p text:style-name="Preformatted_20_Text">\vref MRK.10:32</text:p>
      <text:p text:style-name="Preformatted_20_Text">\v 32</text:p>
      <text:p text:style-name="Preformatted_20_Text">\vt . பறகெ அவாரு எருசலேமுக்கு போக வெய்யிதி போயிகுண்டிருந்தாரு. ஏசு அவாருக்கு முந்துக்கு போயிகுண்டிருந்த சீசருக ஆசரியபட்டு, அவனுக்கு பின்னுக்கு அஞ்சிக்கெயொடெ போயிகுண்டிருந்தாரு. அ நேரத்தி ஏசு மறுக்கமு பன்னன்டு சிசியரெமு லெத்து, தனுக்கு இனி நடக்க போகதெ பத்தி சொல்ல தொவக்கின.</text:p>
      <text:p text:style-name="Preformatted_20_Text">\vref MRK.10:33</text:p>
      <text:p text:style-name="Preformatted_20_Text">\v 33</text:p>
      <text:p text:style-name="Preformatted_20_Text">\vt . இதே '' இப்ப நாமு எருசலேமுக்கெ போகோயி, மனுசன பொறந்‍த நா தெலெமெ ஆலய குருவனுக்கெமு, வேத சட்டத்தெ சொல்லுகவருக்கெமு ஒப்புசுவாரு: அவாரு அவனுக்கு சாவுக்கான தெண்டனெ கொடுத்து, யூதரு அல்லாதவருக்கெ ஒப்புசுவாரு.</text:p>
      <text:p text:style-name="Preformatted_20_Text">\vref MRK.10:34</text:p>
      <text:p text:style-name="Preformatted_20_Text">\v 34</text:p>
      <text:p text:style-name="Preformatted_20_Text">\vt . அவாரு அவானே கேலி செது , அவானுக்கு மேலு துப்பி, அவனெ கொலெ செவாரு. ஆனா மூனாவுது நாளிதி உசுரோடெ ஏவ-ந்து அவாருக்கெ சொன்ன.</text:p>
      <text:p text:style-name="Preformatted_20_Text">\vref MRK.10:35</text:p>
      <text:p text:style-name="Preformatted_20_Text">\v 35</text:p>
      <text:p text:style-name="Preformatted_20_Text">\vt . ஆ நேரத்தி செபதேயுது மக்கா யாக்கோபுமு யோவானுமு ஏசுக்கெ வந்து: ''போதகனே நாமு கேக்கபோகதெ நீ எமுக்கு செது தரொனோந்து பிரியபடுகேமு''-ந்து சொன்னாரு.</text:p>
      <text:p text:style-name="Preformatted_20_Text">\vref MRK.10:36</text:p>
      <text:p text:style-name="Preformatted_20_Text">\v 36</text:p>
      <text:p text:style-name="Preformatted_20_Text">\vt . அதுக்கு அவ அவாருக்கே, "நானு நிமுக்கு என்ன செகோனோ-ந்து பிரியபடுகிதி-ந்து கேட்ட.</text:p>
      <text:p text:style-name="Preformatted_20_Text">\vref MRK.10:37</text:p>
      <text:p text:style-name="Preformatted_20_Text">\v 37</text:p>
      <text:p text:style-name="Preformatted_20_Text">\vt அதுக்கு அவாரு ஏசுனெ பாத்து, "நித்து ராஜிய சிம்மாசனத்தி குக்கி இருக்கதி எமுத்தி ஒருத்த நித்து புட்டுகெய் பக்கத்திமு; ஒருத்த நித்து டக்கெய் பக்கத்திமு குக்கி இருக்காக்கு எமுக்கு தா"-ந்து கேட்டாரு.</text:p>
      <text:p text:style-name="Preformatted_20_Text">\vref MRK.10:38</text:p>
      <text:p text:style-name="Preformatted_20_Text">\v 38</text:p>
      <text:p text:style-name="Preformatted_20_Text">\vt ஆனா ஏசு அவாருக்கே; "நீவிரி எனாதே கேக்கிதி-ந்து நிமுக்கே தெரியலெ. "நானு படுக பாடுனெ நிமுதுனாலே ஏத்துக முடிகுமா? நானு எடுக்க திருமுழுக்குனெ நிமுதுனாலே எடுக்காக்கு முடிகுமா?-ந்து கேட்ட.</text:p>
      <text:p text:style-name="Preformatted_20_Text">\vref MRK.10:39</text:p>
      <text:p text:style-name="Preformatted_20_Text">\v 39</text:p>
      <text:p text:style-name="Preformatted_20_Text">\vt அதுக்கு அவாரு எமுதுனாலே முடிகு-ந்து சொல்லுகாக்குள்ளே, ஏசு அவாரே பாத்து,"நானு படுக பாடுனெ நீவிரி ஏத்துகுவிதி. நானு எடுக்க திருமுழுக்குனெமு நீவிரி எடுப்பிதி.</text:p>
      <text:p text:style-name="Preformatted_20_Text">\vref MRK.10:40</text:p>
      <text:p text:style-name="Preformatted_20_Text">\v 40</text:p>
      <text:p text:style-name="Preformatted_20_Text">\vt ஆனா எத்து புட்டுகெய் பக்கமு, டக்கெய் பக்கமு குக்குகா வெக்கது எத்து காரிய இல்லே; ஆ <text:s/>அடத்தெ யாருக்கு-ந்து கொடுக்க தயாரு செதுருக்குதோ அவருக்குதே ஆ அடத்தெ கொடுக்க <text:s/>முடிகு"-ந்து சொன்ன.</text:p>
      <text:p text:style-name="Preformatted_20_Text">\vref MRK.10:41</text:p>
      <text:p text:style-name="Preformatted_20_Text">\v 41</text:p>
      <text:p text:style-name="Preformatted_20_Text">\vt இதெ கேட்டுக்குண்டிருந்த மத்த பத்து சிசியருமு யாக்கோபுக்கெமு, <text:s/>யோவனுக்கெமு வெச வெத்தாரு.</text:p>
      <text:p text:style-name="Preformatted_20_Text">\vref MRK.10:42</text:p>
      <text:p text:style-name="Preformatted_20_Text">\v 42</text:p>
      <text:p text:style-name="Preformatted_20_Text"><text:soft-page-break/>\vt ஆ நேரத்தி, ஏசு அவாரே பக்கக்கே வருகசொல்லி "மத்த ஜனத்தி இருக்க தெலெவருக-ந்து சொல்லுகவரு ஜனத்தெ அடக்கி ஆளுகாரு. அவார்த்தி பெ/ல்லவருக அவார்க்கு மேலு தமுது அதிகாரத்தெ காட்டுகாரு-ந்து நீவிரி தெருந்துருக்கிதி.</text:p>
      <text:p text:style-name="Preformatted_20_Text">\vref MRK.10:43</text:p>
      <text:p text:style-name="Preformatted_20_Text">\v 43</text:p>
      <text:p text:style-name="Preformatted_20_Text">\vt ஆனா நிமுக்குள்ளு இச்ச இருக்காக்கில்லே நிமுத்தி பெ/ல்லவனா இருக்க பிரியபட்டா அவ நிமுக்கு (வேலெ) செகவனா இருக்குதி.</text:p>
      <text:p text:style-name="Preformatted_20_Text">\vref MRK.10:44</text:p>
      <text:p text:style-name="Preformatted_20_Text">\v 44</text:p>
      <text:p text:style-name="Preformatted_20_Text">\vt நிமுக்குள்ளு முதன்மெயா இருக்க பிரியபடுகவ அவ எல்லாருக்குமு அடிமெயா இருக்குதி,</text:p>
      <text:p text:style-name="Preformatted_20_Text">\vref MRK.10:45</text:p>
      <text:p text:style-name="Preformatted_20_Text">\v 45</text:p>
      <text:p text:style-name="Preformatted_20_Text">\vt எனாக்குந்தா மனுசன பொறந்‍த நா வேலெ வாங்குகாக்கு வராதே, வேலெ செகாக்குமு பலரெ மீட்காக்கு சமமா தத்து உசுரே கொடுக்காக்குமு வந்தே-ந்து சொன்ன.</text:p>
      <text:p text:style-name="Preformatted_20_Text">\vref MRK.10:46</text:p>
      <text:p text:style-name="Preformatted_20_Text">\v 46</text:p>
      <text:p text:style-name="Preformatted_20_Text">\vt பறகே ஏசுமு சிசியருமு எரிகோ பட்டணக்கே வந்தாரு. அவாருமு பெல்ல ஜன கூட்டமு எரிகோவுனெ வுட்டு பறப்பட்டு போகாட்டி, திமேயுது மக பர்திமேயு-ங்கவ வெய்யி ஓரத்தி குக்கி இருந்த. அவ கண்ணு தெரியாதே பிச்செ கேட்டுக்குண்டிருந்த.</text:p>
      <text:p text:style-name="Preformatted_20_Text">\vref MRK.10:47</text:p>
      <text:p text:style-name="Preformatted_20_Text">\v 47</text:p>
      <text:p text:style-name="Preformatted_20_Text">\vt அவ நாசரேத்து ஊரு ஏசு போகா-ந்து கேள்விபட்டு, ''ஏசுவே' தாவீதுது மகனே, எனக்கு மனசு ராங்கு''-ந்து பெ/லக்க லார தொவக்கின.</text:p>
      <text:p text:style-name="Preformatted_20_Text">\vref MRK.10:48</text:p>
      <text:p text:style-name="Preformatted_20_Text">\v 48</text:p>
      <text:p text:style-name="Preformatted_20_Text">\vt அதி போனவரு அவனெ மெறெட்டினாரு;ஆனா அவ," இன்னுமு பெ/லக்க தாவீதுது மகனே, எனக்கு மனசு ராங்கு-ந்து லாரின.</text:p>
      <text:p text:style-name="Preformatted_20_Text">\vref MRK.10:49</text:p>
      <text:p text:style-name="Preformatted_20_Text">\v 49</text:p>
      <text:p text:style-name="Preformatted_20_Text">\vt ஏசு அ அடத்தி நிந்து,"அவனெ லெத்து வாயி-"ந்த, அவாரு கண்ணு தெரியாதவனெ லெத்து "தைரியமா ஏந்து வா, ஏசு நின்னே லெக்கா-"ந்து சொன்னாரு.</text:p>
      <text:p text:style-name="Preformatted_20_Text">\vref MRK.10:50</text:p>
      <text:p text:style-name="Preformatted_20_Text">\v 50</text:p>
      <text:p text:style-name="Preformatted_20_Text">\vt ஒடனே அவ தத்து மேலுமுண்டுனெ எறுந்துட்டு,குதுத்து ஏந்து ஏசுக்கெ வந்த.</text:p>
      <text:p text:style-name="Preformatted_20_Text">\vref MRK.10:51</text:p>
      <text:p text:style-name="Preformatted_20_Text">\v 51</text:p>
      <text:p text:style-name="Preformatted_20_Text">\vt ஏசு அவனுக்கே, நானு நினுக்கு எனாது செகோனோ-ந்து இருக்கா-ந்து கேட்ட, அதுக்கு அவ “நானு கண்ணு தெரியாத்தவ; ஆண்டவனே எத்து கண்ணு தொறக்கொனோ”-ந்து சொன்ன.</text:p>
      <text:p text:style-name="Preformatted_20_Text">\vref MRK.10:52</text:p>
      <text:p text:style-name="Preformatted_20_Text">\v 52</text:p>
      <text:p text:style-name="Preformatted_20_Text">\vt ஏசு அவானுக்கே, நீ போகிலா; நித்து நம்பிக்கெ நினுக்கு சொகத்தெ கொடுத்துது-"ந்த. ஒடனே அவ கண்ணு தொறந்து, வெய்யிதி ஏசோடே நடந்து போன.</text:p>
      <text:p text:style-name="Preformatted_20_Text">\rcrd MRK 11</text:p>
      <text:p text:style-name="Preformatted_20_Text">\c 11</text:p>
      <text:p text:style-name="Preformatted_20_Text">\p</text:p>
      <text:p text:style-name="Preformatted_20_Text">\vref MRK.11:1</text:p>
      <text:p text:style-name="Preformatted_20_Text">\v 1</text:p>
      <text:p text:style-name="Preformatted_20_Text">\vt ஏசு தத்து சிசியரோடெ ஒலிவ மெலெக்கு பக்கத்தி கடக்க பெத்பகெ, பெத்தானியா-ங்க ஊருகளுக்கே வந்துருந்து, எருசலேமுக்கெ போயி சேருகாக்குள்ளெ தத்து றண்டு சிசியரெ அனுப்பிருந்து.</text:p>
      <text:p text:style-name="Preformatted_20_Text">\vref MRK.11:2</text:p>
      <text:p text:style-name="Preformatted_20_Text">\v 2</text:p>
      <text:p text:style-name="Preformatted_20_Text">\vt நிமுக்கு எதுக்க கடக்க ஊருக்குள்ளு போயி; அதுக்குள்ளு போனதுமு, இதுவரெ ஒருத்தனுமு ஏறாத்த ஒரு கெளுதெ குட்டினெ கெட்டி வெத்துறுக்கதெ, நீவிரி பாப்பிரி. அதுனெ கி/த்துக்குண்டு வாயி.</text:p>
      <text:p text:style-name="Preformatted_20_Text">\vref MRK.11:3</text:p>
      <text:p text:style-name="Preformatted_20_Text">\v 3</text:p>
      <text:p text:style-name="Preformatted_20_Text">\vt ஆராசு நிமுக்கெ, எனாதுக்கு இச்சா பண்ணுகிதி?-ந்து கேட்டா 'இது இப்ப ஆண்டவனுக்கு வேணு, அவ இதுனெ <text:soft-page-break/>ஒடனெ <text:s/>திருப்பி ஈங்கெ தானெ அனுப்பி விடுவ-ந்து சொல்லீ-ந்த.</text:p>
      <text:p text:style-name="Preformatted_20_Text">\vref MRK.11:4</text:p>
      <text:p text:style-name="Preformatted_20_Text">\v 4</text:p>
      <text:p text:style-name="Preformatted_20_Text">\vt அவரு போயி ஒரு கூரெக்கெ போக சந்துக்கு வெளிதி, தெருவுதிதானெ ஒரு கெளுதெ குட்டினெ கெட்டி வெத்துருக்கதெ கண்டு அதுனெ கி/த்துகுண்டு இருக்காக்குள்ளெ,</text:p>
      <text:p text:style-name="Preformatted_20_Text">\vref MRK.11:5</text:p>
      <text:p text:style-name="Preformatted_20_Text">\v 5</text:p>
      <text:p text:style-name="Preformatted_20_Text">\vt ஆங்கு நிந்துகுண்டு இருந்த சில ஆளுக அவருக்கெ, ''எனாது செகிதி? கெளுதெ குட்டினெயா கி/க்கிதி"? அச்சாந்து கேட்டாரு.</text:p>
      <text:p text:style-name="Preformatted_20_Text">\vref MRK.11:6</text:p>
      <text:p text:style-name="Preformatted_20_Text">\v 6</text:p>
      <text:p text:style-name="Preformatted_20_Text">\vt அதுக்கு அவாரு ஏசு தமுக்கெ எச்சா சொல்லி வுட்டானோ அதே போலெ <text:s/>அவாருக்கெ சொன்னாரு.</text:p>
      <text:p text:style-name="Preformatted_20_Text">\vref MRK.11:7</text:p>
      <text:p text:style-name="Preformatted_20_Text">\v 7</text:p>
      <text:p text:style-name="Preformatted_20_Text">\vt அச்சா சொல்லுகாக்குள்ளெ அதி நிந்துறுந்தவருக செரி கொண்டு போயிக்கோயி-ந்து அவாரெ போகவுட்டாரு. அதுக்கு பறகெ அவரு ஆ கெளுதெ குட்டினெ ஏசுக்கெ கொண்டு வந்து அதுக்கு மேலு தமுத்து மேலு ஒடெகளெ விரித்தாரு. ஏசு ஆ கெளுதெ குட்டிக்கு மேலு ஏறி குக்கின.</text:p>
      <text:p text:style-name="Preformatted_20_Text">\vref MRK.11:8</text:p>
      <text:p text:style-name="Preformatted_20_Text">\v 8</text:p>
      <text:p text:style-name="Preformatted_20_Text">\vt பல ஆளுக தமுத்து மேலு ஒடெகளெமு வேறெ சில ஆளுக காடு வெளிகளித்தி வெட்டின எலெகளெ பராத்தி வெத்தாரு.</text:p>
      <text:p text:style-name="Preformatted_20_Text">\vref MRK.11:9</text:p>
      <text:p text:style-name="Preformatted_20_Text">\v 9</text:p>
      <text:p text:style-name="Preformatted_20_Text">\vt ஏசுது பிந்துக்குமு, முந்துக்குமு போனவருக "ஒசன்னா! ஆண்டவனுத்து பேருதி வருகவ ஒசத்தபடுகிதி",</text:p>
      <text:p text:style-name="Preformatted_20_Text">\vref MRK.11:10</text:p>
      <text:p text:style-name="Preformatted_20_Text">\v 10</text:p>
      <text:p text:style-name="Preformatted_20_Text">\vt வருக போக நமுத்து தந்தெ தாவிதுது ராஜாங்க ஒசத்தப்படுகுட்டு ! உன்னதத்தி ஒசன்னா-ந்து ஆலத்தாரு.</text:p>
      <text:p text:style-name="Preformatted_20_Text">\vref MRK.11:11</text:p>
      <text:p text:style-name="Preformatted_20_Text">\v 11</text:p>
      <text:p text:style-name="Preformatted_20_Text">\vt ஏசு எருசலெமுக்கெ போயி, அதி கடக்க கடவுளுது கோயலுக்குள்ளு போன. போயி எல்லாதெமு சுத்தி பாத்துத்து, <text:s/>பொதுவூக நேர ஆனதுனாலெ தத்து பன்னன்டு சிசியரோடெ பெத்தானியா-ங்க ஊருக்கெ பறப்பட்டு போன.</text:p>
      <text:p text:style-name="Preformatted_20_Text">\vref MRK.11:12</text:p>
      <text:p text:style-name="Preformatted_20_Text">\v 12</text:p>
      <text:p text:style-name="Preformatted_20_Text">\vt மறு நாளு பெத்தானியா-ங்க ஊரெ வுட்டு அவரு திரும்பி வருகாம்போது ஏசுக்கு வோறு கடித்துது.</text:p>
      <text:p text:style-name="Preformatted_20_Text">\vref MRK.11:13</text:p>
      <text:p text:style-name="Preformatted_20_Text">\v 13</text:p>
      <text:p text:style-name="Preformatted_20_Text">\vt கு/ப்பு-ந்து எலெக வுட்டுறுக்க ஒரு அத்தி மரத்தே ஏசு தொலெதிருந்து பாத்து, அதி எனாதாசு கெடேக்குமா-ந்து பக்கக்கே போன. போயிபாக்காக்குள்ளெ எலெகளெ தவுற வேறே ஒந்தெமு அவ காங்கலெ. எனாதுக்குந்தா அது அத்தி பாமு வுடுக கால இல்லெ.</text:p>
      <text:p text:style-name="Preformatted_20_Text">\vref MRK.11:14</text:p>
      <text:p text:style-name="Preformatted_20_Text">\v 14</text:p>
      <text:p text:style-name="Preformatted_20_Text">\vt அதுனாலெ ஏசு ஆ அத்தி மரத்தெ பாத்து, “இனி நித்திருந்து எப்பானாலுமு ஆருமே பாமுனெ திங்காக்கில்லே-ந்த. அவனுத்து சிசியருக ஏசு இச்ச சொல்லுகதுனெ கேட்டுக்குண்டு இருந்தாரு.</text:p>
      <text:p text:style-name="Preformatted_20_Text">\vref MRK.11:15</text:p>
      <text:p text:style-name="Preformatted_20_Text">\v 15</text:p>
      <text:p text:style-name="Preformatted_20_Text">\vt அவரு எருசலேமுக்கெ வந்தாரு. ஜெப கூரெக்குக்குள்ளு போனதுமு ஏசு ஆங்கு விக்கவரெமு,வாங்குகவரெமு வெளியெ முடுக்கிவுட்ட. அதி இருந்த காசு மாத்துகவருத்து மேஜெகளெமு புறாவு விக்கவருக குக்கிருந்த கட்டகளெமு பள்ளிக்கெ கமுத்திவுட்ட.</text:p>
      <text:p text:style-name="Preformatted_20_Text">\vref MRK.11:16</text:p>
      <text:p text:style-name="Preformatted_20_Text">\v 16</text:p>
      <text:p text:style-name="Preformatted_20_Text">\vt ஜெப கூரெ வெய்யிதி ஒரு சாமானத்தெமு எடுத்துக்குண்டு போகாக்கு அவ வுடலெ.</text:p>
      <text:p text:style-name="Preformatted_20_Text">\vref MRK.11:17</text:p>
      <text:p text:style-name="Preformatted_20_Text">\v 17</text:p>
      <text:p text:style-name="Preformatted_20_Text">\vt “எத்து கூரெ எல்லா ஜனகளுக்குமு சேந்த ஜெபகூரே-ந்து சொல்லப்படுகு", அச்சாந்து வேத பொ/க்குதி எழுதி கடாக்குது-ந்து அவாருக்கு போதனெ செத: “ஆனா நீவிரி அதுனெ திருடறுத்து எளெயாக்குகிதி-ந்த.</text:p>
      <text:p text:style-name="Preformatted_20_Text">\vref MRK.11:18</text:p>
      <text:p text:style-name="Preformatted_20_Text"><text:soft-page-break/>\v 18</text:p>
      <text:p text:style-name="Preformatted_20_Text">\vt தெலெமெ ஆலயகுருவருகமு, வேத சட்டத்தெ சொல்லுகவருமு இதே கேட்டதுமு,ஏசுனெ எச்சா தீத்து கெட்டுகிலா-ந்து சமய தேடினாரு, ஆனாலுமு ஜனகூட்டத்தி இருந்த எல்லாருமு அவனுத்து போதனெனெ கேட்டு அதிசயபட்டதுனாலெ அவருக ஏசுக்கு அஞ்சினாரு.</text:p>
      <text:p text:style-name="Preformatted_20_Text">\vref MRK.11:19</text:p>
      <text:p text:style-name="Preformatted_20_Text">\v 19</text:p>
      <text:p text:style-name="Preformatted_20_Text">\vt பொதுவூக நேர ஆனதுமு ஏசுமு சிசியருகமு ஆ பட்டணத்தி இருந்து வெளியே வந்தாரு,</text:p>
      <text:p text:style-name="Preformatted_20_Text">\vref MRK.11:20</text:p>
      <text:p text:style-name="Preformatted_20_Text">\v 20</text:p>
      <text:p text:style-name="Preformatted_20_Text">\vt மறு நாள் வெடியாலெ அவருக <text:s/>அவ்வெய்யிதி போகாம்போது ஆ அத்திமர வேரோடெ காந்து போயிருந்ததெ கண்டாரு.</text:p>
      <text:p text:style-name="Preformatted_20_Text">\vref MRK.11:21</text:p>
      <text:p text:style-name="Preformatted_20_Text">\v 21</text:p>
      <text:p text:style-name="Preformatted_20_Text">\vt அப்பமே பேதுரு-ங்க சிசிய நடந்ததுனெ நெனெத்து-ருந்து ஏசுனெ பாத்து, <text:s/>"போதகனே, இதே நீ சாப்பவுட்ட அத்தி மர காந்து போயித்துதூ-ந்த.</text:p>
      <text:p text:style-name="Preformatted_20_Text">\vref MRK.11:22</text:p>
      <text:p text:style-name="Preformatted_20_Text">\v 22</text:p>
      <text:p text:style-name="Preformatted_20_Text">\vt அதுக்கு ஏசு அவரெ பாத்துகடவுளுமேலு நம்பிக்கெயா இருவி.</text:p>
      <text:p text:style-name="Preformatted_20_Text">\vref MRK.11:23</text:p>
      <text:p text:style-name="Preformatted_20_Text">\v 23</text:p>
      <text:p text:style-name="Preformatted_20_Text">\vt உருதியா நிமுக்கு சொல்லுகெ: ஆராசு ஈ மெலெனெ பாத்து, “நீ அலுங்கிருந்து கடலுக்கெ போயி வூந்துறு'அச்சாந்து தமுத்து நெஞ்சுதி கொஞ்சங்கூடி சந்தேக இல்லாதெ நம்பிக்கெனோடெ சொன்னாக்கி,அவ சொன்னது போலெயே நடாக்கு.</text:p>
      <text:p text:style-name="Preformatted_20_Text">\vref MRK.11:24</text:p>
      <text:p text:style-name="Preformatted_20_Text">\v 24</text:p>
      <text:p text:style-name="Preformatted_20_Text">\vt அதுனாலெ நிமுக்கெ சொல்லுகே: நீவிரி கடவுளெ வேண்டுகாம்போது எனாதெல்லா கேப்பிதியோ அது எனுக்கு கெடெத்துட்டுது-ந்து நம்பி: அதே போலேயே நடக்கு.</text:p>
      <text:p text:style-name="Preformatted_20_Text">\vref MRK.11:25</text:p>
      <text:p text:style-name="Preformatted_20_Text">\v 25</text:p>
      <text:p text:style-name="Preformatted_20_Text">\vt நீவிரி ஜெப பண்ணுகாக்கு இருக்கதி ஆரோடெயாசு நிமுக்கு ஏதாசு மனசங்டகடந்தாஅதுனெ அவனுக்கு மன்னுத்துறி.</text:p>
      <text:p text:style-name="Preformatted_20_Text">\vref MRK.11:26</text:p>
      <text:p text:style-name="Preformatted_20_Text">\v 26</text:p>
      <text:p text:style-name="Preformatted_20_Text">\vt அப்ப நிமுத்து மேலோக அம்மனுமு நிமுத்து குத்தத்தே நிமுக்கு மன்னுத்து வுடுவா-ந்து சொன்ன.</text:p>
      <text:p text:style-name="Preformatted_20_Text">\vref MRK.11:27</text:p>
      <text:p text:style-name="Preformatted_20_Text">\v 27</text:p>
      <text:p text:style-name="Preformatted_20_Text">\vt அவாரு பின்னேமு எருசலேமுக்கெ வந்தாரு. ஏசு,கடவுளுது ஜெப கூரெதி நடந்துகுண்டு இருக்காக்குள்ளெ ஆலய தெலெமெ குருவருகமு, வேத சட்டத்தெ சொல்லுகவருகமு,பெ/ல்லெ யூத தெலெமெ ஆளுக எல்லாருமு அவனுக்கெ வந்து,</text:p>
      <text:p text:style-name="Preformatted_20_Text">\vref MRK.11:28</text:p>
      <text:p text:style-name="Preformatted_20_Text">\v 28</text:p>
      <text:p text:style-name="Preformatted_20_Text">\vt “எனா அதிகாரத்தெ வெத்து நீ இதுகளெ செகா? இதுகளெ செகாக்கு நினுக்கு அதிகார தந்தவ ஆரு?-ந்து கேட்டாரு.</text:p>
      <text:p text:style-name="Preformatted_20_Text">\vref MRK.11:29</text:p>
      <text:p text:style-name="Preformatted_20_Text">\v 29</text:p>
      <text:p text:style-name="Preformatted_20_Text">\vt ஏசு அவாரு கேட்டதுக்கு பதுலு அவருக்கெ: “நானுமு நிம்மெ ஒரு கேள்வி கேக்கெ:அதுக்கு நீவிரி பதுலு சொல்லொனோ. அச்ச ஆனாக்கி ஏது அதிகாரத்துனாலெ இ காரியகளெ செகே-ந்து நானு நிமுக்கு பதுலு சொல்லுகெ.</text:p>
      <text:p text:style-name="Preformatted_20_Text">\vref MRK.11:30</text:p>
      <text:p text:style-name="Preformatted_20_Text">\v 30</text:p>
      <text:p text:style-name="Preformatted_20_Text">\vt திருமுளுக்கு கொடுக்க அதிகார யோவானுக்கு மேலோகத்திருந்து வந்துதா? அல்லாட்டி மனுசருத்திருந்து வந்துதா? எனுக்கு நீவிரி பதுலு சொல்லீ-ந்த்''.</text:p>
      <text:p text:style-name="Preformatted_20_Text">\vref MRK.11:31</text:p>
      <text:p text:style-name="Preformatted_20_Text">\v 31</text:p>
      <text:p text:style-name="Preformatted_20_Text">\vt அதுக்கு அவரு '' கடவுளுதி இருந்து வந்துது-ந்து சொன்னா, பின்னெ எனாக்கு அவனெ நம்பலே-ந்து நம்மெ கேப்ப.</text:p>
      <text:p text:style-name="Preformatted_20_Text">\vref MRK.11:32</text:p>
      <text:p text:style-name="Preformatted_20_Text">\v 32</text:p>
      <text:p text:style-name="Preformatted_20_Text">\vt மனுசருத்திருந்து வந்துதூ-ந்து நாமு சொல்லுகிலமா?-ந்து ஒருத்தனுக்கு ஒருத்த பேசிக்குண்டு இருந்தாரு. ஆனா <text:soft-page-break/>ஜனக எல்லாருமு யோவானுனெ கடவுளுது வாக்குனெ சொல்லுக ஒருத்தனா நெனெத்ததுனாலெ அவருக ஆ ஜனகளுக்குமு அஞ்சினாரு. அவருனாலெ எனாது சொல்லொனோ-ந்தெ தெரிகலெ.</text:p>
      <text:p text:style-name="Preformatted_20_Text">\vref MRK.11:33</text:p>
      <text:p text:style-name="Preformatted_20_Text">\v 33</text:p>
      <text:p text:style-name="Preformatted_20_Text">\vt அதுக்கு கெடேசி அவரெல்லாருமு சேந்து ஏசுக்கெ அதெ பத்தி '' எமுக்கு தெரியாது''-ந்து பதுலு சொன்னாரு. அப்ப ஏசு நானுமு எனா அதிகாரத்தெ வெத்து இதுகளெ செகே-ந்து நிமுக்கெ சொல்லமாட்டே-ந்து சொன்ன.</text:p>
      <text:p text:style-name="Preformatted_20_Text">\rcrd MRK 12</text:p>
      <text:p text:style-name="Preformatted_20_Text">\c 12</text:p>
      <text:p text:style-name="Preformatted_20_Text">\p</text:p>
      <text:p text:style-name="Preformatted_20_Text">\vref MRK.12:1</text:p>
      <text:p text:style-name="Preformatted_20_Text">\v 1</text:p>
      <text:p text:style-name="Preformatted_20_Text">\vt ஏசு அவருக்கே ஒவமெக மூல பேசுகாக்கு தொவக்கின. எச்சாந்தா, ஒருத்த ஒரு திராச்செ தோட்டத்தெ செது, அதுனெ சுத்திமு வேலி டெத்து, திராச்செ ரச பண்ணுகாக்கு ஒரு தொட்டினெமு கெட்டி, ஒரு காவ கூரெனெமு கெட்டின. பறகெ தோட்ட வேலே பண்ணுகவருக்கெ அதுனெ குத்தெகெக்கு வுட்டுத்து தூரத்தி கடக்க வேறெ நாடுக்கெ போயிருந்த.</text:p>
      <text:p text:style-name="Preformatted_20_Text">\vref MRK.12:2</text:p>
      <text:p text:style-name="Preformatted_20_Text">\v 2</text:p>
      <text:p text:style-name="Preformatted_20_Text">\vt திராச்செ பாமு வுடுக நாளானதுமு தோட்ட வேலே செகவருத்தி இருந்து திராச்செ பாமுகளெ வாங்கி வா-ந்து தத்து வேலெக்காரனெ அவ சொல்லி வுட்ட.</text:p>
      <text:p text:style-name="Preformatted_20_Text">\vref MRK.12:3</text:p>
      <text:p text:style-name="Preformatted_20_Text">\v 3</text:p>
      <text:p text:style-name="Preformatted_20_Text">\vt ஆனா அவாரு அவனெ புடுத்து அடுத்து வெறுங்கெய்யா வுட்டாரு.</text:p>
      <text:p text:style-name="Preformatted_20_Text">\vref MRK.12:4</text:p>
      <text:p text:style-name="Preformatted_20_Text">\v 4</text:p>
      <text:p text:style-name="Preformatted_20_Text">\vt பின்னேமு அவ தத்து வேறெ ஒரு வேலெக்காரனெ அவருக்கெ சொல்லி <text:s/>வுடுகாக்குள்ளெ அவரு அவனெ கல்லுக்கெ எறுந்து, தெலெனெ காயம்பண்ணி அவனெ மதிக்காதெ அவமானப் படுத்தி முடுக்கிவுட்டாரு.</text:p>
      <text:p text:style-name="Preformatted_20_Text">\vref MRK.12:5</text:p>
      <text:p text:style-name="Preformatted_20_Text">\v 5</text:p>
      <text:p text:style-name="Preformatted_20_Text">\vt அவ பின்னேமு ஒருத்தனெ சொல்லி வுடுகாக்குள்ளே அவனெ கொந்துத்தாரு: அவ வேறெ பல ஆளுகளேமு சொல்லிவுட்ட, அவருத்தி சில ஆளுனெ அடுத்து, சில ஆளுனே கொந்துமு தள்ளித்தாரு.</text:p>
      <text:p text:style-name="Preformatted_20_Text">\vref MRK.12:6</text:p>
      <text:p text:style-name="Preformatted_20_Text">\v 6</text:p>
      <text:p text:style-name="Preformatted_20_Text">\vt ஒரெ ஒருத்ததெ இனி பாக்கி இருந்த, அது அவனுத்து ஆசெ மக தத்து மகனெ அவாரு மதிப்பாரு-ந்து நெனெத்து கெடெசியா அவனெ அவருக்கெ சொல்லிவுட்ட.</text:p>
      <text:p text:style-name="Preformatted_20_Text">\vref MRK.12:7</text:p>
      <text:p text:style-name="Preformatted_20_Text">\v 7</text:p>
      <text:p text:style-name="Preformatted_20_Text">\vt அப்ப ஆ தோட்ட வேலெக்காரருக, "இவதே சொத்துக்கு உரிமெக்கார: வாயி நாமு இவனெ கொந்துருகிலா, அப்ப ஆ சொத்து நமுக்கு உரிமெ ஆயிருக்கு-ந்து தமுக்குள்ளு பேசி வெத்துக்குண்டாரு.</text:p>
      <text:p text:style-name="Preformatted_20_Text">\vref MRK.12:8</text:p>
      <text:p text:style-name="Preformatted_20_Text">\v 8</text:p>
      <text:p text:style-name="Preformatted_20_Text">\vt அச்சமெ அவனெ புடுத்து கொந்துறு-ந்து திராச்செ தோட்டக்கு அக்குடெ எறுந்து ட்டாரு.</text:p>
      <text:p text:style-name="Preformatted_20_Text">\vref MRK.12:9</text:p>
      <text:p text:style-name="Preformatted_20_Text">\v 9</text:p>
      <text:p text:style-name="Preformatted_20_Text">\vt திராச்செ தோட்ட மொதுலாளி எனாது செவ? அவ வந்து ஆ வேலெக்காரரெ மாத்தித்து திராச்செ தோட்டத்தெ வேறெ ஆளுகளுக்கெ கொடுப்ப.</text:p>
      <text:p text:style-name="Preformatted_20_Text">\vref MRK.12:10</text:p>
      <text:p text:style-name="Preformatted_20_Text">\v 10</text:p>
      <text:p text:style-name="Preformatted_20_Text">\vt கெட்டுகவரு வாண்டா-ந்து தள்ளி வெத்த கல்லுதானெ ஆ கெட்டடக்கு மூலெ கல்லாயித்துது.</text:p>
      <text:p text:style-name="Preformatted_20_Text">\vref MRK.12:11</text:p>
      <text:p text:style-name="Preformatted_20_Text">\v 11</text:p>
      <text:p text:style-name="Preformatted_20_Text">\vt கடவுளு செதது நமுத்து கண்ணுக்கு ஆச்சரியமயிருக்குது-ந்து வேத வாக்குதி எழுதி கடக்க வாக்குனெ நீவிரி படிக்கலெயா?-ந்து ஏசு கேட்ட.</text:p>
      <text:p text:style-name="Preformatted_20_Text">\vref MRK.12:12</text:p>
      <text:p text:style-name="Preformatted_20_Text">\v 12</text:p>
      <text:p text:style-name="Preformatted_20_Text">\vt தம்மை பத்திதெ அவ ஈ ஒவமெனெ சொன்னாங்கதெ அவருக புருந்துகுண்டு ஏசுனெ புடிக்காக்கு வெய் தேடினாரு ஆனா ஜன கூட்டக்கு அவரு அஞ்சினாரு. அதுனாலெ ஏசுனெ புடிக்காதெ அவனெவுட்டு வலகி போயித்தாரு.</text:p>
      <text:p text:style-name="Preformatted_20_Text"><text:soft-page-break/>\vref MRK.12:13</text:p>
      <text:p text:style-name="Preformatted_20_Text">\v 13</text:p>
      <text:p text:style-name="Preformatted_20_Text">\vt பருசேயருங்க கூட்டக்காரரு ஏசுனெ அவ பேசுக பேசுதியே சிக்குக வெக்காக்கு எரோதியருத்தி சில ஆளுகளெ அவனுக்கே சொல்லிவுட்டாரு.</text:p>
      <text:p text:style-name="Preformatted_20_Text">\vref MRK.12:14</text:p>
      <text:p text:style-name="Preformatted_20_Text">\v 14</text:p>
      <text:p text:style-name="Preformatted_20_Text">\vt அவருக ஏசுக்கெ வந்து,"போதகனே, நீ உண்மெயா ஆளுது மோந்தெனெ பாத்து எனாதெமு செகாதவ. ஆரு எனாது சொன்னாலுமு அதெ பத்தி கவலெப்படாதெ கடவுளுது கெட்டளெகளெ கத்து கொடுக்கவ-ங்கது எமுக்கு தெரிகு. ராஜாவுக்கு வரி கொடுக்கது நாயமா? இல்லேயா? நாமு கொடுக்கிலாமா, கொடுக்ககூடாதா?-ந்து கேட்டாரு.</text:p>
      <text:p text:style-name="Preformatted_20_Text">\vref MRK.12:15</text:p>
      <text:p text:style-name="Preformatted_20_Text">\v 15</text:p>
      <text:p text:style-name="Preformatted_20_Text">\vt ஏசு அவருத்து வெளி வேசத்தே கண்டு, நிவிரி எனாக்கு என்னெ சோதிமெ செகிதி? எனுக்கெ ஒரு காசுனெ கொண்டு வாயி, நானு அதுனெ பாக்கொனோ-ந்த.</text:p>
      <text:p text:style-name="Preformatted_20_Text">\vref MRK.12:16</text:p>
      <text:p text:style-name="Preformatted_20_Text">\v 16</text:p>
      <text:p text:style-name="Preformatted_20_Text">\vt அவரு அதெ கொடந்தாரு, ஏசு அவருக்கெ "இதி இருக்க உருவமு எழுத்துமு ஆருத்து?-ந்து கேட்ட. <text:s/>அவரு ஏசுக்கெ ரோம ராஜனுத்துந்தாரு.</text:p>
      <text:p text:style-name="Preformatted_20_Text">\vref MRK.12:17</text:p>
      <text:p text:style-name="Preformatted_20_Text">\v 17</text:p>
      <text:p text:style-name="Preformatted_20_Text">\vt அதுக்கு ஏசு அவரெ பாத்து ''ரோம ராஜனுக்கு உரிமெ ஆனதெ ரோம ராஜனுக்குமு கடவுளுக்கு உரிமெ ஆனதெ கடவுளுக்குமு கொடீந்த. அவருக ஏசுனெ பாத்து றம்ப ஆச்சரியபட்டு.</text:p>
      <text:p text:style-name="Preformatted_20_Text">\vref MRK.12:18</text:p>
      <text:p text:style-name="Preformatted_20_Text">\v 18</text:p>
      <text:p text:style-name="Preformatted_20_Text">\vt உசுரு ஏகது இல்லே-ந்து சாதிக்க சதுசேயருக ஏசுக்கெ வந்து,</text:p>
      <text:p text:style-name="Preformatted_20_Text">\vref MRK.12:19</text:p>
      <text:p text:style-name="Preformatted_20_Text">\v 19</text:p>
      <text:p text:style-name="Preformatted_20_Text">\vt போதகனே, ஒருத்த புள்ளெ இல்லாதே தத்து பெண்டெ வுட்டு சத்து போனாக்கி, அவனுத்து தந்தாம்பி அவளெ பெண்டாயி ஏத்துக்குண்டு தத்து தமயனுக்கு புள்ளெனெ உருவாக்கொனோ-ந்து மோசே-ங்க கடவுளுது வாக்குனெ சொல்லுகவ நமுக்கு எழுதி வெத்துருக்க.</text:p>
      <text:p text:style-name="Preformatted_20_Text">\vref MRK.12:20</text:p>
      <text:p text:style-name="Preformatted_20_Text">\v 20</text:p>
      <text:p text:style-name="Preformatted_20_Text">\vt அவனோடெ பறந்தவரு ஏளாளு இருந்தாரு, பெ/ல்ல தமய ஒருத்தினெ கெட்டி புள்ளெ இல்லாதெ சத்த.</text:p>
      <text:p text:style-name="Preformatted_20_Text">\vref MRK.12:21</text:p>
      <text:p text:style-name="Preformatted_20_Text">\v 21</text:p>
      <text:p text:style-name="Preformatted_20_Text">\vt றண்டாவது பறந்தவ அவளெ கெட்டி அவளாலெ அவனுக்கு புள்ளெ உருவாகாதெ அவனுமு சத்துத்த, மூனாவது பறந்தவனுக்குமு அச்சமே நடந்துது.</text:p>
      <text:p text:style-name="Preformatted_20_Text">\vref MRK.12:22</text:p>
      <text:p text:style-name="Preformatted_20_Text">\v 22</text:p>
      <text:p text:style-name="Preformatted_20_Text">\vt இச்சமே ஏளாளுமு அவளெ கெலியாணம்பண்ணி அவராலெ அவளுக்கு புள்ளெக உருவாகாதெ அவரெல்லாருமு சத்து போயித்தாரு.</text:p>
      <text:p text:style-name="Preformatted_20_Text">\vref MRK.12:23</text:p>
      <text:p text:style-name="Preformatted_20_Text">\v 23</text:p>
      <text:p text:style-name="Preformatted_20_Text">\vt ஆனா அவருக உசுரு ஏகபோது அவா ஆ ஏளாளுத்தி ஆருக்கு பெண்டாயிருப்பா? எச்சாந்தா ஏளாளுமு அவளெ பெண்டாயி வைத்துருந்தாரே-ந்து கேட்டாரு.</text:p>
      <text:p text:style-name="Preformatted_20_Text">\vref MRK.12:24</text:p>
      <text:p text:style-name="Preformatted_20_Text">\v 24</text:p>
      <text:p text:style-name="Preformatted_20_Text">\vt அவரு அச்ச கேக்காக்குள்ளெ அதுக்கு ஏசு அவருக்கெ நிமுக்கு வேத வாக்குகமு கடவுளுது வல்லமெகமு தெரியாது அதுனாலெ தப்பான எண்ண நிமுக்கு வருகுது.</text:p>
      <text:p text:style-name="Preformatted_20_Text">\vref MRK.12:25</text:p>
      <text:p text:style-name="Preformatted_20_Text">\v 25</text:p>
      <text:p text:style-name="Preformatted_20_Text">\vt சத்து உசுறேகம்போது ஆருமு கெலியாண செகதில்லெ அதுக்கு பதுலாயி அவரு மேலாக கடவுளுது தூதரெ போலெ இருப்பாரு.</text:p>
      <text:p text:style-name="Preformatted_20_Text">\vref MRK.12:26</text:p>
      <text:p text:style-name="Preformatted_20_Text">\v 26</text:p>
      <text:p text:style-name="Preformatted_20_Text">\vt சத்தவரு உசுரோடெ ஏகதெ பத்தி மோசே-ங்க கடவுளுது வாக்குனெ சொல்லுகவ எழுதின பொ/க்குதி முள்ளு பொதறுணெ பத்தின காரியத்தி இச்ச படிக்கலெயா? 'ஆபிரகாமுது கடவுளு, ஈசாக்குது கடவுளு, யாக்கோபுது கடவுளு <text:soft-page-break/>நாதே-ந்து கடவுளு அவனுக்கெ சொன்ன தானெ.</text:p>
      <text:p text:style-name="Preformatted_20_Text">\vref MRK.12:27</text:p>
      <text:p text:style-name="Preformatted_20_Text">\v 27</text:p>
      <text:p text:style-name="Preformatted_20_Text">\vt அவ சத்தவருத்து கடவுளு அல்ல: அதுக்கு பதுலாயி அவ உசுரோடெ இருக்கவருத்து கடவுளு. நீவிரி தப்பான எண்ணத்தோடெ இருக்கிதீ-ந்து சொன்ன.</text:p>
      <text:p text:style-name="Preformatted_20_Text">\vref MRK.12:28</text:p>
      <text:p text:style-name="Preformatted_20_Text">\v 28</text:p>
      <text:p text:style-name="Preformatted_20_Text">\vt அவருக றெந்தகுண்டு இருக்கதெ கேட்டுக்குண்டு இருந்த வேத சட்டத்தெ சொல்லுகவருத்தி ஒருத்த, ஏசு அவருக்கு நல்ல பதுலு சொல்லிக்குண்டு இருந்ததெ கண்டு அவ பக்கக்கெ வந்து கட்டளெகளுத்தி வெத்து எல்லாதெமுவுட பெ/ல்ல கட்டளெ எனாது-ந்து கேட்ட.</text:p>
      <text:p text:style-name="Preformatted_20_Text">\vref MRK.12:29</text:p>
      <text:p text:style-name="Preformatted_20_Text">\v 29</text:p>
      <text:p text:style-name="Preformatted_20_Text">\vt ஏசு அதுக்கு, "இஸ்ரவேலெ கேளு, நமுத்து ஆண்டவனான கடவுளு ஒருத்ததெ கடவுளு,</text:p>
      <text:p text:style-name="Preformatted_20_Text">\vref MRK.12:30</text:p>
      <text:p text:style-name="Preformatted_20_Text">\v 30</text:p>
      <text:p text:style-name="Preformatted_20_Text">\vt நித்து முளு நெஞ்சோடெமு, முளு உள்ளத்தோடெமு, முளு மனசோடெமு,முளு பலத்தோடெமு நித்து ஆண்டவனான கடவுளுக்கு அன்பு காட்டூ-ங்கது மொதலு பெ/ல்ல கட்டளெ.</text:p>
      <text:p text:style-name="Preformatted_20_Text">\vref MRK.12:31</text:p>
      <text:p text:style-name="Preformatted_20_Text">\v 31</text:p>
      <text:p text:style-name="Preformatted_20_Text">\vt நினுக்கு நீ பாச வெத்துருக்கதெ போல நினுக்கு பக்கத்தி இருக்கவனுக்கெமு பாச வே-ங்கது றண்டாவது கட்டளெ. இதே வுட மேலான கட்டளெ வேறெ இல்லெ-ந்த.</text:p>
      <text:p text:style-name="Preformatted_20_Text">\vref MRK.12:32</text:p>
      <text:p text:style-name="Preformatted_20_Text">\v 32</text:p>
      <text:p text:style-name="Preformatted_20_Text">\vt அதுக்கு வேத சட்டத்தெ சொல்லுகவரு அவனுக்கெ "செரிதெ போதகனெ, கடவுளு ஒரே ஒருத்ததெ, அவனெ தவுற வேறெ ஒரு கடவுளுமு இல்லே-ந்து நீ சொன்னது உண்மெதே.</text:p>
      <text:p text:style-name="Preformatted_20_Text">\vref MRK.12:33</text:p>
      <text:p text:style-name="Preformatted_20_Text">\v 33</text:p>
      <text:p text:style-name="Preformatted_20_Text">\vt கடவுளுக்கெ முழு நெஞ்சோடெமு, முழு அறிவோடெமு, முழு பலத்தோடெமு பாச வெக்கதுமு, தனுக்கெ பாச வெத்துறுக்கது போலெ தனுக்கு அக்டெ இருக்கவனுக்கெமு பாச வெக்கதுமு சுட்டெரிக்க பலிகளெமு வேறெ பலிகளெமு வுட பெ/ல்லது"-ந்து சொன்ன.</text:p>
      <text:p text:style-name="Preformatted_20_Text">\vref MRK.12:34</text:p>
      <text:p text:style-name="Preformatted_20_Text">\v 34</text:p>
      <text:p text:style-name="Preformatted_20_Text">\vt அவ நல்ல அறிவோடெ பதில் சொன்னதெ கண்ட ஏசு அவனுக்கெ, "நீ கடவுளுது ராஜாங்கத்துக்கு தூரமானவ இல்லே-ந்த. அதுக்கு பறகெ ஆருமு அவனுக்கெ ஒந்துமு கேக்காக்கு முசிகலெ.</text:p>
      <text:p text:style-name="Preformatted_20_Text">\vref MRK.12:35</text:p>
      <text:p text:style-name="Preformatted_20_Text">\v 35</text:p>
      <text:p text:style-name="Preformatted_20_Text">\vt ஏசு கடவுளது ஆலயத்தி போதுத்துக்குண்டு இருக்கபோது, மெசியா தாவீதுது மக-ந்து வேத சட்டத்தெ சொல்லுகவரு சொல்லுகது எச்ச?</text:p>
      <text:p text:style-name="Preformatted_20_Text">\vref MRK.12:36</text:p>
      <text:p text:style-name="Preformatted_20_Text">\v 36</text:p>
      <text:p text:style-name="Preformatted_20_Text">\vt பரிசுத்த ஆவினாலெ ஏவி <text:s/>நானு நித்து பகெயாளிகளெ நினுக்கு அடி பணிக வெக்கவரெ நீ எத்து வல பாகத்தி குக்கி இரு-ந்து கடவுளு எத்து ஆண்டவனுக்கெ சொன்னா-ந்து தாவீது-ங்கவ சொல்லிருக்கதானே!</text:p>
      <text:p text:style-name="Preformatted_20_Text">\vref MRK.12:37</text:p>
      <text:p text:style-name="Preformatted_20_Text">\v 37</text:p>
      <text:p text:style-name="Preformatted_20_Text">\vt தாவீது அவனெ தெலெவ-ந்து சொல்லியிருக்கதுனாலெ அவ அவனுக்கு மகனா-யிருக்கது எச்சா?-ந்து கேட்ட. அப்ப தா/ஸ்தி ஜனக ஏசு சொன்னதுனெ மனசார றம்ப பிரியத்தோடெ கேட்டுக்குண்டு இருந்தாரு.</text:p>
      <text:p text:style-name="Preformatted_20_Text">\vref MRK.12:38</text:p>
      <text:p text:style-name="Preformatted_20_Text">\v 38</text:p>
      <text:p text:style-name="Preformatted_20_Text">\vt ஏசு போதுத்துக்குண்டு இருக்கதி, "வேத சட்டத்தெ சொல்லுகவரெ பத்தி கெ/வுனமா இருவி. அவரு தொங்குக அங்கி போட்டு நடக்கதெமு சந்தெ வெளிகளுத்தி ஜனக தமுக்கு வணக்கஞ் சொல்லோனோ-ந்துமு விரும்புகாரு;</text:p>
      <text:p text:style-name="Preformatted_20_Text">\vref MRK.12:39</text:p>
      <text:p text:style-name="Preformatted_20_Text">\v 39</text:p>
      <text:p text:style-name="Preformatted_20_Text">\vt ஜெப கூரெகளுத்தி மொதலடகளெமு, விருந்து வெக்க அடகளுத்தி மொதலடகளெமு கெடெக்கொனோ-ந்து விரும்புகரு.</text:p>
      <text:p text:style-name="Preformatted_20_Text">\vref MRK.12:40</text:p>
      <text:p text:style-name="Preformatted_20_Text">\v 40</text:p>
      <text:p text:style-name="Preformatted_20_Text"><text:soft-page-break/>\vt விதவெகளுத்து கூரெகளெ புடுங்கிக்குகாரு. றம்ப நேர கடவுளெ கும்முடுகதா நடிக்காரு. றம்ப கடினமான தண்டனெ தீர்புக்கு ஆளாக போகவரு இவருதெ-ந்து சொன்ன.</text:p>
      <text:p text:style-name="Preformatted_20_Text">\vref MRK.12:41</text:p>
      <text:p text:style-name="Preformatted_20_Text">\v 41</text:p>
      <text:p text:style-name="Preformatted_20_Text">\vt ஏசு காணிக்கெ பெட்டிக்கு முந்துக்கு குக்கிக்குண்டு ஆளுக ஆ பெட்டிக்கெ காணிக்கெனெ போடுகதெ பாத்துக்குண்டு இருந்த, அதி பணக்காரருக/ தா/ஸ்தி பணக போட்டாரு.</text:p>
      <text:p text:style-name="Preformatted_20_Text">\vref MRK.12:42</text:p>
      <text:p text:style-name="Preformatted_20_Text">\v 42</text:p>
      <text:p text:style-name="Preformatted_20_Text">\vt ஆ ஜெப கூரெக்கெ வந்துருந்த ஒரு ஏழெ விதவெ ஒரு துட்டுக்கு செரியான றண்டு காசெ போட்டா.</text:p>
      <text:p text:style-name="Preformatted_20_Text">\vref MRK.12:43</text:p>
      <text:p text:style-name="Preformatted_20_Text">\v 43</text:p>
      <text:p text:style-name="Preformatted_20_Text">\vt அப்ப ஏசு தத்து சிசியரெ லெத்து, " ஈ ஏழெ விதவெ, மத்த எல்லாரெமு வுட தா/ஸ்தியாயி போட்டுருக்கா-ந்து நிசமாயி நிமுக்கு சொல்லுகெ.</text:p>
      <text:p text:style-name="Preformatted_20_Text">\vref MRK.12:44</text:p>
      <text:p text:style-name="Preformatted_20_Text">\v 44</text:p>
      <text:p text:style-name="Preformatted_20_Text">\vt எனாக்குந்தா அவரு எல்லாருமு தமுத்தி கடந்த தா/ஸ்தி பணத்தி இருந்து போட்டாரு. ஆனா ஈ ஏழெ விதவெ தனுக்கு இல்லாதெ கடந்துத்துமு, தத்தி கடந்த எல்லாத்தெமு தத்து பெழெப்புக்கு வேண்டி வெத்துருந்ததெ மொத்தமா போட்டுத்தா"-ந்து அவருக்கெ சொன்ன.</text:p>
      <text:p text:style-name="Preformatted_20_Text">\rcrd MRK 13</text:p>
      <text:p text:style-name="Preformatted_20_Text">\c 13</text:p>
      <text:p text:style-name="Preformatted_20_Text">\s</text:p>
      <text:p text:style-name="Preformatted_20_Text">\p</text:p>
      <text:p text:style-name="Preformatted_20_Text">\p</text:p>
      <text:p text:style-name="Preformatted_20_Text">\vt ஏசு கோயலெ வுட்டு பறப்பட்டு வெட்டெக்கே வந்ததுமு,அவான்த்து சிசியருத்தி ஒருத்த, "போதகனே, ஈங்கு பாரு, எப்பேர்பட்ட கல்லுக/, எப்பேர்பட்ட கட்டடக/"-ந்து அவனுக்கெ சொன்ன.</text:p>
      <text:p text:style-name="Preformatted_20_Text">\vref MRK.13:2</text:p>
      <text:p text:style-name="Preformatted_20_Text">\v 2</text:p>
      <text:p text:style-name="Preformatted_20_Text">\vt ஏசு அவனெ பாத்து, "இ பெ/ல்ல கட்டடத்தெ பாக்கதானே! இ கல்லுக ஒந்துக்கு மேலு ஒந்து இல்லாதே எல்லாமு ஒரு நாளிதி இடிக்கப்படுகு/"-ந்து சொன்ன.</text:p>
      <text:p text:style-name="Preformatted_20_Text">\vref MRK.13:3</text:p>
      <text:p text:style-name="Preformatted_20_Text">\v 3</text:p>
      <text:p text:style-name="Preformatted_20_Text">\vt பறகே அவ கோயலுக்கு முன்னுக்கு இருக்க ஒலிவ மெலேதி குக்கி இருக்கதி, பேதுருமு, யாக்கோபுமு, யோவானுமு, அந்திரேயாவுமு ஏசுக்கெ தனியா வந்து,</text:p>
      <text:p text:style-name="Preformatted_20_Text">\vref MRK.13:4</text:p>
      <text:p text:style-name="Preformatted_20_Text">\v 4</text:p>
      <text:p text:style-name="Preformatted_20_Text">\vt நீ சொல்லுக காரியக எல்லா எப்ப நடக்கு ஆ காலக்கு அடெயாள எனாது? எமுக்கே சொல்லொனோ"-ந்து கேட்டாரு.</text:p>
      <text:p text:style-name="Preformatted_20_Text">\vref MRK.13:5</text:p>
      <text:p text:style-name="Preformatted_20_Text">\v 5</text:p>
      <text:p text:style-name="Preformatted_20_Text">\vt அதுக்கு ஏசு அவாருக்கே சொன்னது; "நிம்மெ யாருமு ஏமாத்தாதே (வஞ்சியாதே) இருக்காக்கு ஜாக்குரதெயா இருவி.</text:p>
      <text:p text:style-name="Preformatted_20_Text">\vref MRK.13:6</text:p>
      <text:p text:style-name="Preformatted_20_Text">\v 6</text:p>
      <text:p text:style-name="Preformatted_20_Text">\vt எனாக்குந்தா, பல ஆளுக எத்து பேரெ வெத்துக்குண்டு வந்து, "நாதே அவ-ந்து சொல்லி, எல்லாரெமு ஏமாத்துவாரு.</text:p>
      <text:p text:style-name="Preformatted_20_Text">\vref MRK.13:7</text:p>
      <text:p text:style-name="Preformatted_20_Text">\v 7</text:p>
      <text:p text:style-name="Preformatted_20_Text">\vt சண்டெனெமு சண்டெ சேதினெமு கேக்க போது நீவிரி அஞ்ச வாண்டாயி. இதுக எல்லா நடக்கோனோதே; ஆனாலுமு முடிவு-ங்கது ஒடனே வருகாளே.</text:p>
      <text:p text:style-name="Preformatted_20_Text">\vref MRK.13:8</text:p>
      <text:p text:style-name="Preformatted_20_Text">\v 8</text:p>
      <text:p text:style-name="Preformatted_20_Text">\vt இதுக எல்லா நடக்க வேண்டியதுதே, நாடுக்கு விரோதமா நாடுமு, ராஜங்கத்துக்கு விரோதமா ராஜங்கமு ஏவாரு. பல அடத்தி பூமி குலுங்குகு, பஞ்ச வருகு, இதுக எல்லாமே வேதனெக்கு தொவக்க.</text:p>
      <text:p text:style-name="Preformatted_20_Text">\vref MRK.13:9</text:p>
      <text:p text:style-name="Preformatted_20_Text">\v 9</text:p>
      <text:p text:style-name="Preformatted_20_Text">\vt "நீவிரி ஜாக்குரதெயா இருவி: எனாக்குந்தா நிம்மெ யூத சங்கத்துக்கே ஒப்புசுவாரு; ஜெப கூரெதி நிம்மெ அடிப்பாரு; என்னாலெ தெலெவருக்கு முந்துக்குமு, ராஜனுக்கு முந்துக்குமு நிறுத்துவாரு. அவாருக்கு முந்துக்கு எனுக்கு சாட்சி சொல்லுவிதி.</text:p>
      <text:p text:style-name="Preformatted_20_Text"><text:soft-page-break/>\vref MRK.13:10</text:p>
      <text:p text:style-name="Preformatted_20_Text">\v 10</text:p>
      <text:p text:style-name="Preformatted_20_Text">\vt ஆனா எல்லா ஜாதி ஜனத்துக்குமு மொதாலு நல்ல சேதி சொல்லபடோனோ.</text:p>
      <text:p text:style-name="Preformatted_20_Text">\vref MRK.13:11</text:p>
      <text:p text:style-name="Preformatted_20_Text">\v 11</text:p>
      <text:p text:style-name="Preformatted_20_Text">\vt அவாரு நிம்மெ புடுத்துக்குண்டு போகபோது நீவிரி பேசுகாது எனாது-ந்து முந்துக்கு விசனபட வாண்டாயி, ஆ நேரத்தி நிமுக்கு அருளபடுகதெ பேசி. எனாக்குந்தா பேசுகது நீவிரி இல்லே, பரிசுத்த ஆவியானவதே பேசுவ.</text:p>
      <text:p text:style-name="Preformatted_20_Text">\vref MRK.13:12</text:p>
      <text:p text:style-name="Preformatted_20_Text">\v 12</text:p>
      <text:p text:style-name="Preformatted_20_Text">\vt பறந்தவ தத்து பறந்தவனெமு, (தந்தெ) அம்ம புள்ளெனெமு கொல்லுகாக்கு-ந்து ஒப்புசுவாரு. புள்ளெக அம்ம அக்/கெ/க்கு விரோதமா ஏந்து அவாரெ கொல்லுவாரு.</text:p>
      <text:p text:style-name="Preformatted_20_Text">\vref MRK.13:13</text:p>
      <text:p text:style-name="Preformatted_20_Text">\v 13</text:p>
      <text:p text:style-name="Preformatted_20_Text">\vt எத்து பேருனாலே எல்லாருமு நிம்மெ ஒதுக்குவாரு, கெடெசி முடிவுவருலு நெலெத்து நிக்கவதே மீட்கபடுவ".</text:p>
      <text:p text:style-name="Preformatted_20_Text">\vref MRK.13:14</text:p>
      <text:p text:style-name="Preformatted_20_Text">\v 14</text:p>
      <text:p text:style-name="Preformatted_20_Text">\vt இன்னுமு "நடுங்க வெக்க தீட்டுனெ பத்தி கடவுளுது வாக்குனெ சொல்லுக தானியேலு இச்ச சொல்லியிருக்க. நிக்க வாண்டாத்த அடத்தி நிக்கதெ நீவிரி காம்பிதி. படிக்கவருக இதுனெ ஓசனெ பண்ணி. அ நேரத்தி யூதேயா-ங்க நாடுதி இருக்கவரு தப்சி மெலெக்கெ ஓடிபோவாரு.</text:p>
      <text:p text:style-name="Preformatted_20_Text">\vref MRK.13:15</text:p>
      <text:p text:style-name="Preformatted_20_Text">\v 15</text:p>
      <text:p text:style-name="Preformatted_20_Text">\vt கூரெக்கு மேலு இருக்கவ தத்து கூரெக்குள்ளு ராங்க வாண்டா; எனாதெயாசு எடுக்கே-ந்து கூரெக்குள்ளு புக்கவு-வாண்டா.</text:p>
      <text:p text:style-name="Preformatted_20_Text">\vref MRK.13:16</text:p>
      <text:p text:style-name="Preformatted_20_Text">\v 16</text:p>
      <text:p text:style-name="Preformatted_20_Text">\vt கத்/தே/தி இருக்கவ தத்து துணினே எடுக்காக்கு திரும்பி வர வாண்டா.</text:p>
      <text:p text:style-name="Preformatted_20_Text">\vref MRK.13:17</text:p>
      <text:p text:style-name="Preformatted_20_Text">\v 17</text:p>
      <text:p text:style-name="Preformatted_20_Text">\vt ஆ நாளுதி வோறாயிருக்கவருக்குமு, பாலு கொடுக்கவர்த்து நெலெமேமு பரிதாப!</text:p>
      <text:p text:style-name="Preformatted_20_Text">\vref MRK.13:18</text:p>
      <text:p text:style-name="Preformatted_20_Text">\v 18</text:p>
      <text:p text:style-name="Preformatted_20_Text">\vt இதுக எல்லா பனி காலத்தி நடக்காதே இருக்காக்கு கடவுளே வேண்டி.</text:p>
      <text:p text:style-name="Preformatted_20_Text">\vref MRK.13:19</text:p>
      <text:p text:style-name="Preformatted_20_Text">\v 19</text:p>
      <text:p text:style-name="Preformatted_20_Text">\vt எனாக்குந்தா கடவுளு பெடெத்த நாளு மொதாலு ஈ நாளுவரெ இச்ச கஷ்டக/ நடந்ததெ இல்லே. இனிமு நடக்காத்த கஷ்டக/ அ நாளிதி வருகு.</text:p>
      <text:p text:style-name="Preformatted_20_Text">\vref MRK.13:20</text:p>
      <text:p text:style-name="Preformatted_20_Text">\v 20</text:p>
      <text:p text:style-name="Preformatted_20_Text">\vt ஆண்டவ அ நாளெ (கொறெக்காதே) கம்மிபண்ணாதே இருந்தா யாருமு தப்சுகது இல்லே. ஆனா அவ தெரிந்துகுண்டவருனாலே அவ ஆ நாளெ கம்மிபண்ணியிருக்க.</text:p>
      <text:p text:style-name="Preformatted_20_Text">\vref MRK.13:21</text:p>
      <text:p text:style-name="Preformatted_20_Text">\v 21</text:p>
      <text:p text:style-name="Preformatted_20_Text">\vt ''அ நேரத்தி ஆராசு நிமுக்கு, ' இதெ மேசியா ஈங்கு இருக்க அதே ஆங்கு இருக்க''ந்து சொன்ன நீவிரி நம்ப வாண்டா.</text:p>
      <text:p text:style-name="Preformatted_20_Text">\vref MRK.13:22</text:p>
      <text:p text:style-name="Preformatted_20_Text">\v 22</text:p>
      <text:p text:style-name="Preformatted_20_Text">\vt எனாக்குந்தா, பொய்யி மேசியாமு பொய்யி கடவுளுது வாக்கெ சொல்லுகவருமு வந்து, முடுந்தா தெரிந்துகுண்டவரெ ஏமாத்துகாக்கு அடெயாளத்தெமு, அதிசயத்தெமு செவாரு.</text:p>
      <text:p text:style-name="Preformatted_20_Text">\vref MRK.13:23</text:p>
      <text:p text:style-name="Preformatted_20_Text">\v 23</text:p>
      <text:p text:style-name="Preformatted_20_Text">\vt நீவிரி ஜாக்குரதெயா இருவி. இதே எல்லாத்தெமு முந்துக்கெ நிமுக்கு சொல்லியிருக்கெ</text:p>
      <text:p text:style-name="Preformatted_20_Text">\vref MRK.13:24</text:p>
      <text:p text:style-name="Preformatted_20_Text">\v 24</text:p>
      <text:p text:style-name="Preformatted_20_Text">\vt அ நாளிதி வேதனெக்கு பறகெ, சூரிய ருட்டு ஆயிருகு:</text:p>
      <text:p text:style-name="Preformatted_20_Text">\vref MRK.13:25</text:p>
      <text:p text:style-name="Preformatted_20_Text">\v 25</text:p>
      <text:p text:style-name="Preformatted_20_Text"><text:soft-page-break/>\vt தோ/வி வெளிச்ச கொடாதெ நட்சத்திர மீனுக வூந்துகுண்டெ இருக்கு. வானத்தி இருக்க கோளுக குலுங்குகு.</text:p>
      <text:p text:style-name="Preformatted_20_Text">\vref MRK.13:26</text:p>
      <text:p text:style-name="Preformatted_20_Text">\v 26</text:p>
      <text:p text:style-name="Preformatted_20_Text">\vt அ நேரத்தி பெ/ல்ல வல்லமெயோடெமு மகிமெயோடெமு மனுசன பொறந்‍த நா <text:s/>வான மஞ்சுதி வருகதெ காம்பாரு.</text:p>
      <text:p text:style-name="Preformatted_20_Text">\vref MRK.13:27</text:p>
      <text:p text:style-name="Preformatted_20_Text">\v 27</text:p>
      <text:p text:style-name="Preformatted_20_Text">\vt அ நேரத்தி அவ வான தூதரெ வுடுவ . அவாரு பூமிதி ஒரு எல்லெதிருந்து வானத்தி கெடெசி எல்லெ வருலு தானு தெரிந்துகுண்டவரெ நாலு தெசெதிருந்து கூட்டி சேத்துவ.</text:p>
      <text:p text:style-name="Preformatted_20_Text">\vref MRK.13:28</text:p>
      <text:p text:style-name="Preformatted_20_Text">\v 28</text:p>
      <text:p text:style-name="Preformatted_20_Text">\vt '' அத்தி மரத்திருந்து ஒரு நிஜத்தெ தெரிந்துகோயி, அதுது வாதுக/ தளுத்து எலெக வுடுகதி, கோடெ கால பக்க வந்துருக்குது-ந்து நீவிரி தெருந்துகுவிதி.</text:p>
      <text:p text:style-name="Preformatted_20_Text">\vref MRK.13:29</text:p>
      <text:p text:style-name="Preformatted_20_Text">\v 29</text:p>
      <text:p text:style-name="Preformatted_20_Text">\vt அச்சமெ இதுக நடக்க காலத்தெ நீவிரி காங்கபோது மனுசன பொறந்‍த நா வாச பக்க நெருங்கி வந்துருக்கா-ந்து தெரிந்துகோயி.</text:p>
      <text:p text:style-name="Preformatted_20_Text">\vref MRK.13:30</text:p>
      <text:p text:style-name="Preformatted_20_Text">\v 30</text:p>
      <text:p text:style-name="Preformatted_20_Text">\vt இதுக எல்லா நடந்து முடிக வருலு ஈ தெலெமொறெ ஒழுந்து போகதில்லே-ந்து நிமுக்கு உறுதியா சொல்லுகெ.</text:p>
      <text:p text:style-name="Preformatted_20_Text">\vref MRK.13:31</text:p>
      <text:p text:style-name="Preformatted_20_Text">\v 31</text:p>
      <text:p text:style-name="Preformatted_20_Text">\vt வானமு பூமிமு அழுந்து போகு, ஆனா எத்து வார்த்தெக ஒரு நாளுமு ஒழுந்து போகதில்ல.</text:p>
      <text:p text:style-name="Preformatted_20_Text">\vref MRK.13:32</text:p>
      <text:p text:style-name="Preformatted_20_Text">\v 32</text:p>
      <text:p text:style-name="Preformatted_20_Text">\vt '' ஆனா அ நாளுமு நேரத்தெமு பத்தி எத்து தந்தெனெ தவுர மத்த யாருமு அறியமாட்டாரு. வான லோகத்தி இருக்க தூதருக்கோ, மனுசன பொறந்‍த நானுமு அறியமாட்டா.</text:p>
      <text:p text:style-name="Preformatted_20_Text">\vref MRK.13:33</text:p>
      <text:p text:style-name="Preformatted_20_Text">\v 33</text:p>
      <text:p text:style-name="Preformatted_20_Text">\vt அதுனாலே நீவிரி எப்பமு ஜெப பண்ணிக்குண்டு இருவி. அ நாளெ அறியாததுனாலே கெவனமாயிமு ஜாக்குரதெயாமு இருவி.</text:p>
      <text:p text:style-name="Preformatted_20_Text">\vref MRK.13:34</text:p>
      <text:p text:style-name="Preformatted_20_Text">\v 34</text:p>
      <text:p text:style-name="Preformatted_20_Text">\vt தத்து கூரெனெ வுட்டு றம்ப தொலெ தூர போக மனுச, போகதி வேலெக்காரரு ஒவ்வொருத்தனுக்குமு அவரவர்த்து வேலெக்கெ பொறுப்ப வெத்து, கெவனமாயிருக்காக்கு காவகாரருக்கெ கெட்டளெ இடுவ.</text:p>
      <text:p text:style-name="Preformatted_20_Text">\vref MRK.13:35</text:p>
      <text:p text:style-name="Preformatted_20_Text">\v 35</text:p>
      <text:p text:style-name="Preformatted_20_Text">\vt அச்சமே நீவிரிமு கெவனமாயிருவி. எனாக்குந்தா, கூரெ மொதலாளி அந்தியோடெயோ, நடு ருட்டுதியோ, சாவ கூக நேரத்தியோ, காலமேயோ, எப்ப வருவா-ந்து நீவரி அறிய மாட்டிதி.</text:p>
      <text:p text:style-name="Preformatted_20_Text">\vref MRK.13:36</text:p>
      <text:p text:style-name="Preformatted_20_Text">\v 36</text:p>
      <text:p text:style-name="Preformatted_20_Text">\vt நீவிரி நெனெக்காத்த நேரத்தி தீடீரு-ந்து வந்து, நீவிரி ரொங்குகதெ காணதே இருக்காக்கு ஜாக்குரதெயா இருவி.</text:p>
      <text:p text:style-name="Preformatted_20_Text">\vref MRK.13:37</text:p>
      <text:p text:style-name="Preformatted_20_Text">\v 37</text:p>
      <text:p text:style-name="Preformatted_20_Text">\vt நானு நிமுக்கு சொல்லுகதே எல்லாருக்குமு சொல்லுகே, ஜாக்குரதெயா இருவி-ந்து சொன்ன.</text:p>
      <text:p text:style-name="Preformatted_20_Text">\rcrd MRK 14</text:p>
      <text:p text:style-name="Preformatted_20_Text">\c 14</text:p>
      <text:p text:style-name="Preformatted_20_Text">\p</text:p>
      <text:p text:style-name="Preformatted_20_Text">\p</text:p>
      <text:p text:style-name="Preformatted_20_Text">\vt பஸ்காங்க புளிப்பு இல்லாத்த ரொட்டி நோம்பி வருகாக்கு இன்னிமு றண்டு நாளு இருக்காதி. தெலெமெ குருவருகமு வேத சட்டத்தெ சொல்லுகவருமு சேந்து ஏசுனெ எச்சாவுது புடுத்து கொலெ செகோனோ-ந்து சமய பாத்துக் குண்டிருந்தாரு:</text:p>
      <text:p text:style-name="Preformatted_20_Text">\vref MRK.14:2</text:p>
      <text:p text:style-name="Preformatted_20_Text">\v 2</text:p>
      <text:p text:style-name="Preformatted_20_Text">\vt ஆனா, " நோம்பி நாளிதி இச்ச செககில்லே: அச்ச செத ஜனகளுக்குள்ளு சண்டெக/ வருகு-ந்து நெனெத்தாரு.</text:p>
      <text:p text:style-name="Preformatted_20_Text">\vref MRK.14:3</text:p>
      <text:p text:style-name="Preformatted_20_Text">\v 3</text:p>
      <text:p text:style-name="Preformatted_20_Text"><text:soft-page-break/>\vt ஏசு பெத்தானியாவுதி குஸ்டரோக நோவுக்கார சீமோனுது கூரெதி இருந்த. அதி பந்திதி குக்கியிருக்காட்டி வெலெ ஒசத்தியா இருக்க மண கடக்க நளதங்க தெய்லத்தெ பெண்ணு ஒருத்தி கொடாந்தா அது கலப்பட இல்லாதே இருந்துது. <text:s/>மூடினெ களாட்டி ஏசுது தெலெக்கெ ஊத்தின.</text:p>
      <text:p text:style-name="Preformatted_20_Text">\vref MRK.14:4</text:p>
      <text:p text:style-name="Preformatted_20_Text">\v 4</text:p>
      <text:p text:style-name="Preformatted_20_Text">\vt அ நேரத்தி அதி இருக்கவரு சிலரு தமுக்குள்ளு விசனபட்டு, " ஈ தெய்லத்தே எனாக்கு இச்ச வூனா செலவு செகாது!</text:p>
      <text:p text:style-name="Preformatted_20_Text">\vref MRK.14:5</text:p>
      <text:p text:style-name="Preformatted_20_Text">\v 5</text:p>
      <text:p text:style-name="Preformatted_20_Text">\vt ஈ தெய்லத்தெ முன்னூறு பண தெனாரியாக்கு தா/ஸ்தியா வித்து ஏழெக்கு கொடுக்கிலாமே"-ந்து தமுக்குள்ளு பேசி முறுமுறுத்தாரு.</text:p>
      <text:p text:style-name="Preformatted_20_Text">\vref MRK.14:6</text:p>
      <text:p text:style-name="Preformatted_20_Text">\v 6</text:p>
      <text:p text:style-name="Preformatted_20_Text">\vt ஏசு அவாரே பாத்து, " அவாளே வுடுவி, எனாக்கு அவாளே தொந்தரவு செகிதி? அவா எனுக்கு செதது மொறெயாதே செதுருக்கா?</text:p>
      <text:p text:style-name="Preformatted_20_Text">\vref MRK.14:7</text:p>
      <text:p text:style-name="Preformatted_20_Text">\v 7</text:p>
      <text:p text:style-name="Preformatted_20_Text">\vt எச்சாந்தா, ஏழெக எப்பமு நிம்மோடே இருக்காரு. நீவிரி விரும்புக நேரத்தியெல்லா அவாருக்கு நல்லது செகமுடிகு. ஆனா நானு எப்பமு நிம்மோடே இருக்கதில்லே.</text:p>
      <text:p text:style-name="Preformatted_20_Text">\vref MRK.14:8</text:p>
      <text:p text:style-name="Preformatted_20_Text">\v 8</text:p>
      <text:p text:style-name="Preformatted_20_Text">\vt இவாளுக்கு முடுந்ததெ செத. ஆனா எத்து ஒடம்பெ பொதெக்காக்கு அடெயாளமா முந்துக்கே (இப்பமே) எனுக்கு தெய்ல பூசினா.</text:p>
      <text:p text:style-name="Preformatted_20_Text">\vref MRK.14:9</text:p>
      <text:p text:style-name="Preformatted_20_Text">\v 9</text:p>
      <text:p text:style-name="Preformatted_20_Text">\vt ஈ ஒலகத்தி ஏங்கு எல்லா நல்லசேதி சொல்லுவாரோ ஆங்கெல்லா இவா செததுமு சொல்லுவாரு இவளெமு நெனெப்பாரு-ந்து நிமுக்கே உறுதியா சொல்லுகே"-ந்து சொன்ன.</text:p>
      <text:p text:style-name="Preformatted_20_Text">\vref MRK.14:10</text:p>
      <text:p text:style-name="Preformatted_20_Text">\v 10</text:p>
      <text:p text:style-name="Preformatted_20_Text">\vt அ நேரத்தி பன்னன்டு சிசியருத்தி ஒருத்த ஏசுனெ காட்டி கொடுக்காக்கு-ந்து தெலெமெ ஆலய குருவருக்கெ போன.</text:p>
      <text:p text:style-name="Preformatted_20_Text">\vref MRK.14:11</text:p>
      <text:p text:style-name="Preformatted_20_Text">\v 11</text:p>
      <text:p text:style-name="Preformatted_20_Text">\vt அதெ அவாரு தெருந்து சந்தோசமா அவனுக்கு பண கொடுக்காக்கு சம்மதுத்தாரு, அவனுமு எச்ச காட்டி கொடுக்கிலா-ந்து சமய பாத்துக்குண்டிருந்த.</text:p>
      <text:p text:style-name="Preformatted_20_Text">\vref MRK.14:12</text:p>
      <text:p text:style-name="Preformatted_20_Text">\v 12</text:p>
      <text:p text:style-name="Preformatted_20_Text">\vt புளிப்பு இல்லாத ரொட்டி நோம்பிது, மொத நாளு வந்ததுமு பஸ்கா ஆடு குட்டினெ பலி செக ஆ நாளிதி ஏசுது சிசியருக, " நீ பஸ்கா விருந்துனெ திங்காக்கு நாமு ஏங்கே போயி தயாரு செக பிரியபடுகா-ந்து கேட்டாரு.</text:p>
      <text:p text:style-name="Preformatted_20_Text">\vref MRK.14:13</text:p>
      <text:p text:style-name="Preformatted_20_Text">\v 13</text:p>
      <text:p text:style-name="Preformatted_20_Text">\vt அவ இச்ச சொல்லி, தத்து சிசியருத்தி றண்டாளெ அனுப்பி; "நீவிரி பறப்பட்டு பட்டணக்கே போயி, அதி மண்ணு கும்பக்கே தண்ணி எடுத்துக்குண்டு <text:s/>ஒருத்த நிமுக்கு முன்னுக்கு வருவ, அவ பின்னுக்கு போயி.</text:p>
      <text:p text:style-name="Preformatted_20_Text">\vref MRK.14:14</text:p>
      <text:p text:style-name="Preformatted_20_Text">\v 14</text:p>
      <text:p text:style-name="Preformatted_20_Text">\vt அவ ஏது கூரெக்கெ போகானோ, அ கூரெ உரிமெகாரனுக்கெ, " நானு எத்து சிசியரோடெ பஸ்கா விருந்துனே திங்காக்கு (செரியான) அட ஏதி-?ந்து போதக கேட்க-ந்து சொல்ல'' சொன்ன.</text:p>
      <text:p text:style-name="Preformatted_20_Text">\vref MRK.14:15</text:p>
      <text:p text:style-name="Preformatted_20_Text">\v 15</text:p>
      <text:p text:style-name="Preformatted_20_Text">\vt அவ மேலு மாடிதி ஒரு அடத்தெ காட்டுவ அதி தேவெயான எல்லாமு தயாரா கடாக்கு அ அடத்தெ நமுக்கு வெத்துகுகிலா"-ந்து சொல்லி அனுப்பின.</text:p>
      <text:p text:style-name="Preformatted_20_Text">\vref MRK.14:16</text:p>
      <text:p text:style-name="Preformatted_20_Text">\v 16</text:p>
      <text:p text:style-name="Preformatted_20_Text">\vt சிசியருக போயி, பட்டணத்தெ சேந்ததுமு, தமுக்கு ஏசு சொன்னது போலே எல்லாத்தெமு கண்டு பஸ்கா விருந்துக்கு தயாரு செதாரு.</text:p>
      <text:p text:style-name="Preformatted_20_Text">\vref MRK.14:17</text:p>
      <text:p text:style-name="Preformatted_20_Text">\v 17</text:p>
      <text:p text:style-name="Preformatted_20_Text">\vt அந்தி நேரமானதுமு ஏசு பன்னன்டு சிசியரோடே வந்த.</text:p>
      <text:p text:style-name="Preformatted_20_Text"><text:soft-page-break/>\vref MRK.14:18</text:p>
      <text:p text:style-name="Preformatted_20_Text">\v 18</text:p>
      <text:p text:style-name="Preformatted_20_Text">\vt அவாருக குக்கி விருந்து திந்துகுண்டு இருக்கதி, " என்னோடே திங்க நிமுத்தி ஒருத்த என்னெ காட்டி கொடுப்பா-ந்து உறுதியா நிமுக்கு சொல்லுகே"-ந்து சொன்ன.</text:p>
      <text:p text:style-name="Preformatted_20_Text">\vref MRK.14:19</text:p>
      <text:p text:style-name="Preformatted_20_Text">\v 19</text:p>
      <text:p text:style-name="Preformatted_20_Text">\vt அவாருக எல்லாருமு விசனத்தோடெ ஒருத்தனுக்கு பறகே ஒருத்தனா, நானோ? நானோ?-ந்து கேட்டாரு.</text:p>
      <text:p text:style-name="Preformatted_20_Text">\vref MRK.14:20</text:p>
      <text:p text:style-name="Preformatted_20_Text">\v 20</text:p>
      <text:p text:style-name="Preformatted_20_Text">\vt அதுக்கு அவ, "அவ பன்னன்டு ஆளுதி ஒருத்த: என்னோடே தட்டுக்கே கெய்யிட்டு திங்கவதே-ந்து சொல்லி.</text:p>
      <text:p text:style-name="Preformatted_20_Text">\vref MRK.14:21</text:p>
      <text:p text:style-name="Preformatted_20_Text">\v 21</text:p>
      <text:p text:style-name="Preformatted_20_Text">\vt மனுசனா பறந்‍த நா என்னெ பத்தி வேதத்தி எழுதியிருக்கது போலே போகெ. ஆனா என்னெ காட்டி கொடுக்கவனுக்கு ஐயோ! அவ பறக்காதெ இருந்தா அவனுக்கு நல்லதா கடாக்கு"-ந்து சொன்ன.</text:p>
      <text:p text:style-name="Preformatted_20_Text">\vref MRK.14:22</text:p>
      <text:p text:style-name="Preformatted_20_Text">\v 22</text:p>
      <text:p text:style-name="Preformatted_20_Text">\vt அவாரு திந்துகுண்டிருக்கதி அவ ரொட்டினெ எடுத்து, அதெ பராசி, அதெ பிசுத்து, அவாருக்கெ கொடுத்து, " இதெ வாங்கி தின்னி இது எத்து ஒடம்பு"-ந்த.</text:p>
      <text:p text:style-name="Preformatted_20_Text">\vref MRK.14:23</text:p>
      <text:p text:style-name="Preformatted_20_Text">\v 23</text:p>
      <text:p text:style-name="Preformatted_20_Text">\vt பறகே, பாத்திரத்தெமு எடுத்து, ஸ்தோத்திர செது அவாருக்கெ கொடுத்த, எல்லாருமு அதெ குடுத்தாரு.</text:p>
      <text:p text:style-name="Preformatted_20_Text">\vref MRK.14:24</text:p>
      <text:p text:style-name="Preformatted_20_Text">\v 24</text:p>
      <text:p text:style-name="Preformatted_20_Text">\vt அ நேரத்தி அவாரே பாத்து, "இது புது ஒப்பந்த, எல்லாருக்குமு சிந்துக எத்து லத்த.</text:p>
      <text:p text:style-name="Preformatted_20_Text">\vref MRK.14:25</text:p>
      <text:p text:style-name="Preformatted_20_Text">\v 25</text:p>
      <text:p text:style-name="Preformatted_20_Text">\vt நானு கடவுளுது ராஜாங்கத்தி நவமன ரசத்தை குடிக்க நாளுவருலு திராச்செ பாமு ரசத்தெ குடிக்கதில்லே-ந்து நிமுக்கே உறுதியா சொல்லுகே"-ந்து சொன்ன.</text:p>
      <text:p text:style-name="Preformatted_20_Text">\vref MRK.14:26</text:p>
      <text:p text:style-name="Preformatted_20_Text">\v 26</text:p>
      <text:p text:style-name="Preformatted_20_Text">\vt அவாரு ஸ்தோத்திர பாட்டுனெ பாடின பறகே ஒலிவ மெலெக்கே போனாரு.</text:p>
      <text:p text:style-name="Preformatted_20_Text">\vref MRK.14:27</text:p>
      <text:p text:style-name="Preformatted_20_Text">\v 27</text:p>
      <text:p text:style-name="Preformatted_20_Text">\vt அ நேரத்தி ஏசு அவாருக்கே, "நீவிரி எல்லாருமு ஓடிப்போவிதி, எனாக்குந்தா, "மேக்கவனெ வெட்டுவே; ஆடுக ஓடிபோகு-ந்து வேத பொ/க்குதி எழுதி கடாக்குது. ருட்டுதி <text:s/>நீவிரி என்னாலே ஓடிபோவுதி.</text:p>
      <text:p text:style-name="Preformatted_20_Text">\vref MRK.14:28</text:p>
      <text:p text:style-name="Preformatted_20_Text">\v 28</text:p>
      <text:p text:style-name="Preformatted_20_Text">\vt ஆனா நானு உசுரோடே ஏந்த பறகே நிமுக்கு முன்னுக்கு கலிலேயாவுக்கே போவே"-ந்து சொன்ன.</text:p>
      <text:p text:style-name="Preformatted_20_Text">\vref MRK.14:29</text:p>
      <text:p text:style-name="Preformatted_20_Text">\v 29</text:p>
      <text:p text:style-name="Preformatted_20_Text">\vt அதுக்கு பேதுரு, " எல்லாருமு ஓடிபோனலுமு நானு அச்ச செகமாட்டே"-ந்து சொன்ன.</text:p>
      <text:p text:style-name="Preformatted_20_Text">\vref MRK.14:30</text:p>
      <text:p text:style-name="Preformatted_20_Text">\v 30</text:p>
      <text:p text:style-name="Preformatted_20_Text">\vt ஏசு அவனுக்கே, "இந்து ருட்டுதி சாவ ரண்டு தடவெ கூக முந்துக்கு நீ என்னெ மூனு தடவெ என்னெ மறுதலிப்பி-ந்து உறுதியா நினுக்கு சொல்லுகே"-ந்து சொன்ன.</text:p>
      <text:p text:style-name="Preformatted_20_Text">\vref MRK.14:31</text:p>
      <text:p text:style-name="Preformatted_20_Text">\v 31</text:p>
      <text:p text:style-name="Preformatted_20_Text">\vt அவ அதுக்கு," நானு நின்னோடே சேந்து சாகதானாலுமு நின்னெ ஒருபோதுமு வுட்டு போக மாட்டே-ந்து உறுதியா சொன்ன, அச்சமே எல்லாருமு சொன்னாரு.</text:p>
      <text:p text:style-name="Preformatted_20_Text">\vref MRK.14:32</text:p>
      <text:p text:style-name="Preformatted_20_Text">\v 32</text:p>
      <text:p text:style-name="Preformatted_20_Text">\vt பறகே கெத்சமனே-ங்க ஒரு அடக்கெ ஏசுமு சிசியருமு வந்தாரு. அ நேரத்தி சிசியருக்கே "நானு ஜெப பண்ணுகவரெ இதியே குக்கி இருவி"-ந்து சொல்லி.</text:p>
      <text:p text:style-name="Preformatted_20_Text">\vref MRK.14:33</text:p>
      <text:p text:style-name="Preformatted_20_Text">\v 33</text:p>
      <text:p text:style-name="Preformatted_20_Text">\vt பேதுருனெமு யாக்கோபுனெமு, யோவானெமு தன்னோடே லெத்துக்குண்டு போயி.</text:p>
      <text:p text:style-name="Preformatted_20_Text"><text:soft-page-break/>\vref MRK.14:34</text:p>
      <text:p text:style-name="Preformatted_20_Text">\v 34</text:p>
      <text:p text:style-name="Preformatted_20_Text">\vt ஏசு, எத்து உள்ள சாவுக்கான துக்கமா கடாக்குது; நீவிரி இதியே தங்கி மீத்திருவி"-ந்து அவாருக்கே சொன்ன.</text:p>
      <text:p text:style-name="Preformatted_20_Text">\vref MRK.14:35</text:p>
      <text:p text:style-name="Preformatted_20_Text">\v 35</text:p>
      <text:p text:style-name="Preformatted_20_Text">\vt சித்தே அக்டே போயி பூமிக்கே வூந்து, நின்னாலே முடிந்தா அ நேர தன்னெவுட்டு மாறி போகாக்கு கடவுளெ வேண்டின.</text:p>
      <text:p text:style-name="Preformatted_20_Text">\vref MRK.14:36</text:p>
      <text:p text:style-name="Preformatted_20_Text">\v 36</text:p>
      <text:p text:style-name="Preformatted_20_Text">\vt "அம்மனே, எல்லா நின்னாலேதே முடிகு. ஈ கஸ்டத்தெ என்னெவுட்டு மாத்து. ஆனாலுமு எத்து பிரியஇல்லே: எல்லா நித்து பிரியதே நடக்குதி"-ந்து சொன்ன.</text:p>
      <text:p text:style-name="Preformatted_20_Text">\vref MRK.14:37</text:p>
      <text:p text:style-name="Preformatted_20_Text">\v 37</text:p>
      <text:p text:style-name="Preformatted_20_Text">\vt அதுக்கு பறகே வந்து, அவ பாக்காக்குள்ளே அவாரு ரொங்கிகுண்டு இருக்கதெ கண்டுத்து பேதுருவுக்கே, "சீமோனே, ரொங்கிகுண்டு இருக்காளா? ஒரு மணி நேர மாசு நீ மீத்திருக்கிலாமெ?</text:p>
      <text:p text:style-name="Preformatted_20_Text">\vref MRK.14:38</text:p>
      <text:p text:style-name="Preformatted_20_Text">\v 38</text:p>
      <text:p text:style-name="Preformatted_20_Text">\vt நிமுத்து உள்ளத்தி ஆசெ கடாக்குது ஆனா சரிகலத்தி ப/ல இல்லே. அதுனாலே சோதனெதி சிக்காதே இருக்காக்கு மீத்திருந்து கடவுளே வோண்டோனோ"-ந்து சொன்ன.</text:p>
      <text:p text:style-name="Preformatted_20_Text">\vref MRK.14:39</text:p>
      <text:p text:style-name="Preformatted_20_Text">\v 39</text:p>
      <text:p text:style-name="Preformatted_20_Text">\vt அவ மறுக்கமு போயி அதெ வார்த்தெனெ சொல்லி கடவுளே வேண்டின.</text:p>
      <text:p text:style-name="Preformatted_20_Text">\vref MRK.14:40</text:p>
      <text:p text:style-name="Preformatted_20_Text">\v 40</text:p>
      <text:p text:style-name="Preformatted_20_Text">\vt அவ மறுக்கமு வந்ததி அவார்க ரொங்குண்டு இருக்கதெ பாத்த. அவார்த்து கண்ணு ரொக்குசொனெதி இருந்துது. அவாரு மறுபேசு எனாது சொல்லோனோ-ந்து தெரியாதே இருந்தாரு.</text:p>
      <text:p text:style-name="Preformatted_20_Text">\vref MRK.14:41</text:p>
      <text:p text:style-name="Preformatted_20_Text">\v 41</text:p>
      <text:p text:style-name="Preformatted_20_Text">\vt அவ மூனாவுது தடவெ வந்து, அவரெ பாத்து, "இன்னெமு ரொங்கிகுண்டு இருக்கிதியா? ரொங்கினது போது நேர வந்துத்துது. இதே மனுசன பொறந்‍த நா பாவிக கெய்க்கே ஒப்புசுகா போக.</text:p>
      <text:p text:style-name="Preformatted_20_Text">\vref MRK.14:42</text:p>
      <text:p text:style-name="Preformatted_20_Text">\v 42</text:p>
      <text:p text:style-name="Preformatted_20_Text">\vt ஏந்தி போகிலா, இதே, என்னெ காட்டிக்கொடுக்கவ நமுக்கே நெருங்கி வந்துருக்க"-ந்து சொன்ன.</text:p>
      <text:p text:style-name="Preformatted_20_Text">\vref MRK.14:43</text:p>
      <text:p text:style-name="Preformatted_20_Text">\v 43</text:p>
      <text:p text:style-name="Preformatted_20_Text">\vt ஏசு பேசிக்குண்டு இருக்கதி பன்னன்டு பேருதி ஒருத்த யூதாசு வந்த. அவனோடே தெலெமெ ஆலய குருவருமு, வேதத்தெ சொல்லி கொடுக்கவருமு, மூப்பருக எல்லாருமு அனுப்பின ஜனக்கூட்டகமு, வாளொடெமு, தடிகளோடெமு வந்தாரு.</text:p>
      <text:p text:style-name="Preformatted_20_Text">\vref MRK.14:44</text:p>
      <text:p text:style-name="Preformatted_20_Text">\v 44</text:p>
      <text:p text:style-name="Preformatted_20_Text">\vt அவனெ காட்டிகொடுக்கவ, "நானு ஆருக்கு முத்த கொடுக்கேனோ அவதே ஏசு. அவனெ புடுத்துக்குண்டு போயி"-ந்து அவார்க்கு அடெயளெ சொல்லியிருந்த.</text:p>
      <text:p text:style-name="Preformatted_20_Text">\vref MRK.14:45</text:p>
      <text:p text:style-name="Preformatted_20_Text">\v 45</text:p>
      <text:p text:style-name="Preformatted_20_Text">\vt அவ வந்ததுமு அவானத்து பக்கபோயி, " ரபி"-ந்து சொல்லிக்குண்டே அவனே முத்த கொடுத்த.</text:p>
      <text:p text:style-name="Preformatted_20_Text">\vref MRK.14:46</text:p>
      <text:p text:style-name="Preformatted_20_Text">\v 46</text:p>
      <text:p text:style-name="Preformatted_20_Text">\vt ஆ நேரத்தி, அவாரு அவானெ இறுக புடுத்து கெய்னெ கெட்டினாரு.</text:p>
      <text:p text:style-name="Preformatted_20_Text">\vref MRK.14:47</text:p>
      <text:p text:style-name="Preformatted_20_Text">\v 47</text:p>
      <text:p text:style-name="Preformatted_20_Text">\vt பக்கத்தி நிந்துகுண்டிருந்தவர்த்தி ஒருத்த தத்து வாளெ எடுத்து தெலெமெ ஆலய குருவன்த்து வேலெக்காரன்த்து காதெ வெட்டின.</text:p>
      <text:p text:style-name="Preformatted_20_Text">\vref MRK.14:48</text:p>
      <text:p text:style-name="Preformatted_20_Text">\v 48</text:p>
      <text:p text:style-name="Preformatted_20_Text">\vt ஏசு அவாரெ பாத்து: "திருடனெ புடுக்க வருகது போலே வாளொடெமு தடிகளோடெமு என்னெ புடிக்காக்கு வந்துருக்கது எனாக்கு?</text:p>
      <text:p text:style-name="Preformatted_20_Text"><text:soft-page-break/>\vref MRK.14:49</text:p>
      <text:p text:style-name="Preformatted_20_Text">\v 49</text:p>
      <text:p text:style-name="Preformatted_20_Text">\vt நானு தினாலுமு கோயலிதி போதனெ செதுகுண்டு <text:s/>நிம்மோடே இருக்கதி. நீவிரி என்னெ புடிக்கலெ, ஆனா வேத பொ/க்கிதி எழுதினது நடக்கோனோ"-ந்து சொன்ன.</text:p>
      <text:p text:style-name="Preformatted_20_Text">\vref MRK.14:50</text:p>
      <text:p text:style-name="Preformatted_20_Text">\v 50</text:p>
      <text:p text:style-name="Preformatted_20_Text">\vt அ நேரத்தி சிசியருக எல்லாருமு அவனெ வுட்டுத்து ஓடிபோனாரு.</text:p>
      <text:p text:style-name="Preformatted_20_Text">\vref MRK.14:51</text:p>
      <text:p text:style-name="Preformatted_20_Text">\v 51</text:p>
      <text:p text:style-name="Preformatted_20_Text">\vt ஒரு வூன மாத்ர தத்து ஒடம்புக்கு மேலு துப்பிட்டினெ போத்திக்குண்டு அவாருக்கு பின்னுக்கு போன அவனெ புடுத்தாரு.</text:p>
      <text:p text:style-name="Preformatted_20_Text">\vref MRK.14:52</text:p>
      <text:p text:style-name="Preformatted_20_Text">\v 52</text:p>
      <text:p text:style-name="Preformatted_20_Text">\vt ஆனா அவ துப்பிட்டினெ வுட்டுத்து முண்டு இல்லாதே தப்பிசி ஓடிப்போன.</text:p>
      <text:p text:style-name="Preformatted_20_Text">\vref MRK.14:53</text:p>
      <text:p text:style-name="Preformatted_20_Text">\v 53</text:p>
      <text:p text:style-name="Preformatted_20_Text">\vt அவாரு ஏசுனெ தெலெமெ ஆலய குருவனுக்கெ லெத்து போனாரு. எல்லா தெலெமெ ஆலய குருவருமு, மூப்பருக/மு, வேத சட்டத்தெ சொல்லி கொடுக்கவருமு ஒந்து கூடினாரு.</text:p>
      <text:p text:style-name="Preformatted_20_Text">\vref MRK.14:54</text:p>
      <text:p text:style-name="Preformatted_20_Text">\v 54</text:p>
      <text:p text:style-name="Preformatted_20_Text">\vt பேதுரு தூரத்தி அவாருக்கு பின்னுக்கு போயிக்குண்டிருந்த தெலெமெ ஆலய குருவன்த்து கூரெ உள்ளு முற்றவருலு வந்து காவக்காரரோடே பக்க குக்கி தீ காந்துகுண்டிருந்த.</text:p>
      <text:p text:style-name="Preformatted_20_Text">\vref MRK.14:55</text:p>
      <text:p text:style-name="Preformatted_20_Text">\v 55</text:p>
      <text:p text:style-name="Preformatted_20_Text">\vt தெலெமெ ஆலய குருவருமு, தெலெமெ சங்கக்காரரு எல்லாருமு ஏசுக்கு சாவு தெண்டனெனெ கொடுக்காக்கு அவனுக்கு எதிரா வகெ தேடினாரு. ஆனா ஒந்துமு கெடெக்காலே.</text:p>
      <text:p text:style-name="Preformatted_20_Text">\vref MRK.14:56</text:p>
      <text:p text:style-name="Preformatted_20_Text">\v 56</text:p>
      <text:p text:style-name="Preformatted_20_Text">\vt பலரு அவனுக்கு எதிரா ஏந்து பொய்யி சாட்சி சொன்னாரு. ஆனா ஒந்துமு ஒத்துவராலே.</text:p>
      <text:p text:style-name="Preformatted_20_Text">\vref MRK.14:57</text:p>
      <text:p text:style-name="Preformatted_20_Text">\v 57</text:p>
      <text:p text:style-name="Preformatted_20_Text">\vt அ நேரத்தி சிலரு ஏந்து மனுசா்க கெட்டின ஈ கோயலெ இடுத்துட்டு கெய்யாலே கெட்டாதே இருக்க வேறெ கோயலெ மூனு நாளுக்குள்ளு கெட்டி ஏத்துவே-ந்து இவ சொன்னதெ நாமு கேட்டேமு"-ந்து.</text:p>
      <text:p text:style-name="Preformatted_20_Text">\vref MRK.14:58</text:p>
      <text:p text:style-name="Preformatted_20_Text">\v 58</text:p>
      <text:p text:style-name="Preformatted_20_Text">\vt அவனுக்கு விரோதமா பொய் சாட்சி சொன்னாரு.</text:p>
      <text:p text:style-name="Preformatted_20_Text">\vref MRK.14:59</text:p>
      <text:p text:style-name="Preformatted_20_Text">\v 59</text:p>
      <text:p text:style-name="Preformatted_20_Text">\vt அச்ச சொல்லிமு அவார்த்து சாட்சிக ஒத்துவராலே.</text:p>
      <text:p text:style-name="Preformatted_20_Text">\vref MRK.14:60</text:p>
      <text:p text:style-name="Preformatted_20_Text">\v 60</text:p>
      <text:p text:style-name="Preformatted_20_Text">\vt அ நேரத்தி தெலெமெ ஆலய குருவ ஏந்து அவார்த்து நடுவே நிந்து, " இவாரு நினுக்கு எதிரா சொல்லுக சாட்சிக்கு மறுபேசு ஒந்துமு சொல்லுகளெயா?"-ந்து ஏசுனெ கேட்ட.</text:p>
      <text:p text:style-name="Preformatted_20_Text">\vref MRK.14:61</text:p>
      <text:p text:style-name="Preformatted_20_Text">\v 61</text:p>
      <text:p text:style-name="Preformatted_20_Text">\vt ஆனா அவ பேசாதே இருந்த மறுக்கமு தெலெமெ ஆலய குருவ அவென பாத்து நீ ஸ்தோத்தரிக்கபடுக கடவுளுது மகனான மேசியா நீதானா?-ந்து கேட்ட.</text:p>
      <text:p text:style-name="Preformatted_20_Text">\vref MRK.14:62</text:p>
      <text:p text:style-name="Preformatted_20_Text">\v 62</text:p>
      <text:p text:style-name="Preformatted_20_Text">\vt அதுக்கு ஏசு, " நாதே அவ, மனுச மக வல்லமெயான கடவுளுது வலபாகத்தி குக்கி இருக்கதெமு வான மஞ்சுதி வருகதே காம்பிதி"-ந்து சொன்ன.</text:p>
      <text:p text:style-name="Preformatted_20_Text">\vref MRK.14:63</text:p>
      <text:p text:style-name="Preformatted_20_Text">\v 63</text:p>
      <text:p text:style-name="Preformatted_20_Text">\vt தெலெமெ ஆலய குருவ தத்து அங்கினெ கீத்துகுண்டு, "இன்னுமு நமுக்கு சாட்சிக வேணுமா?</text:p>
      <text:p text:style-name="Preformatted_20_Text">\vref MRK.14:64</text:p>
      <text:p text:style-name="Preformatted_20_Text">\v 64</text:p>
      <text:p text:style-name="Preformatted_20_Text"><text:soft-page-break/>\vt இவ கடவுளெ பழித்து பேசினதே கேட்டிதியே: நிமுக்கு எச்ச தோனுகுது"-ந்து கேட்ட. அவாருக எல்லாருமு, இவ சாகொனோ-ந்து தீர்மானித்தாரு.</text:p>
      <text:p text:style-name="Preformatted_20_Text">\vref MRK.14:65</text:p>
      <text:p text:style-name="Preformatted_20_Text">\v 65</text:p>
      <text:p text:style-name="Preformatted_20_Text">\vt பறகே சிலரு, அவனுக்கு மேலே காக்கி துப்புகாக்குமு அவ மோந்தெனெ மூடி அவனெ கெய்யிதி குத்தி, "கடவுளுது வாக்கெ சொல்லுகவனே ஆரு-ந்து சொல்லு"-ந்து கேட்க தொவக்கினாரு. காவக்காரரு அவனெ கன்னத்தெ அடித்தாரு.</text:p>
      <text:p text:style-name="Preformatted_20_Text">\vref MRK.14:66</text:p>
      <text:p text:style-name="Preformatted_20_Text">\v 66</text:p>
      <text:p text:style-name="Preformatted_20_Text">\vt அ நேரத்தி பேதுரு கிகு/ முற்றத்தி இருக்க தெலெமெ ஆலய குருவன்த்து வேலெ செக வேலெக்காரி ஒருத்தி வந்து.</text:p>
      <text:p text:style-name="Preformatted_20_Text">\vref MRK.14:67</text:p>
      <text:p text:style-name="Preformatted_20_Text">\v 67</text:p>
      <text:p text:style-name="Preformatted_20_Text">\vt பேதுரு தீ காந்துகுண்டிருக்கதெ பாத்து, அவனெ உத்து பாத்து, "நீமு அ நாசரேத்து ஏசுவோடெ இருந்தவதானே"-ந்தா.</text:p>
      <text:p text:style-name="Preformatted_20_Text">\vref MRK.14:68</text:p>
      <text:p text:style-name="Preformatted_20_Text">\v 68</text:p>
      <text:p text:style-name="Preformatted_20_Text">\vt அதுக்கு அவ, "நீ சொல்லுகது எனாது-ந்து எனுக்கு தெரிகவுமில்லெ, புரிகவுமில்லே"-ந்து மறுதலுத்து, ஏந்து வெளி வாசக்கே போன அப்ப சாவ கூவினது.</text:p>
      <text:p text:style-name="Preformatted_20_Text">\vref MRK.14:69</text:p>
      <text:p text:style-name="Preformatted_20_Text">\v 69</text:p>
      <text:p text:style-name="Preformatted_20_Text">\vt அ வேலெக்காரி அவனெ பாத்து, சுத்திமு இருந்தவருக்கே, "இவனுமு அவானெ சேந்தவதே"-ந்து மறுக்கமு சொன்ன.</text:p>
      <text:p text:style-name="Preformatted_20_Text">\vref MRK.14:70</text:p>
      <text:p text:style-name="Preformatted_20_Text">\v 70</text:p>
      <text:p text:style-name="Preformatted_20_Text">\vt அவ மறுக்கமு மறுதலித்த, சித்தே நேரக்கு பறகே சுத்திமு இருந்தவருமு "நிசமாயி நீ அவனெ சேந்தவதே, நீ கலிலேயதே நித்து பேசு காட்டுகுது-ந்து சொன்னாரு.</text:p>
      <text:p text:style-name="Preformatted_20_Text">\vref MRK.14:71</text:p>
      <text:p text:style-name="Preformatted_20_Text">\v 71</text:p>
      <text:p text:style-name="Preformatted_20_Text">\vt அதுக்கு அவ நீவிரி சொல்லுக ஈ மனுசனெ எனுக்கு தெரியாது-ந்து சொல்லி சபிகாக்குமு சத்தியபண்ணுகாக்கு தொவங்கின.</text:p>
      <text:p text:style-name="Preformatted_20_Text">\vref MRK.14:72</text:p>
      <text:p text:style-name="Preformatted_20_Text">\v 72</text:p>
      <text:p text:style-name="Preformatted_20_Text">\vt ஒடனெ சாவ கூவினுது அ நேரத்தி "சாவ ரண்டு தடவெ கூக முந்துக்கு நீ என்னெ மூனு தடவை மறுதலிப்பீ-ந்து ஏசு தனுக்கு சொன்ன வார்த்தெனெ பேதுரு நெனெத்து பாத்து மனசு நொந்து எத.</text:p>
      <text:p text:style-name="Preformatted_20_Text">\rcrd MRK 15</text:p>
      <text:p text:style-name="Preformatted_20_Text">\c 15</text:p>
      <text:p text:style-name="Preformatted_20_Text">\p</text:p>
      <text:p text:style-name="Preformatted_20_Text">\vref MRK.15:1</text:p>
      <text:p text:style-name="Preformatted_20_Text">\v 1</text:p>
      <text:p text:style-name="Preformatted_20_Text">\vt வெடிய காலத்தி மூப்பருகமு வேத சட்டத்தெ சொல்லுகவருமு தெலெமெ சங்கக்காரரு எல்லாருமு தெலெமெ ஆலய குருவருக/ முடிவு எடுத்து, ஏசுனெ கெட்டிகுண்டு போயி பிலாத்து-ங்க தெலெவனுக்கெ கொண்டுபோயி ஒப்புசினாரு.</text:p>
      <text:p text:style-name="Preformatted_20_Text">\vref MRK.15:2</text:p>
      <text:p text:style-name="Preformatted_20_Text">\v 2</text:p>
      <text:p text:style-name="Preformatted_20_Text">\vt பிலாத்து அவனெ பாத்து,''நீதெ யூதர்த்து <text:s/>ராஜவா''?-ந்து கேக்காக்குள்ளெ, நீ சொல்லுகபடிதே-ந்து சொன்ன.</text:p>
      <text:p text:style-name="Preformatted_20_Text">\vref MRK.15:3</text:p>
      <text:p text:style-name="Preformatted_20_Text">\v 3</text:p>
      <text:p text:style-name="Preformatted_20_Text">\vt தெலெமெ ஆலய கு/ருவருக/ ஏசுனெ தாஸ்தி குத்த சாட்டினாரு.</text:p>
      <text:p text:style-name="Preformatted_20_Text">\vref MRK.15:4</text:p>
      <text:p text:style-name="Preformatted_20_Text">\v 4</text:p>
      <text:p text:style-name="Preformatted_20_Text">\vt பிலாத்து ஏசுனெ கேட்ட, நீ ஒந்துமெ சொல்லுகாளெயா ஆங்கு பாரு நின்னெ பத்தி அவாரு குத்த சொல்லுகாரு-ந்து பிலாத்து ஏசுக்கெ சொன்ன.</text:p>
      <text:p text:style-name="Preformatted_20_Text">\vref MRK.15:5</text:p>
      <text:p text:style-name="Preformatted_20_Text">\v 5</text:p>
      <text:p text:style-name="Preformatted_20_Text">\vt ஏசு பின்னெமு ஒந்துமெ சொல்லதெ இருக்காக்குள்ளெ பிலாத்துங்க தெலெவ ஏசுனெ பாத்து ஆச்சிரியபட்ட.</text:p>
      <text:p text:style-name="Preformatted_20_Text">\vref MRK.15:6</text:p>
      <text:p text:style-name="Preformatted_20_Text">\v 6</text:p>
      <text:p text:style-name="Preformatted_20_Text">\vt ஆனா பிலாத்து-ங்க தெலெவ நோம்பி நாளுதி <text:s/>ஜனக/ கேக்க ஒரு கெய்தினெ அவாருக்கு வுடுதலெ செகாதுண்டு.</text:p>
      <text:p text:style-name="Preformatted_20_Text">\vref MRK.15:7</text:p>
      <text:p text:style-name="Preformatted_20_Text"><text:soft-page-break/>\v 7</text:p>
      <text:p text:style-name="Preformatted_20_Text">\vt பரபாஸ்சுங்க கெய்தி ஒருத்த இருந்த. அவ ஒரு காலத்தி கொலெ செத கொலெகாரரோடெ புடிபட்டவ.</text:p>
      <text:p text:style-name="Preformatted_20_Text">\vref MRK.15:8</text:p>
      <text:p text:style-name="Preformatted_20_Text">\v 8</text:p>
      <text:p text:style-name="Preformatted_20_Text">\vt ஜனகூட்ட வந்து பிலாத்துக்கெ எப்பாமு செகாது போலெ ஒரு ஜயிலு கெய்தினெ வுடுதலெ சொகொனோ-ந்து பிலாத்துனெ வேண்டினாரு.</text:p>
      <text:p text:style-name="Preformatted_20_Text">\vref MRK.15:9</text:p>
      <text:p text:style-name="Preformatted_20_Text">\v 9</text:p>
      <text:p text:style-name="Preformatted_20_Text">\vt அதுக்கு பிலாத்து-ங்க தெலெவ, யூதருத்து ராஜவெ வுடுதலெ செகோனோ-ந்து நீவிரி அசெ படுகிதியா-ந்து ஜனகளெ கேட்ட.</text:p>
      <text:p text:style-name="Preformatted_20_Text">\vref MRK.15:10</text:p>
      <text:p text:style-name="Preformatted_20_Text">\v 10</text:p>
      <text:p text:style-name="Preformatted_20_Text">\vt ஆனா ஆலய குருவனுத்து பொறாமெனாலெதெ அவனெ எனுக்கெ ஒப்புசியிருக்காரு-ந்து அவ தெருந்துகுண்ட.</text:p>
      <text:p text:style-name="Preformatted_20_Text">\vref MRK.15:11</text:p>
      <text:p text:style-name="Preformatted_20_Text">\v 11</text:p>
      <text:p text:style-name="Preformatted_20_Text">\vt ஆனா ஆலய கு/ருவருக/ பரபாசுனெதெ வுடுதலெ சொகொனோ-ந்து கேக்காக்கு ஜன கூட்டத்தெ தூண்டி வுட்டாரு.</text:p>
      <text:p text:style-name="Preformatted_20_Text">\vref MRK.15:12</text:p>
      <text:p text:style-name="Preformatted_20_Text">\v 12</text:p>
      <text:p text:style-name="Preformatted_20_Text">\vt பிலாத்து ஜனத்தெ பாத்து, யூதர்ருத்து ராஜவு-ந்து நீவிரி செல்லுகவனெ எனாது பண்ணுகாது-ந்து கேட்ட.</text:p>
      <text:p text:style-name="Preformatted_20_Text">\vref MRK.15:13</text:p>
      <text:p text:style-name="Preformatted_20_Text">\v 13</text:p>
      <text:p text:style-name="Preformatted_20_Text">\vt ஜனகூட்ட ஏசுனெ சிலுவெக்கெ அரெகொனோ-ந்து லாரினாரு.</text:p>
      <text:p text:style-name="Preformatted_20_Text">\vref MRK.15:14</text:p>
      <text:p text:style-name="Preformatted_20_Text">\v 14</text:p>
      <text:p text:style-name="Preformatted_20_Text">\vt அதுக்கு பிலாத்து-ங்க தெலெவ, இவ செத தப்பு எனாது-ந்து கேக்காக்குள்ளெ அவானெ சிலுவெக்கெ அரெகொனோ-ந்து பெ/லக்க லாரினாரு.</text:p>
      <text:p text:style-name="Preformatted_20_Text">\vref MRK.15:15</text:p>
      <text:p text:style-name="Preformatted_20_Text">\v 15</text:p>
      <text:p text:style-name="Preformatted_20_Text">\vt அதுனாலெ பிலாத்து ஜன கூட்டத்து ஆசெனெ நிரெவேத்துகாக்கு பரபாஸ்னெ வுடுதெலெ செது, ஏசுனெ சவுக்குக்கெ அடுத்து சிலுவெக்கெ அரெகாக்கு ஒப்புசின.</text:p>
      <text:p text:style-name="Preformatted_20_Text">\vref MRK.15:16</text:p>
      <text:p text:style-name="Preformatted_20_Text">\v 16</text:p>
      <text:p text:style-name="Preformatted_20_Text">\vt பெடெவீரருக ஏசுனெ தெலெவன்த்து மாளிகெக்கெ ஈத்துகுண்டு போயி பெடெக்காரரு எல்லாரெமு லெத்து.</text:p>
      <text:p text:style-name="Preformatted_20_Text">\vref MRK.15:17</text:p>
      <text:p text:style-name="Preformatted_20_Text">\v 17</text:p>
      <text:p text:style-name="Preformatted_20_Text">\vt அவனுக்கு ஒரு லத்த நெற முண்டுனெ போட்டு ஒரு முள்ளு கீரிடத்தெ பின்னி அதெ சூட்டி,</text:p>
      <text:p text:style-name="Preformatted_20_Text">\vref MRK.15:18</text:p>
      <text:p text:style-name="Preformatted_20_Text">\v 18</text:p>
      <text:p text:style-name="Preformatted_20_Text">\vt யூதருத்து ராஜனெ வாழ்க-ந்து லெக்க தொவக்கினாரு .</text:p>
      <text:p text:style-name="Preformatted_20_Text">\vref MRK.15:19</text:p>
      <text:p text:style-name="Preformatted_20_Text">\v 19</text:p>
      <text:p text:style-name="Preformatted_20_Text">\vt அவனுத்து தெலெனெ தடிக்கெ அடுத்து , அவனுக்கெ துப்பி, மண்டிகாலு போட்டு ஏசுனெ வேண்டினாரு.</text:p>
      <text:p text:style-name="Preformatted_20_Text">\vref MRK.15:20</text:p>
      <text:p text:style-name="Preformatted_20_Text">\v 20</text:p>
      <text:p text:style-name="Preformatted_20_Text">\vt அவனெ கேலி பண்ணின பறகெ லத்த நெற முண்டுனெ களாட்டி அவன்த்து முண்டுனெ தானெ போட்டு சிலுவெக்கெ அரெகாக்கு கொண்டு போனாரு.</text:p>
      <text:p text:style-name="Preformatted_20_Text">\vref MRK.15:21</text:p>
      <text:p text:style-name="Preformatted_20_Text">\v 21</text:p>
      <text:p text:style-name="Preformatted_20_Text">\vt அலெக்சாந்தருதுமு ரூபு-ங்கவன்த்து அம்ம சிரேன்ங்க ஊரெ சேந்த சீமோன்ங்கவ க/த்தெ/ வெய்யெ வந்துகுண்டு இருந்த பெடெகாரரு ஏசுது சிலுவெனெ சொமக்காக்கு அவனெ கட்டாய பண்ணினாரு.</text:p>
      <text:p text:style-name="Preformatted_20_Text">\vref MRK.15:22</text:p>
      <text:p text:style-name="Preformatted_20_Text">\v 22</text:p>
      <text:p text:style-name="Preformatted_20_Text">\vt அவாரு தெலெ ஓடு-ந்து அர்த்த ஆக கொல்கொதாங்க அடத்துக்கெ ஏசுனெ கொண்டு போனாரு .</text:p>
      <text:p text:style-name="Preformatted_20_Text">\vref MRK.15:23</text:p>
      <text:p text:style-name="Preformatted_20_Text">\v 23</text:p>
      <text:p text:style-name="Preformatted_20_Text">\vt அவானுக்கு வெள்ளெப்பெோள கலக்கின திராச்செ ரசத்தெ குடிக்க கொடுத்தாரு, ஆனா அவ அதெ <text:s/>வாங்கலெ.</text:p>
      <text:p text:style-name="Preformatted_20_Text"><text:soft-page-break/>\vref MRK.15:24</text:p>
      <text:p text:style-name="Preformatted_20_Text">\v 24</text:p>
      <text:p text:style-name="Preformatted_20_Text">\vt பறகெ அவனெ சிலுவெக்கெ அரெந்தாரு. அவன்த்து துணினெ குலுக்கலு மொறெதி ஆரு ஆருக்கு-ந்து தமுக்குள்ளு பங்கினாரு.</text:p>
      <text:p text:style-name="Preformatted_20_Text">\vref MRK.15:25</text:p>
      <text:p text:style-name="Preformatted_20_Text">\v 25</text:p>
      <text:p text:style-name="Preformatted_20_Text">\vt ஏசுனெ சிலுவெக்கெ அரெந்த நேர பகலு ஒம்பது மணி.</text:p>
      <text:p text:style-name="Preformatted_20_Text">\vref MRK.15:26</text:p>
      <text:p text:style-name="Preformatted_20_Text">\v 26</text:p>
      <text:p text:style-name="Preformatted_20_Text">\vt ஏசுது மரண தெண்டனெக்கு காரண எனாது-ந்து தெரிகாக்கு ''யூதருத்து ராஜ'' ந்து எழுதி வெத்தாரு.</text:p>
      <text:p text:style-name="Preformatted_20_Text">\vref MRK.15:27</text:p>
      <text:p text:style-name="Preformatted_20_Text">\v 27</text:p>
      <text:p text:style-name="Preformatted_20_Text">\vt அவாரு ஏசுது வல பக்கமு எட பக்கமு ரண்டு திருடரெமு சிலுவெக்கெ அரெந்தாரு.</text:p>
      <text:p text:style-name="Preformatted_20_Text">\vref MRK.15:28</text:p>
      <text:p text:style-name="Preformatted_20_Text">\v 28</text:p>
      <text:p text:style-name="Preformatted_20_Text">\vt அக்குரமகாரருத்தி ஒருத்தனா எண்ணினாரு-ங்க வசன இச்ச நடந்துது.</text:p>
      <text:p text:style-name="Preformatted_20_Text">\vref MRK.15:29</text:p>
      <text:p text:style-name="Preformatted_20_Text">\v 29</text:p>
      <text:p text:style-name="Preformatted_20_Text">\vt ஆ வெய்யிதி வந்தவரு <text:s/>தெலெனெ ஆட்டி</text:p>
      <text:p text:style-name="Preformatted_20_Text">\vref MRK.15:30</text:p>
      <text:p text:style-name="Preformatted_20_Text">\v 30</text:p>
      <text:p text:style-name="Preformatted_20_Text">\vt ஆகா, ஜெப கூரெனெ இடுத்து <text:s/>மூனு நாளிதி கெட்டுகவனெ சிலுவெதி இருந்து ராங்கி நின்னெ காப்பாத்திக்கோ-ந்து ஏசுனெ கேலி பண்ணினாரு.</text:p>
      <text:p text:style-name="Preformatted_20_Text">\vref MRK.15:31</text:p>
      <text:p text:style-name="Preformatted_20_Text">\v 31</text:p>
      <text:p text:style-name="Preformatted_20_Text">\vt அச்சமெ ஆலய குருவருமு, வேத சட்டதெ சொல்லுகவருமு சேந்து கேலி பேசினாரு. இவ மத்தவரெஎல்லா <text:s/>காப்பாத்தின தன்னெ காப்பாத்த முடிகலே-ந்து தமுக்குள்ளு பேசிகுண்டாரு.</text:p>
      <text:p text:style-name="Preformatted_20_Text">\vref MRK.15:32</text:p>
      <text:p text:style-name="Preformatted_20_Text">\v 32</text:p>
      <text:p text:style-name="Preformatted_20_Text">\vt அவாரு ''இஸ்ரவேலுது ராஜனான மெசியா இப்ப சிலுவெதிருந்து ராங்கி வருட்டு நாமு நம்புகெமு''-ந்தாரு. அவனோடெ சிலுவெதி அரெந்து இருந்தவருமு ஏசுனெ கேலி பண்ணினாரு.</text:p>
      <text:p text:style-name="Preformatted_20_Text">\vref MRK.15:33</text:p>
      <text:p text:style-name="Preformatted_20_Text">\v 33</text:p>
      <text:p text:style-name="Preformatted_20_Text">\vt நடு மத்தின நேர ஆனதுமு நாடு முச்சுற ருட்டு ஆயித்துது. மத்தினக்கு பறகெ மூனு மணி வருலு ருட்டு அச்சமெ கடந்துது.</text:p>
      <text:p text:style-name="Preformatted_20_Text">\vref MRK.15:34</text:p>
      <text:p text:style-name="Preformatted_20_Text">\v 34</text:p>
      <text:p text:style-name="Preformatted_20_Text">\vt மத்தின மூனு மணி ஆகாக்குளெ ஏசு,''எலோயி, எலோயி, லாமா சபக்தானி''-ந்து பெ/லக்க லாரின. அதுக்கு ''எத்து கடவுளெ, எத்து கடவுளெ எனாக்கு என்னெ கெய் வுட்டா''-ந்து அர்த்த.</text:p>
      <text:p text:style-name="Preformatted_20_Text">\vref MRK.15:35</text:p>
      <text:p text:style-name="Preformatted_20_Text">\v 35</text:p>
      <text:p text:style-name="Preformatted_20_Text">\vt அதி கூடி இருந்தவருத்தி சில ஆளுக அதெ கேட்டு ''இதெ எலியாங்கவனெ லெக்க'' அச்சாந்தாரு.</text:p>
      <text:p text:style-name="Preformatted_20_Text">\vref MRK.15:36</text:p>
      <text:p text:style-name="Preformatted_20_Text">\v 36</text:p>
      <text:p text:style-name="Preformatted_20_Text">\vt அப்ப அவருத்தி இருந்து ஒருத்த ஓடிப்போயி கடலு பஞ்சினெ எடுத்து, புளுப்பேறின திராச்செ ரசத்துக்கெ முக்கி அதுனெ ஒரு கோலுக்கெ சிகுசி, அவனுக்கு குடிக்க கொடுத்துகுண்டெ, பொறி எலியா-ங்கவ இவனெ ராக்குகாக்கு வருவானா-ந்து அக்கன பாக்கிலா''-ந்து சொன்ன.</text:p>
      <text:p text:style-name="Preformatted_20_Text">\vref MRK.15:37</text:p>
      <text:p text:style-name="Preformatted_20_Text">\v 37</text:p>
      <text:p text:style-name="Preformatted_20_Text">\vt ஏசு பெ/ல்ல ஜத்து பண்ணி <text:s/>தத்து உசுரெ வுட்ட.</text:p>
      <text:p text:style-name="Preformatted_20_Text">\vref MRK.15:38</text:p>
      <text:p text:style-name="Preformatted_20_Text">\v 38</text:p>
      <text:p text:style-name="Preformatted_20_Text">\vt அ நேரத்தி ஆலயத்தி கடக்க தெரெ முண்டு மேலுருந்து அடிவரெ றண்டக கீந்துது.</text:p>
      <text:p text:style-name="Preformatted_20_Text">\vref MRK.15:39</text:p>
      <text:p text:style-name="Preformatted_20_Text">\v 39</text:p>
      <text:p text:style-name="Preformatted_20_Text">\vt ஏசுது முந்துக்கு நிந்துகுண்டு இருந்த நூறாளுக்கு தெலெவ ஏசு இச்ச ஜத்து பண்ணி கடவுளெ லெத்து உசுரெ <text:soft-page-break/>வுட்டதெ கண்டு, ''ஈ மனுச நிசாமாயி கடவுளுது மகதெ''ந்து சொன்ன.</text:p>
      <text:p text:style-name="Preformatted_20_Text">\vref MRK.15:40</text:p>
      <text:p text:style-name="Preformatted_20_Text">\v 40</text:p>
      <text:p text:style-name="Preformatted_20_Text">\vt சில பெண்டிரிகமு தூரத்தி இருந்து இதுனெ உத்து பாத்துகுண்டு இருந்தாரு. அவருத்தி மகதலேனா மரியாளுமு சின்ன யாக்கோபுதுமு யோசேதுமு தாயான மரியாளுமு, சலோமிங்கவளுமு இருந்தாரு.</text:p>
      <text:p text:style-name="Preformatted_20_Text">\vref MRK.15:41</text:p>
      <text:p text:style-name="Preformatted_20_Text">\v 41</text:p>
      <text:p text:style-name="Preformatted_20_Text">\vt ஏசு கலிலேயா-ங்க ஊருதி இருக்காம்போது இவருக எல்லாருமு ஏசுவோடெதானெ இருந்துகுண்டு அவனுக்கு ஒதவி செது வந்தவருக அவனோடெ எருசலேமுக்கெ வந்துருந்த வேறெ சில பெண்டிரிகளுமு ஆங்கு இருந்தாரு.</text:p>
      <text:p text:style-name="Preformatted_20_Text">\vref MRK.15:42</text:p>
      <text:p text:style-name="Preformatted_20_Text">\v 42</text:p>
      <text:p text:style-name="Preformatted_20_Text">\vt அதுக்குள்ளெ அந்தியோடெ ஆயித்துது. அந்து சபாத்‍து நாளுக்கு முந்தின ஆயத்த ஆக நாளனதுனாலெ,</text:p>
      <text:p text:style-name="Preformatted_20_Text">\vref MRK.15:43</text:p>
      <text:p text:style-name="Preformatted_20_Text">\v 43</text:p>
      <text:p text:style-name="Preformatted_20_Text">\vt அரிமத்தியா-ங்க ஊருக்காரனான யோசேப்பு-ங்கவ தைரியமாயி பிலாத்து-ங்கவனுக்கெ போயி ஏசுது சாவு சரிகலத்தெ கேட்ட. ஈ யோசேப்பு-ங்கவ எல்லாராலெமு மதிக்கப்படுக தெலெமெ சங்கத்தெ சேந்தவ, அவ கடவுளுது ராஜாங்க வருகாக்கு வேண்டி காத்துருந்தவ.</text:p>
      <text:p text:style-name="Preformatted_20_Text">\vref MRK.15:44</text:p>
      <text:p text:style-name="Preformatted_20_Text">\v 44</text:p>
      <text:p text:style-name="Preformatted_20_Text">\vt முந்துக்கெ ஏசு சத்துட்டா-ங்கதெ பத்தி பிலாத்து-ங்கவ ஆசரியப்பட்டு, நூறாளுகளுத்தி தெலெவனெ லெத்து, ''அவ அதுக்குள்ளெ சத்துத்தானா?''-ந்து கேட்ட.</text:p>
      <text:p text:style-name="Preformatted_20_Text">\vref MRK.15:45</text:p>
      <text:p text:style-name="Preformatted_20_Text">\v 45</text:p>
      <text:p text:style-name="Preformatted_20_Text">\vt நூறாளுக்கு தெலெவன்திருந்து காரியகளெ கேட்டு தெரிந்ததுமு ஏசுது சரிகலத்தெ அவ யோசேப்பு-ங்கவனுக்கெ கொடுத்த.</text:p>
      <text:p text:style-name="Preformatted_20_Text">\vref MRK.15:46</text:p>
      <text:p text:style-name="Preformatted_20_Text">\v 46</text:p>
      <text:p text:style-name="Preformatted_20_Text">\vt யோசேப்பு மெலுசான துணினெ வாங்கி வந்து ஏசுது சரிகலத்தெ அடியெ றாக்கி துணிக்கெ சுத்திருந்து, பாறெதி வெட்டிருந்த கொப்பெக்கெ கொண்டுபோயி வெத்த: ஆ கொப்பெ வாசக்கெ ஒரு பெ/ல்ல கல்லெ ருட்டி-ருந்து மூடி வெத்த.</text:p>
      <text:p text:style-name="Preformatted_20_Text">\vref MRK.15:47</text:p>
      <text:p text:style-name="Preformatted_20_Text">\v 47</text:p>
      <text:p text:style-name="Preformatted_20_Text">\vt ஏசுனெ ஏங்கெ வெத்தாரு-ங்கதுனெ மகதெலேனா மரியாளுமு, யோசேப்புது தாயி மரியாளுமு உத்து பாத்துகுண்டு இருந்தாரு.</text:p>
      <text:p text:style-name="Preformatted_20_Text">\rcrd MRK 16</text:p>
      <text:p text:style-name="Preformatted_20_Text">\c 16</text:p>
      <text:p text:style-name="Preformatted_20_Text">\p</text:p>
      <text:p text:style-name="Preformatted_20_Text">\p</text:p>
      <text:p text:style-name="Preformatted_20_Text">\vref MRK.16:1</text:p>
      <text:p text:style-name="Preformatted_20_Text">\v 1</text:p>
      <text:p text:style-name="Preformatted_20_Text">\vt சபாத்‍து நாளு முடுந்த பறகெ மகதலேன மரியாளுமு யாக்கோபுது அக்கெ மரியாளுமு, சலோமி இவரெல்லா ஏசுது ஒடாம்புக்கெ புசுகாக்கு வாசெனெ பொருளுனெ வாங்கினாரு.</text:p>
      <text:p text:style-name="Preformatted_20_Text">\vref MRK.16:2</text:p>
      <text:p text:style-name="Preformatted_20_Text">\v 2</text:p>
      <text:p text:style-name="Preformatted_20_Text">\vt வாரத்தி மொதலு நாளு வெடிய காலமெ பொது <text:s/>பொடிக்க நேரத்தி கொப்பெக்கெ போனாரு.</text:p>
      <text:p text:style-name="Preformatted_20_Text">\vref MRK.16:3</text:p>
      <text:p text:style-name="Preformatted_20_Text">\v 3</text:p>
      <text:p text:style-name="Preformatted_20_Text">\vt ''கொப்பெ வாசத்தி இருக்க கல்லுனெ ஆரு பறாட்டுவாரு-ந்து அவாரு ஒருத்தருக்கு ஒருத்த கேட்டுகுண்டாரு.</text:p>
      <text:p text:style-name="Preformatted_20_Text">\vref MRK.16:4</text:p>
      <text:p text:style-name="Preformatted_20_Text">\v 4</text:p>
      <text:p text:style-name="Preformatted_20_Text">\vt அது பெ/ல்ல கல்லா கடாந்துது. ஆனா அவரு நிமுந்து உத்து கொப்பெனெ பாக்காக்குள்ளெ கல்லுனெ பறாட்டியிருக்கதெ கண்டாரு.</text:p>
      <text:p text:style-name="Preformatted_20_Text">\vref MRK.16:5</text:p>
      <text:p text:style-name="Preformatted_20_Text">\v 5</text:p>
      <text:p text:style-name="Preformatted_20_Text">\vt அவாரு கொப்பெக்குள்ளெ போயி பக்காக்குள்ளெ வெள்ளெ துணி போட்ட ஒரு வூன வல பக்கத்தி இருந்ததெ பாத்து அஞ்சினாரு.</text:p>
      <text:p text:style-name="Preformatted_20_Text"><text:soft-page-break/>\vref MRK.16:6</text:p>
      <text:p text:style-name="Preformatted_20_Text">\v 6</text:p>
      <text:p text:style-name="Preformatted_20_Text">\vt ஆ வூன அவாரெ பாத்து <text:s/>அஞ்சவாண்டிதி சிலுவெக்கெ அரெந்த நாசரேத்து ஊருக்கே சேந்த ஏசுனெ பராக்கிதியா அவ உசுரேந்துத்த அவ ஈங்கு இல்லெ, இதுதெ ஏசுனெ வெத்துருந்த அட.</text:p>
      <text:p text:style-name="Preformatted_20_Text">\vref MRK.16:7</text:p>
      <text:p text:style-name="Preformatted_20_Text">\v 7</text:p>
      <text:p text:style-name="Preformatted_20_Text">\vt நீவிரி பறப்பட்டு போயி, பேதுருக்கெமு சிஷியருக்கெமு ஏசு நிமுக்கு முந்துக்கு கலிலேயா-ங்க <text:s/>நாடுக்கெ போக அவ நிமுக்கெ சொன்ன மாதிரி ஆங்கு நீவிரி பாப்பிதி-ந்து சொல்லீ-ந்து சொன்ன .</text:p>
      <text:p text:style-name="Preformatted_20_Text">\vref MRK.16:8</text:p>
      <text:p text:style-name="Preformatted_20_Text">\v 8</text:p>
      <text:p text:style-name="Preformatted_20_Text">\vt அவாரு கொப்பெதிருந்து வெளியெ வந்து ஒடுகாக்கு தொவங்கினாரு <text:s/>அவாரு அஞ்சி இருந்ததுனாலெ ஆருக்கெமு ஒந்துமே சொல்லாதெ போனாரு.</text:p>
      <text:p text:style-name="Preformatted_20_Text">\vref MRK.16:9</text:p>
      <text:p text:style-name="Preformatted_20_Text">\v 9</text:p>
      <text:p text:style-name="Preformatted_20_Text">\vt வாரத்தி மொதலு நாளு ஏசு உசுரோடே ஏந்த பறகெ. அவ மொதலு மகதலேனா மரியாளுக்கெ மொதலு காட்டின.</text:p>
      <text:p text:style-name="Preformatted_20_Text">\vref MRK.16:10</text:p>
      <text:p text:style-name="Preformatted_20_Text">\v 10</text:p>
      <text:p text:style-name="Preformatted_20_Text">\vt அவாள்திருந்து ஏசு ஏழு பேயினெ முடிக்கியிருந்த அவா பறப்பட்டு போயி ஏசுவோடெ இருந்தவருக்கெ சொன்ன. அவாரு சங்கடத்தோடெ எத்/துகுண்டு இருந்தாரு.</text:p>
      <text:p text:style-name="Preformatted_20_Text">\vref MRK.16:11</text:p>
      <text:p text:style-name="Preformatted_20_Text">\v 11</text:p>
      <text:p text:style-name="Preformatted_20_Text">\vt ஏசு உசுரோடெ இருக்காந்துமு மரியாளு அவனெ நானு பாத்தே-ந்து சொல்லுகாக்குள்ளெ அவாரு நம்பலெ.</text:p>
      <text:p text:style-name="Preformatted_20_Text">\vref MRK.16:12</text:p>
      <text:p text:style-name="Preformatted_20_Text">\v 12</text:p>
      <text:p text:style-name="Preformatted_20_Text">\vt அதுக்கு பறகெ அவார்த்தி ரண்டாளு ஒரு ஊருக்கெ நடந்து போகபோது அவாருக்கு வேரெ உருவத்தி தெருந்த.</text:p>
      <text:p text:style-name="Preformatted_20_Text">\vref MRK.16:13</text:p>
      <text:p text:style-name="Preformatted_20_Text">\v 13</text:p>
      <text:p text:style-name="Preformatted_20_Text">\vt அவாரு போயி அதெ மத்தவருக்கெ <text:s/>சொன்னாரு: அவரெமு அவாரு நம்பலெ.</text:p>
      <text:p text:style-name="Preformatted_20_Text">\vref MRK.16:14</text:p>
      <text:p text:style-name="Preformatted_20_Text">\v 14</text:p>
      <text:p text:style-name="Preformatted_20_Text">\vt அதுக்கு பறகெ பதினோராளுமு பந்திதி குக்கியிருக்காக்குள்ளெ சிஷியருக்கு ஏசு தெருந்த. உசுரொடெ ஏசுனெ பாத்தவரு சொன்னதெ நம்பாதெ அவநம்பிக்கெனெமு அவார்த்து கடின மனசெமு கண்டு அவரெ பணங்கின.</text:p>
      <text:p text:style-name="Preformatted_20_Text">\vref MRK.16:15</text:p>
      <text:p text:style-name="Preformatted_20_Text">\v 15</text:p>
      <text:p text:style-name="Preformatted_20_Text">\vt பறகெ அவ அவரெ பாத்து, நீவிரி லோக முச்சுற போயி, எல்லா ஜனத்துக்குமு நல்லசேதினெ சொல்லி.</text:p>
      <text:p text:style-name="Preformatted_20_Text">\vref MRK.16:16</text:p>
      <text:p text:style-name="Preformatted_20_Text">\v 16</text:p>
      <text:p text:style-name="Preformatted_20_Text">\vt நம்பிக்கெ வெத்து திருமுளுக்கு எடுக்கவரு மீட்கபடுவாரு நமபிக்கெ இல்லாத்தவரு தெண்டனெக்கு ஆளாவரு.</text:p>
      <text:p text:style-name="Preformatted_20_Text">\vref MRK.16:17</text:p>
      <text:p text:style-name="Preformatted_20_Text">\v 17</text:p>
      <text:p text:style-name="Preformatted_20_Text">\vt நம்புகவருனாலெ நடக்க அதிசயக எனாது-ந்த எத்து பேருனாலெ பேயிகளெ முடுக்குவாரு: புது பாசெனெ பேசுவாரு.</text:p>
      <text:p text:style-name="Preformatted_20_Text">\vref MRK.16:18</text:p>
      <text:p text:style-name="Preformatted_20_Text">\v 18</text:p>
      <text:p text:style-name="Preformatted_20_Text">\vt பாம்புனெ புடிப்பாரு, வெசத்தெ குடித்தாலுமு அவாரு சாக மாட்டாரு. நோவுகாரருக்கெ கெய்யெ வெத்த சொக ஆவாரு-ந்து சொன்ன.</text:p>
      <text:p text:style-name="Preformatted_20_Text">\vref MRK.16:19</text:p>
      <text:p text:style-name="Preformatted_20_Text">\v 19</text:p>
      <text:p text:style-name="Preformatted_20_Text">\vt இச்ச அவரோடெ பேசின பறகெ, ஏசு மேலோகக்கெ போயி கடவுளுது வல பக்க குக்கின.</text:p>
      <text:p text:style-name="Preformatted_20_Text">\vref MRK.16:20</text:p>
      <text:p text:style-name="Preformatted_20_Text">\v 20</text:p>
      <text:p text:style-name="Preformatted_20_Text">\vt அவாரு பறப்பட்டு போயி எல்லா அடத்துக்கெமு நல்ல சேதினெ சொன்னாரு. கடவுளுமு அவரோடெ இருந்து அதிசயங்‍க செத, அடயாளங்‍களாலெ அவாருத்து வாக்குனெமு உறுதிபடுத்தி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atha" svg:font-family="Latha"/>
    <style:font-face style:name="Tahoma1" svg:font-family="Tahoma"/>
    <style:font-face style:name="Doulos SIL" svg:font-family="'Doulos SIL'" style:font-adornments="Regular" style:font-pitch="variable"/>
    <style:font-face style:name="Kartika" svg:font-family="Kartik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ta" fo:country="IN" style:font-size-asian="12pt" style:language-asian="ta" style:country-asian="IN" style:font-size-complex="12pt" style:language-complex="ta" style:country-complex="IN"/>
    </style:default-style>
    <style:default-style style:family="paragraph">
      <style:paragraph-properties fo:hyphenation-ladder-count="no-limit" style:text-autospace="ideograph-alpha" style:punctuation-wrap="hanging" style:line-break="strict" style:tab-stop-distance="0.9902in" style:writing-mode="page"/>
      <style:text-properties style:use-window-font-color="true" style:font-name="Times New Roman" fo:font-size="12pt" fo:language="ta" fo:country="IN" style:font-name-asian="SimSun" style:font-size-asian="12pt" style:language-asian="ta" style:country-asian="IN" style:font-name-complex="Tahoma" style:font-size-complex="12pt" style:language-complex="ta"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Latha" fo:font-size="10pt" style:font-name-asian="Latha" style:font-size-asian="10pt" style:font-name-complex="Latha" style:font-size-complex="10pt"/>
    </style:style>
    <style:style style:name="Malayalam" style:family="paragraph" style:parent-style-name="Preformatted_20_Text">
      <style:text-properties style:font-name="Kartika" fo:font-size="12pt" style:font-name-complex="Kartika" style:font-size-complex="12pt" style:language-complex="ml" style:country-complex="IN"/>
    </style:style>
    <style:style style:name="IPA" style:family="paragraph" style:parent-style-name="Preformatted_20_Text">
      <style:text-properties style:font-name="Doulos SIL" fo:language="en" fo:country="US" style:font-name-complex="Doulos SIL"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2-21T15:34:56</dc:date>
    <dc:creator>Jim Kornelsen</dc:creator>
    <meta:generator>LibreOffice/3.4$Linux LibreOffice_project/340m1$Build-402</meta:generator>
    <meta:editing-duration>PT3M56S</meta:editing-duration>
    <meta:editing-cycles>4</meta:editing-cycles>
    <meta:document-statistic meta:table-count="0" meta:image-count="0" meta:object-count="0" meta:page-count="47" meta:paragraph-count="2087" meta:word-count="14037" meta:character-count="101737" meta:non-whitespace-character-count="89660"/>
  </office:meta>
</office:document-meta>
</file>